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1.722cm"/>
    </style:style>
    <style:style style:name="co3" style:family="table-column">
      <style:table-column-properties fo:break-before="auto" style:column-width="1.898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0.843cm"/>
    </style:style>
    <style:style style:name="co6" style:family="table-column">
      <style:table-column-properties fo:break-before="auto" style:column-width="2.425cm"/>
    </style:style>
    <style:style style:name="co7" style:family="table-column">
      <style:table-column-properties fo:break-before="auto" style:column-width="1.02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492cm"/>
    </style:style>
    <style:style style:name="co10" style:family="table-column">
      <style:table-column-properties fo:break-before="auto" style:column-width="1.547cm"/>
    </style:style>
    <style:style style:name="co14" style:family="table-column">
      <style:table-column-properties fo:break-before="auto" style:column-width="14cm"/>
    </style:style>
    <style:style style:name="co12" style:family="table-column">
      <style:table-column-properties fo:break-before="auto" style:column-width="1.658cm"/>
    </style:style>
    <style:style style:name="co13" style:family="table-column">
      <style:table-column-properties fo:break-before="auto" style:column-width="24.049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5" style:family="table-cell" style:parent-style-name="Default" style:data-style-name="N134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  <style:style style:name="ce16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17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8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9" style:family="table-cell" style:parent-style-name="Default" style:data-style-name="N0">
      <style:table-cell-properties fo:background-color="#ffffcc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3333ff" style:font-name="Consolas" fo:font-size="8.5pt" fo:font-weight="normal" style:font-size-asian="8.5pt" style:font-weight-asian="normal" style:font-size-complex="8.5pt" style:font-weight-complex="normal"/>
    </style:style>
    <style:style style:name="ce23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24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7" style:family="table-cell" style:parent-style-name="Default" style:data-style-name="N60">
      <style:table-cell-properties fo:background-color="#ffff99" style:text-align-source="fix" style:repeat-content="false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2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3333ff" style:font-name="Consolas" fo:font-size="8.5pt" style:text-underline-style="solid" style:text-underline-width="auto" style:text-underline-color="font-color" fo:font-weight="normal" style:font-size-asian="8.5pt" style:font-weight-asian="normal" style:font-size-complex="8.5pt" style:font-weight-complex="normal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3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30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  <style:text-properties fo:color="#ff3333" style:font-name="Consolas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3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3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3333ff" style:font-name="Consolas" fo:font-size="8.5pt" fo:font-weight="normal" style:font-size-asian="8.5pt" style:font-weight-asian="normal" style:font-size-complex="8.5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37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38" style:family="table-cell" style:parent-style-name="Default" style:data-style-name="N113"/>
    <style:style style:name="ce39" style:family="table-cell" style:parent-style-name="Default" style:data-style-name="N146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2" style:family="table-cell" style:parent-style-name="Default" style:data-style-name="N13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8.5pt" style:font-size-asian="8.5pt" style:font-size-complex="8.5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5" style:family="table-cell" style:parent-style-name="Default" style:data-style-name="N110">
      <style:table-cell-properties fo:background-color="#ccffff" style:text-align-source="fix" style:repeat-content="false"/>
      <style:paragraph-properties fo:text-align="end" fo:margin-left="0cm"/>
      <style:text-properties fo:color="#3333ff" style:font-name="Consolas" fo:font-size="8.5pt" fo:font-weight="normal" style:font-size-asian="8.5pt" style:font-weight-asian="normal" style:font-size-complex="8.5pt" style:font-weight-complex="normal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2" style:family="table-cell" style:parent-style-name="Default"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7pt" fo:font-weight="normal" style:font-size-asian="7pt" style:font-weight-asian="normal" style:font-size-complex="7pt" style:font-weight-complex="normal"/>
    </style:style>
    <style:style style:name="ce62" style:family="table-cell" style:parent-style-name="Default" style:data-style-name="N149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63" style:family="table-cell" style:parent-style-name="Default" style:data-style-name="N149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3" style:family="table-cell" style:parent-style-name="Default" style:data-style-name="N146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  <style:style style:name="ce54" style:family="table-cell" style:parent-style-name="Default" style:data-style-name="N131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5" style:family="table-cell" style:parent-style-name="Default" style:data-style-name="N13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</office:automatic-styles>
  <office:body>
    <office:spreadsheet>
      <table:table table:name="VDP Wait Calculator for OCM" table:style-name="ta1" table:print="false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6" table:default-cell-style-name="ce1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3" table:default-cell-style-name="ce33"/>
        <table:table-column table:style-name="co10" table:default-cell-style-name="ce18"/>
        <table:table-column table:style-name="co4" table:number-columns-repeated="3" table:default-cell-style-name="ce33"/>
        <table:table-column table:style-name="co3" table:default-cell-style-name="ce9"/>
        <table:table-column table:style-name="co1" table:default-cell-style-name="ce7"/>
        <table:table-column table:style-name="co14" table:default-cell-style-name="ce44"/>
        <table:table-column table:style-name="co12" table:number-columns-repeated="3" table:default-cell-style-name="ce44"/>
        <table:table-column table:style-name="co12" table:number-columns-repeated="983" table:default-cell-style-name="ce7"/>
        <table:table-column table:style-name="co12" table:number-columns-repeated="18" table:default-cell-style-name="Default"/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1"/>
          <table:covered-table-cell table:number-columns-repeated="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50Hz</text:p>
          </table:table-cell>
          <table:covered-table-cell table:number-columns-repeated="2" table:style-name="ce8"/>
          <table:covered-table-cell table:style-name="ce13"/>
          <table:covered-table-cell table:number-columns-repeated="5" table:style-name="ce20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13"/>
          <table:table-cell table:style-name="ce3"/>
          <table:table-cell table:style-name="ce45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style-name="ce45" table:number-columns-repeated="3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table:style-name="ce9" office:value-type="string">
            <text:p>accuracy</text:p>
          </table:table-cell>
          <table:table-cell table:style-name="ce9" office:value-type="string">
            <text:p>bytes/int</text:p>
          </table:table-cell>
          <table:table-cell table:style-name="ce9"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1" office:value-type="string">
            <text:p>result (hex)</text:p>
          </table:table-cell>
          <table:table-cell table:style-name="ce32" office:value-type="string">
            <text:p>cmd</text:p>
          </table:table-cell>
          <table:table-cell table:style-name="ce32" office:value-type="string">
            <text:p>&amp;h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0]*[.C10]/[.B10]/4)*4+128;4)" office:value-type="string" office:string-value="19E4">
            <text:p>19E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style-name="ce46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]*[.D6]"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3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]*([.D7]+[.E7])" office:value-type="float" office:value="1696">
            <text:p>1696</text:p>
          </table:table-cell>
          <table:table-cell office:value-type="float" office:value="106">
            <text:p>106</text:p>
          </table:table-cell>
          <table:table-cell table:style-name="ce15" office:value-type="float" office:value="0">
            <text:p>-</text:p>
          </table:table-cell>
          <table:table-cell table:style-name="ce24" table:formula="of:=IF([.$B$48]=&quot;(fast LMMV = yes)&quot;;&quot;8000&quot;;DEC2HEX(INT(4096/[.N7]*[.C7]/[.B7]/4)*4;4))" office:value-type="string" office:string-value="8000">
            <text:p>8000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formula="of:=AVERAGE([.K7:.M7];[.O7:.Q7])*[.R7]" office:value-type="float" office:value="99.8802666666667">
            <text:p>99,9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-- Sprite On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]*([.D8]+[.E8])" office:value-type="float" office:value="1232">
            <text:p>1232</text:p>
          </table:table-cell>
          <table:table-cell office:value-type="float" office:value="77">
            <text:p>7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]*[.C8]/[.B8]/4)*4;4)" office:value-type="string" office:string-value="1288">
            <text:p>1288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8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AVERAGE([.K8:.M8];[.O8:.Q8])*[.R8]" office:value-type="float" office:value="66.4743666666667">
            <text:p>66,5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]*([.D9]+[.E9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]*[.C9]/[.B9]/4)*4;4)" office:value-type="string" office:string-value="119C">
            <text:p>119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9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7]" office:value-type="float" office:value="49">
            <text:p>49</text:p>
          </table:table-cell>
          <table:table-cell table:style-name="ce35" table:formula="of:=[.L7]" office:value-type="float" office:value="68">
            <text:p>68</text:p>
          </table:table-cell>
          <table:table-cell table:style-name="ce35" table:formula="of:=[.M7]" office:value-type="float" office:value="86">
            <text:p>86</text:p>
          </table:table-cell>
          <table:table-cell table:formula="of:=AVERAGE([.K9:.M9];[.O9:.Q9])*[.R9]" office:value-type="float" office:value="99.8802666666667">
            <text:p>99,9</text:p>
          </table:table-cell>
          <table:table-cell table:style-name="ce35" table:formula="of:=[.O7]" office:value-type="float" office:value="111">
            <text:p>111</text:p>
          </table:table-cell>
          <table:table-cell table:style-name="ce35" table:formula="of:=[.P7]" office:value-type="float" office:value="130">
            <text:p>130</text:p>
          </table:table-cell>
          <table:table-cell table:style-name="ce35" table:formula="of:=[.Q7]" office:value-type="float" office:value="148">
            <text:p>148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5];&quot;&quot;&quot;&quot;;&quot;, X&quot;;&quot;&quot;&quot;&quot;;[.F6];&quot;&quot;&quot;&quot;;&quot;,&quot;)" office:value-type="string" office:string-value="        X&quot;8000&quot;, X&quot;8000&quot;, X&quot;8000&quot;, X&quot;8000&quot;, X&quot;8000&quot;, X&quot;8000&quot;, X&quot;19E4&quot;, X&quot;0F30&quot;,">
            <text:p><text:s text:c="8"/>X"8000", X"8000", X"8000", X"8000", X"8000", X"8000", X"19E4", X"0F3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0]*([.D10]+[.E10])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0]*[.C10]/[.B10]/4)*4;4)" office:value-type="string" office:string-value="1964">
            <text:p>196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1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7]" office:value-type="float" office:value="49">
            <text:p>49</text:p>
          </table:table-cell>
          <table:table-cell table:style-name="ce35" table:formula="of:=[.L7]" office:value-type="float" office:value="68">
            <text:p>68</text:p>
          </table:table-cell>
          <table:table-cell table:style-name="ce35" table:formula="of:=[.M7]" office:value-type="float" office:value="86">
            <text:p>86</text:p>
          </table:table-cell>
          <table:table-cell table:formula="of:=AVERAGE([.K10:.M10];[.O10:.Q10])*[.R10]" office:value-type="float" office:value="69.2936">
            <text:p>69,3</text:p>
          </table:table-cell>
          <table:table-cell table:style-name="ce35" table:formula="of:=[.O7]" office:value-type="float" office:value="111">
            <text:p>111</text:p>
          </table:table-cell>
          <table:table-cell table:style-name="ce35" table:formula="of:=[.P7]" office:value-type="float" office:value="130">
            <text:p>130</text:p>
          </table:table-cell>
          <table:table-cell table:style-name="ce35" table:formula="of:=[.Q7]" office:value-type="float" office:value="148">
            <text:p>148</text:p>
          </table:table-cell>
          <table:table-cell table:style-name="ce63" office:value-type="float" office:value="0.7023">
            <text:p>0,7023</text:p>
          </table:table-cell>
          <table:table-cell table:style-name="ce2"/>
          <table:table-cell table:formula="of:=CONCATENATE(&quot;        X&quot;;&quot;&quot;&quot;&quot;;[.F7];&quot;&quot;&quot;&quot;;&quot;, X&quot;;&quot;&quot;&quot;&quot;;[.F8];&quot;&quot;&quot;&quot;;&quot;, X&quot;;&quot;&quot;&quot;&quot;;&quot;8000&quot;;&quot;&quot;&quot;&quot;;&quot;, X&quot;;&quot;&quot;&quot;&quot;;&quot;8000&quot;;&quot;&quot;&quot;&quot;;&quot;, X&quot;;&quot;&quot;&quot;&quot;;[.F9];&quot;&quot;&quot;&quot;;&quot;, X&quot;;&quot;&quot;&quot;&quot;;[.F10];&quot;&quot;&quot;&quot;;&quot;, X&quot;;&quot;&quot;&quot;&quot;;[.F11];&quot;&quot;&quot;&quot;;&quot;, X&quot;;&quot;&quot;&quot;&quot;;&quot;8000&quot;;&quot;&quot;&quot;&quot;)" office:value-type="string" office:string-value="        X&quot;8000&quot;, X&quot;1288&quot;, X&quot;8000&quot;, X&quot;8000&quot;, X&quot;119C&quot;, X&quot;1964&quot;, X&quot;1590&quot;, X&quot;8000&quot;">
            <text:p><text:s text:c="8"/>X"8000", X"1288", X"8000", X"8000", X"119C", X"1964", X"1590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1]*([.D11]+[.E11])" office:value-type="float" office:value="4192">
            <text:p>4192</text:p>
          </table:table-cell>
          <table:table-cell office:value-type="float" office:value="131">
            <text:p>13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1]*[.C11]/[.B11]/4)*4;4)" office:value-type="string" office:string-value="1590">
            <text:p>1590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11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formula="of:=AVERAGE([.K11:.M11];[.O11:.Q11])*[.R11]" office:value-type="float" office:value="97.1808">
            <text:p>97,2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9]*[.C19]/[.B19]/4)*4+128;4)" office:value-type="string" office:string-value="18C8">
            <text:p>18C8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5]*[.D15]" office:value-type="float" office:value="4128">
            <text:p>4128</text:p>
          </table:table-cell>
          <table:table-cell office:value-type="float" office:value="129">
            <text:p>129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E8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6]*([.D16]+[.E16])" office:value-type="float" office:value="1728">
            <text:p>1728</text:p>
          </table:table-cell>
          <table:table-cell office:value-type="float" office:value="108">
            <text:p>108</text:p>
          </table:table-cell>
          <table:table-cell table:style-name="ce15" office:value-type="float" office:value="0">
            <text:p>-</text:p>
          </table:table-cell>
          <table:table-cell table:style-name="ce24" table:formula="of:=IF([.$B$48]=&quot;(fast LMMV = yes)&quot;;&quot;8000&quot;;DEC2HEX(INT(4096/[.N16]*[.C16]/[.B16]/4)*4;4))" office:value-type="string" office:string-value="8000">
            <text:p>8000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1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16:.M16];[.O16:.Q16])*[.R16]" office:value-type="float" office:value="107.3038">
            <text:p>107,3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-- Sprite On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7]*([.D17]+[.E17])" office:value-type="float" office:value="1264">
            <text:p>1264</text:p>
          </table:table-cell>
          <table:table-cell office:value-type="float" office:value="79">
            <text:p>7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7]*[.C17]/[.B17]/4)*4;4)" office:value-type="string" office:string-value="11B4">
            <text:p>11B4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1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table:formula="of:=AVERAGE([.K17:.M17];[.O17:.Q17])*[.R17]" office:value-type="float" office:value="71.36715">
            <text:p>71,4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18]*([.D18]+[.E18])" office:value-type="float" office:value="7168">
            <text:p>7168</text:p>
          </table:table-cell>
          <table:table-cell office:value-type="float" office:value="112">
            <text:p>11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8]*[.C18]/[.B18]/4)*4;4)" office:value-type="string" office:string-value="10B0">
            <text:p>10B0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18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16]" office:value-type="float" office:value="53">
            <text:p>53</text:p>
          </table:table-cell>
          <table:table-cell table:style-name="ce35" table:formula="of:=[.L16]" office:value-type="float" office:value="73">
            <text:p>73</text:p>
          </table:table-cell>
          <table:table-cell table:style-name="ce35" table:formula="of:=[.M16]" office:value-type="float" office:value="93">
            <text:p>93</text:p>
          </table:table-cell>
          <table:table-cell table:formula="of:=AVERAGE([.K18:.M18];[.O18:.Q18])*[.R18]" office:value-type="float" office:value="107.3038">
            <text:p>107,3</text:p>
          </table:table-cell>
          <table:table-cell table:style-name="ce35" table:formula="of:=[.O16]" office:value-type="float" office:value="119">
            <text:p>119</text:p>
          </table:table-cell>
          <table:table-cell table:style-name="ce35" table:formula="of:=[.P16]" office:value-type="float" office:value="139">
            <text:p>139</text:p>
          </table:table-cell>
          <table:table-cell table:style-name="ce35" table:formula="of:=[.Q16]" office:value-type="float" office:value="159">
            <text:p>159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14];&quot;&quot;&quot;&quot;;&quot;, X&quot;;&quot;&quot;&quot;&quot;;[.F15];&quot;&quot;&quot;&quot;;&quot;,&quot;)" office:value-type="string" office:string-value="        X&quot;8000&quot;, X&quot;8000&quot;, X&quot;8000&quot;, X&quot;8000&quot;, X&quot;8000&quot;, X&quot;8000&quot;, X&quot;18C8&quot;, X&quot;0E80&quot;,">
            <text:p><text:s text:c="8"/>X"8000", X"8000", X"8000", X"8000", X"8000", X"8000", X"18C8", X"0E8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9]*([.D19]+[.E19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9]*[.C19]/[.B19]/4)*4;4)" office:value-type="string" office:string-value="1848">
            <text:p>1848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1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16]" office:value-type="float" office:value="53">
            <text:p>53</text:p>
          </table:table-cell>
          <table:table-cell table:style-name="ce35" table:formula="of:=[.L16]" office:value-type="float" office:value="73">
            <text:p>73</text:p>
          </table:table-cell>
          <table:table-cell table:style-name="ce35" table:formula="of:=[.M16]" office:value-type="float" office:value="93">
            <text:p>93</text:p>
          </table:table-cell>
          <table:table-cell table:formula="of:=AVERAGE([.K19:.M19];[.O19:.Q19])*[.R19]" office:value-type="float" office:value="74.4438">
            <text:p>74,4</text:p>
          </table:table-cell>
          <table:table-cell table:style-name="ce35" table:formula="of:=[.O16]" office:value-type="float" office:value="119">
            <text:p>119</text:p>
          </table:table-cell>
          <table:table-cell table:style-name="ce35" table:formula="of:=[.P16]" office:value-type="float" office:value="139">
            <text:p>139</text:p>
          </table:table-cell>
          <table:table-cell table:style-name="ce35" table:formula="of:=[.Q16]" office:value-type="float" office:value="159">
            <text:p>159</text:p>
          </table:table-cell>
          <table:table-cell table:style-name="ce63" office:value-type="float" office:value="0.7023">
            <text:p>0,7023</text:p>
          </table:table-cell>
          <table:table-cell table:style-name="ce2"/>
          <table:table-cell table:formula="of:=CONCATENATE(&quot;        X&quot;;&quot;&quot;&quot;&quot;;[.F16];&quot;&quot;&quot;&quot;;&quot;, X&quot;;&quot;&quot;&quot;&quot;;[.F17];&quot;&quot;&quot;&quot;;&quot;, X&quot;;&quot;&quot;&quot;&quot;;&quot;8000&quot;;&quot;&quot;&quot;&quot;;&quot;, X&quot;;&quot;&quot;&quot;&quot;;&quot;8000&quot;;&quot;&quot;&quot;&quot;;&quot;, X&quot;;&quot;&quot;&quot;&quot;;[.F18];&quot;&quot;&quot;&quot;;&quot;, X&quot;;&quot;&quot;&quot;&quot;;[.F19];&quot;&quot;&quot;&quot;;&quot;, X&quot;;&quot;&quot;&quot;&quot;;[.F20];&quot;&quot;&quot;&quot;;&quot;, X&quot;;&quot;&quot;&quot;&quot;;&quot;8000&quot;;&quot;&quot;&quot;&quot;)" office:value-type="string" office:string-value="        X&quot;8000&quot;, X&quot;11B4&quot;, X&quot;8000&quot;, X&quot;8000&quot;, X&quot;10B0&quot;, X&quot;1848&quot;, X&quot;1514&quot;, X&quot;8000&quot;">
            <text:p><text:s text:c="8"/>X"8000", X"11B4", X"8000", X"8000", X"10B0", X"1848", X"1514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0]*([.D20]+[.E20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0]*[.C20]/[.B20]/4)*4;4)" office:value-type="string" office:string-value="1514">
            <text:p>1514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2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AVERAGE([.K20:.M20];[.O20:.Q20])*[.R20]" office:value-type="float" office:value="103.929466666667">
            <text:p>103,9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5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28]*[.C28]/[.B28]/4)*4+128;4)" office:value-type="string" office:string-value="1678">
            <text:p>1678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4]*[.D24]" office:value-type="float" office:value="4224">
            <text:p>4224</text:p>
          </table:table-cell>
          <table:table-cell office:value-type="float" office:value="132">
            <text:p>132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1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5]*([.D25]+[.E25])" office:value-type="float" office:value="1840">
            <text:p>184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IF([.$B$48]=&quot;(fast LMMV = yes)&quot;;&quot;8000&quot;;DEC2HEX(INT(4096/[.N25]*[.C25]/[.B25]/4)*4;4))" office:value-type="string" office:string-value="8000">
            <text:p>8000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2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table:formula="of:=AVERAGE([.K25:.M25];[.O25:.Q25])*[.R25]" office:value-type="float" office:value="142.7343">
            <text:p>142,7</text:p>
          </table:table-cell>
          <table:table-cell office:value-type="float" office:value="159">
            <text:p>159</text:p>
          </table:table-cell>
          <table:table-cell office:value-type="float" office:value="185">
            <text:p>185</text:p>
          </table:table-cell>
          <table:table-cell office:value-type="float" office:value="212">
            <text:p>212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-- Sprite Off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6]*([.D26]+[.E26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6]*[.C26]/[.B26]/4)*4;4)" office:value-type="string" office:string-value="10AC">
            <text:p>10AC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2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formula="of:=AVERAGE([.K26:.M26];[.O26:.Q26])*[.R26]" office:value-type="float" office:value="94.9874833333333">
            <text:p>95,0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27]*([.D27]+[.E27])" office:value-type="float" office:value="7232">
            <text:p>7232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7]*[.C27]/[.B27]/4)*4;4)" office:value-type="string" office:string-value="0CA8">
            <text:p>0CA8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27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25]" office:value-type="float" office:value="70">
            <text:p>70</text:p>
          </table:table-cell>
          <table:table-cell table:style-name="ce35" table:formula="of:=[.L25]" office:value-type="float" office:value="97">
            <text:p>97</text:p>
          </table:table-cell>
          <table:table-cell table:style-name="ce35" table:formula="of:=[.M25]" office:value-type="float" office:value="123">
            <text:p>123</text:p>
          </table:table-cell>
          <table:table-cell table:formula="of:=AVERAGE([.K27:.M27];[.O27:.Q27])*[.R27]" office:value-type="float" office:value="142.7343">
            <text:p>142,7</text:p>
          </table:table-cell>
          <table:table-cell table:style-name="ce35" table:formula="of:=[.O25]" office:value-type="float" office:value="159">
            <text:p>159</text:p>
          </table:table-cell>
          <table:table-cell table:style-name="ce35" table:formula="of:=[.P25]" office:value-type="float" office:value="185">
            <text:p>185</text:p>
          </table:table-cell>
          <table:table-cell table:style-name="ce35" table:formula="of:=[.Q25]" office:value-type="float" office:value="212">
            <text:p>212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23];&quot;&quot;&quot;&quot;;&quot;, X&quot;;&quot;&quot;&quot;&quot;;[.F24];&quot;&quot;&quot;&quot;;&quot;,&quot;)" office:value-type="string" office:string-value="        X&quot;8000&quot;, X&quot;8000&quot;, X&quot;8000&quot;, X&quot;8000&quot;, X&quot;8000&quot;, X&quot;8000&quot;, X&quot;1678&quot;, X&quot;0A10&quot;,">
            <text:p><text:s text:c="8"/>X"8000", X"8000", X"8000", X"8000", X"8000", X"8000", X"1678", X"0A1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8]*([.D28]+[.E28])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8]*[.C28]/[.B28]/4)*4;4)" office:value-type="string" office:string-value="15F8">
            <text:p>15F8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2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25]" office:value-type="float" office:value="70">
            <text:p>70</text:p>
          </table:table-cell>
          <table:table-cell table:style-name="ce35" table:formula="of:=[.L25]" office:value-type="float" office:value="97">
            <text:p>97</text:p>
          </table:table-cell>
          <table:table-cell table:style-name="ce35" table:formula="of:=[.M25]" office:value-type="float" office:value="123">
            <text:p>123</text:p>
          </table:table-cell>
          <table:table-cell table:formula="of:=AVERAGE([.K28:.M28];[.O28:.Q28])*[.R28]" office:value-type="float" office:value="99.0243">
            <text:p>99,0</text:p>
          </table:table-cell>
          <table:table-cell table:style-name="ce35" table:formula="of:=[.O25]" office:value-type="float" office:value="159">
            <text:p>159</text:p>
          </table:table-cell>
          <table:table-cell table:style-name="ce35" table:formula="of:=[.P25]" office:value-type="float" office:value="185">
            <text:p>185</text:p>
          </table:table-cell>
          <table:table-cell table:style-name="ce35" table:formula="of:=[.Q25]" office:value-type="float" office:value="212">
            <text:p>212</text:p>
          </table:table-cell>
          <table:table-cell table:style-name="ce63" office:value-type="float" office:value="0.7023">
            <text:p>0,7023</text:p>
          </table:table-cell>
          <table:table-cell table:style-name="ce2"/>
          <table:table-cell table:formula="of:=CONCATENATE(&quot;        X&quot;;&quot;&quot;&quot;&quot;;[.F25];&quot;&quot;&quot;&quot;;&quot;, X&quot;;&quot;&quot;&quot;&quot;;[.F26];&quot;&quot;&quot;&quot;;&quot;, X&quot;;&quot;&quot;&quot;&quot;;&quot;8000&quot;;&quot;&quot;&quot;&quot;;&quot;, X&quot;;&quot;&quot;&quot;&quot;;&quot;8000&quot;;&quot;&quot;&quot;&quot;;&quot;, X&quot;;&quot;&quot;&quot;&quot;;[.F27];&quot;&quot;&quot;&quot;;&quot;, X&quot;;&quot;&quot;&quot;&quot;;[.F28];&quot;&quot;&quot;&quot;;&quot;, X&quot;;&quot;&quot;&quot;&quot;;[.F29];&quot;&quot;&quot;&quot;;&quot;, X&quot;;&quot;&quot;&quot;&quot;;&quot;8000&quot;;&quot;&quot;&quot;&quot;)" office:value-type="string" office:string-value="        X&quot;8000&quot;, X&quot;10AC&quot;, X&quot;8000&quot;, X&quot;8000&quot;, X&quot;0CA8&quot;, X&quot;15F8&quot;, X&quot;1520&quot;, X&quot;8000&quot;">
            <text:p><text:s text:c="8"/>X"8000", X"10AC", X"8000", X"8000", X"0CA8", X"15F8", X"1520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9]*([.D29]+[.E29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9]*[.C29]/[.B29]/4)*4;4)" office:value-type="string" office:string-value="1520">
            <text:p>1520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2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table:formula="of:=AVERAGE([.K29:.M29];[.O29:.Q29])*[.R29]" office:value-type="float" office:value="138.516383333333">
            <text:p>138,5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37]*[.C37]/[.B37]/4)*4+128;4)" office:value-type="string" office:string-value="15B8">
            <text:p>15B8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3]*[.D33]" office:value-type="float" office:value="4256">
            <text:p>4256</text:p>
          </table:table-cell>
          <table:table-cell office:value-type="float" office:value="133">
            <text:p>133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0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4]*([.D34]+[.E34])" office:value-type="float" office:value="1856">
            <text:p>1856</text:p>
          </table:table-cell>
          <table:table-cell office:value-type="float" office:value="116">
            <text:p>116</text:p>
          </table:table-cell>
          <table:table-cell table:style-name="ce15" office:value-type="float" office:value="0">
            <text:p>-</text:p>
          </table:table-cell>
          <table:table-cell table:style-name="ce24" table:formula="of:=IF([.$B$48]=&quot;(fast LMMV = yes)&quot;;&quot;8000&quot;;DEC2HEX(INT(4096/[.N34]*[.C34]/[.B34]/4)*4;4))" office:value-type="string" office:string-value="8000">
            <text:p>8000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3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table:formula="of:=AVERAGE([.K34:.M34];[.O34:.Q34])*[.R34]" office:value-type="float" office:value="148.8081">
            <text:p>148,8</text:p>
          </table:table-cell>
          <table:table-cell office:value-type="float" office:value="165">
            <text:p>165</text:p>
          </table:table-cell>
          <table:table-cell office:value-type="float" office:value="193">
            <text:p>193</text:p>
          </table:table-cell>
          <table:table-cell office:value-type="float" office:value="221">
            <text:p>221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-- Sprite Off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5]*([.D35]+[.E35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5]*[.C35]/[.B35]/4)*4;4)" office:value-type="string" office:string-value="0FFC">
            <text:p>0FFC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3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formula="of:=AVERAGE([.K35:.M35];[.O35:.Q35])*[.R35]" office:value-type="float" office:value="99.0366833333333">
            <text:p>99,0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7">
            <text:p>147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36]*([.D36]+[.E36])" office:value-type="float" office:value="7360">
            <text:p>736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6]*[.C36]/[.B36]/4)*4;4)" office:value-type="string" office:string-value="0C5C">
            <text:p>0C5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36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34]" office:value-type="float" office:value="73">
            <text:p>73</text:p>
          </table:table-cell>
          <table:table-cell table:style-name="ce35" table:formula="of:=[.L34]" office:value-type="float" office:value="101">
            <text:p>101</text:p>
          </table:table-cell>
          <table:table-cell table:style-name="ce35" table:formula="of:=[.M34]" office:value-type="float" office:value="129">
            <text:p>129</text:p>
          </table:table-cell>
          <table:table-cell table:formula="of:=AVERAGE([.K36:.M36];[.O36:.Q36])*[.R36]" office:value-type="float" office:value="148.8081">
            <text:p>148,8</text:p>
          </table:table-cell>
          <table:table-cell table:style-name="ce35" table:formula="of:=[.O34]" office:value-type="float" office:value="165">
            <text:p>165</text:p>
          </table:table-cell>
          <table:table-cell table:style-name="ce35" table:formula="of:=[.P34]" office:value-type="float" office:value="193">
            <text:p>193</text:p>
          </table:table-cell>
          <table:table-cell table:style-name="ce35" table:formula="of:=[.Q34]" office:value-type="float" office:value="221">
            <text:p>221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32];&quot;&quot;&quot;&quot;;&quot;, X&quot;;&quot;&quot;&quot;&quot;;[.F33];&quot;&quot;&quot;&quot;;&quot;,&quot;)" office:value-type="string" office:string-value="        X&quot;8000&quot;, X&quot;8000&quot;, X&quot;8000&quot;, X&quot;8000&quot;, X&quot;8000&quot;, X&quot;8000&quot;, X&quot;15B8&quot;, X&quot;0A00&quot;,">
            <text:p><text:s text:c="8"/>X"8000", X"8000", X"8000", X"8000", X"8000", X"8000", X"15B8", X"0A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7]*([.D37]+[.E37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7]*[.C37]/[.B37]/4)*4;4)" office:value-type="string" office:string-value="1538">
            <text:p>1538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3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34]" office:value-type="float" office:value="73">
            <text:p>73</text:p>
          </table:table-cell>
          <table:table-cell table:style-name="ce35" table:formula="of:=[.L34]" office:value-type="float" office:value="101">
            <text:p>101</text:p>
          </table:table-cell>
          <table:table-cell table:style-name="ce35" table:formula="of:=[.M34]" office:value-type="float" office:value="129">
            <text:p>129</text:p>
          </table:table-cell>
          <table:table-cell table:formula="of:=AVERAGE([.K37:.M37];[.O37:.Q37])*[.R37]" office:value-type="float" office:value="103.2381">
            <text:p>103,2</text:p>
          </table:table-cell>
          <table:table-cell table:style-name="ce35" table:formula="of:=[.O34]" office:value-type="float" office:value="165">
            <text:p>165</text:p>
          </table:table-cell>
          <table:table-cell table:style-name="ce35" table:formula="of:=[.P34]" office:value-type="float" office:value="193">
            <text:p>193</text:p>
          </table:table-cell>
          <table:table-cell table:style-name="ce35" table:formula="of:=[.Q34]" office:value-type="float" office:value="221">
            <text:p>221</text:p>
          </table:table-cell>
          <table:table-cell table:style-name="ce63" office:value-type="float" office:value="0.7023">
            <text:p>0,7023</text:p>
          </table:table-cell>
          <table:table-cell table:style-name="ce2"/>
          <table:table-cell table:formula="of:=CONCATENATE(&quot;        X&quot;;&quot;&quot;&quot;&quot;;[.F34];&quot;&quot;&quot;&quot;;&quot;, X&quot;;&quot;&quot;&quot;&quot;;[.F35];&quot;&quot;&quot;&quot;;&quot;, X&quot;;&quot;&quot;&quot;&quot;;&quot;8000&quot;;&quot;&quot;&quot;&quot;;&quot;, X&quot;;&quot;&quot;&quot;&quot;;&quot;8000&quot;;&quot;&quot;&quot;&quot;;&quot;, X&quot;;&quot;&quot;&quot;&quot;;[.F36];&quot;&quot;&quot;&quot;;&quot;, X&quot;;&quot;&quot;&quot;&quot;;[.F37];&quot;&quot;&quot;&quot;;&quot;, X&quot;;&quot;&quot;&quot;&quot;;[.F38];&quot;&quot;&quot;&quot;;&quot;, X&quot;;&quot;&quot;&quot;&quot;;&quot;8000&quot;;&quot;&quot;&quot;&quot;)" office:value-type="string" office:string-value="        X&quot;8000&quot;, X&quot;0FFC&quot;, X&quot;8000&quot;, X&quot;8000&quot;, X&quot;0C5C&quot;, X&quot;1538&quot;, X&quot;144C&quot;, X&quot;8000&quot;">
            <text:p><text:s text:c="8"/>X"8000", X"0FFC", X"8000", X"8000", X"0C5C", X"1538", X"144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8]*([.D38]+[.E38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8]*[.C38]/[.B38]/4)*4;4)" office:value-type="string" office:string-value="144C">
            <text:p>144C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3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125">
            <text:p>125</text:p>
          </table:table-cell>
          <table:table-cell table:formula="of:=AVERAGE([.K38:.M38];[.O38:.Q38])*[.R38]" office:value-type="float" office:value="144.25275">
            <text:p>144,3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office:value-type="float" office:value="214">
            <text:p>214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50Hz</text:p>
          </table:table-cell>
          <table:covered-table-cell table:number-columns-repeated="2" table:style-name="Default"/>
          <table:covered-table-cell table:style-name="ce16"/>
          <table:covered-table-cell table:number-columns-repeated="8" table:style-name="Default"/>
          <table:covered-table-cell table:style-name="ce38"/>
          <table:covered-table-cell table:number-columns-repeated="3" table:style-name="Default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8" table:formula="of:=DEC2HEX(INT(4096/[.N46]*[.C46]/[.B46]/4)*4+64;4)" office:value-type="string" office:string-value="13C4">
            <text:p>13C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2]*[.D42]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8D4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3]*([.D43]+[.E43])" office:value-type="float" office:value="2128">
            <text:p>2128</text:p>
          </table:table-cell>
          <table:table-cell office:value-type="float" office:value="133">
            <text:p>133</text:p>
          </table:table-cell>
          <table:table-cell table:style-name="ce15" office:value-type="float" office:value="0">
            <text:p>-</text:p>
          </table:table-cell>
          <table:table-cell table:style-name="ce24" table:formula="of:=IF([.$B$48]=&quot;(fast LMMV = yes)&quot;;&quot;8000&quot;;DEC2HEX(INT(4096/[.N43]*[.C43]/[.B43]/4)*4;4))" office:value-type="string" office:string-value="8000">
            <text:p>8000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43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144">
            <text:p>144</text:p>
          </table:table-cell>
          <table:table-cell table:formula="of:=AVERAGE([.K43:.M43];[.O43:.Q43])*[.R43]" office:value-type="float" office:value="166.52335">
            <text:p>166,5</text:p>
          </table:table-cell>
          <table:table-cell office:value-type="float" office:value="185">
            <text:p>185</text:p>
          </table:table-cell>
          <table:table-cell office:value-type="float" office:value="216">
            <text:p>216</text:p>
          </table:table-cell>
          <table:table-cell office:value-type="float" office:value="247">
            <text:p>247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-- Blank, 5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4]*([.D44]+[.E44]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4]*[.C44]/[.B44]/4)*4;4)" office:value-type="string" office:string-value="0E68">
            <text:p>0E68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4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44:.M44];[.O44:.Q44])*[.R44]" office:value-type="float" office:value="111.015566666667">
            <text:p>111,0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CONSTANT C_WAIT_TABLE_5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45]*([.D45]+[.E45])" office:value-type="float" office:value="8448">
            <text:p>8448</text:p>
          </table:table-cell>
          <table:table-cell office:value-type="float" office:value="132">
            <text:p>13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5]*[.C45]/[.B45]/4)*4;4)" office:value-type="string" office:string-value="0CAC">
            <text:p>0CA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45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43]" office:value-type="float" office:value="82">
            <text:p>82</text:p>
          </table:table-cell>
          <table:table-cell table:style-name="ce35" table:formula="of:=[.L43]" office:value-type="float" office:value="113">
            <text:p>113</text:p>
          </table:table-cell>
          <table:table-cell table:style-name="ce35" table:formula="of:=[.M43]" office:value-type="float" office:value="144">
            <text:p>144</text:p>
          </table:table-cell>
          <table:table-cell table:formula="of:=AVERAGE([.K45:.M45];[.O45:.Q45])*[.R45]" office:value-type="float" office:value="166.52335">
            <text:p>166,5</text:p>
          </table:table-cell>
          <table:table-cell table:style-name="ce35" table:formula="of:=[.O43]" office:value-type="float" office:value="185">
            <text:p>185</text:p>
          </table:table-cell>
          <table:table-cell table:style-name="ce35" table:formula="of:=[.P43]" office:value-type="float" office:value="216">
            <text:p>216</text:p>
          </table:table-cell>
          <table:table-cell table:style-name="ce35" table:formula="of:=[.Q43]" office:value-type="float" office:value="247">
            <text:p>247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41];&quot;&quot;&quot;&quot;;&quot;, X&quot;;&quot;&quot;&quot;&quot;;[.F42];&quot;&quot;&quot;&quot;;&quot;,&quot;)" office:value-type="string" office:string-value="        X&quot;8000&quot;, X&quot;8000&quot;, X&quot;8000&quot;, X&quot;8000&quot;, X&quot;8000&quot;, X&quot;8000&quot;, X&quot;13C4&quot;, X&quot;08D4&quot;,">
            <text:p><text:s text:c="8"/>X"8000", X"8000", X"8000", X"8000", X"8000", X"8000", X"13C4", X"08D4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6]*([.D46]+[.E46])" office:value-type="float" office:value="4512">
            <text:p>4512</text:p>
          </table:table-cell>
          <table:table-cell office:value-type="float" office:value="141">
            <text:p>14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6]*[.C46]/[.B46]/4)*4;4)" office:value-type="string" office:string-value="1384">
            <text:p>138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46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43]" office:value-type="float" office:value="82">
            <text:p>82</text:p>
          </table:table-cell>
          <table:table-cell table:style-name="ce35" table:formula="of:=[.L43]" office:value-type="float" office:value="113">
            <text:p>113</text:p>
          </table:table-cell>
          <table:table-cell table:style-name="ce35" table:formula="of:=[.M43]" office:value-type="float" office:value="144">
            <text:p>144</text:p>
          </table:table-cell>
          <table:table-cell table:formula="of:=AVERAGE([.K46:.M46];[.O46:.Q46])*[.R46]" office:value-type="float" office:value="115.52835">
            <text:p>115,5</text:p>
          </table:table-cell>
          <table:table-cell table:style-name="ce35" table:formula="of:=[.O43]" office:value-type="float" office:value="185">
            <text:p>185</text:p>
          </table:table-cell>
          <table:table-cell table:style-name="ce35" table:formula="of:=[.P43]" office:value-type="float" office:value="216">
            <text:p>216</text:p>
          </table:table-cell>
          <table:table-cell table:style-name="ce35" table:formula="of:=[.Q43]" office:value-type="float" office:value="247">
            <text:p>247</text:p>
          </table:table-cell>
          <table:table-cell table:style-name="ce63" office:value-type="float" office:value="0.7023">
            <text:p>0,7023</text:p>
          </table:table-cell>
          <table:table-cell table:style-name="ce2"/>
          <table:table-cell table:formula="of:=CONCATENATE(&quot;        X&quot;;&quot;&quot;&quot;&quot;;[.F43];&quot;&quot;&quot;&quot;;&quot;, X&quot;;&quot;&quot;&quot;&quot;;[.F44];&quot;&quot;&quot;&quot;;&quot;, X&quot;;&quot;&quot;&quot;&quot;;&quot;8000&quot;;&quot;&quot;&quot;&quot;;&quot;, X&quot;;&quot;&quot;&quot;&quot;;&quot;8000&quot;;&quot;&quot;&quot;&quot;;&quot;, X&quot;;&quot;&quot;&quot;&quot;;[.F45];&quot;&quot;&quot;&quot;;&quot;, X&quot;;&quot;&quot;&quot;&quot;;[.F46];&quot;&quot;&quot;&quot;;&quot;, X&quot;;&quot;&quot;&quot;&quot;;[.F47];&quot;&quot;&quot;&quot;;&quot;, X&quot;;&quot;&quot;&quot;&quot;;&quot;8000&quot;;&quot;&quot;&quot;&quot;)" office:value-type="string" office:string-value="        X&quot;8000&quot;, X&quot;0E68&quot;, X&quot;8000&quot;, X&quot;8000&quot;, X&quot;0CAC&quot;, X&quot;1384&quot;, X&quot;12DC&quot;, X&quot;8000&quot;">
            <text:p><text:s text:c="8"/>X"8000", X"0E68", X"8000", X"8000", X"0CAC", X"1384", X"12D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7]*([.D47]+[.E47])" office:value-type="float" office:value="6112">
            <text:p>6112</text:p>
          </table:table-cell>
          <table:table-cell office:value-type="float" office:value="191">
            <text:p>19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7]*[.C47]/[.B47]/4)*4;4)" office:value-type="string" office:string-value="12DC">
            <text:p>12DC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4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formula="of:=AVERAGE([.K47:.M47];[.O47:.Q47])*[.R47]" office:value-type="float" office:value="161.968">
            <text:p>162,0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table:style-name="ce63" office:value-type="float" office:value="1.0123">
            <text:p>1,0123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2" office:value-type="string" table:number-columns-spanned="9" table:number-rows-spanned="1">
            <text:p>(fast LMMV = yes)</text:p>
          </table:table-cell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9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ce12"/>
          <table:covered-table-cell table:style-name="ce17"/>
          <table:covered-table-cell table:number-columns-repeated="3" table:style-name="ce12"/>
          <table:covered-table-cell table:style-name="ce17"/>
          <table:table-cell table:style-name="ce4"/>
          <table:table-cell table:style-name="ce47" table:number-columns-repeated="4"/>
          <table:table-cell table:style-name="ce50" table:number-columns-repeated="983"/>
          <table:table-cell table:style-name="ce52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1"/>
          <table:covered-table-cell table:number-columns-repeated="7"/>
          <table:covered-table-cell table:style-name="ce1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1"/>
          <table:covered-table-cell table:number-columns-repeated="7"/>
          <table:covered-table-cell table:style-name="ce1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5" table:style-name="ce20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16"/>
          <table:table-cell table:style-name="ce3"/>
          <table:table-cell table:style-name="ce45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0]*[.C60]/[.B60]/4)*4+128;4)" office:value-type="string" office:string-value="1AC4">
            <text:p>1AC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style-name="ce46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56]*[.D56]" office:value-type="float" office:value="3392">
            <text:p>3392</text:p>
          </table:table-cell>
          <table:table-cell office:value-type="float" office:value="106">
            <text:p>106</text:p>
          </table:table-cell>
          <table:table-cell table:style-name="ce15" office:value-type="string">
            <text:p>-</text:p>
          </table:table-cell>
          <table:table-cell table:style-name="ce30" office:value-type="string">
            <text:p>10F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7]*([.D57]+[.E57])" office:value-type="float" office:value="1344">
            <text:p>1344</text:p>
          </table:table-cell>
          <table:table-cell office:value-type="float" office:value="84">
            <text:p>84</text:p>
          </table:table-cell>
          <table:table-cell table:style-name="ce15" office:value-type="float" office:value="0">
            <text:p>-</text:p>
          </table:table-cell>
          <table:table-cell table:style-name="ce24" table:formula="of:=IF([.$B$98]=&quot;(fast LMMV = yes)&quot;;&quot;8000&quot;;DEC2HEX(INT(4096/[.N57]*[.C57]/[.B57]/4)*4;4))" office:value-type="string" office:string-value="8000">
            <text:p>8000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5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formula="of:=AVERAGE([.K57:.M57];[.O57:.Q57])*[.R57]" office:value-type="float" office:value="67.65745">
            <text:p>67,7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-- Sprite On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8]*([.D58]+[.E58])" office:value-type="float" office:value="976">
            <text:p>976</text:p>
          </table:table-cell>
          <table:table-cell office:value-type="float" office:value="61">
            <text:p>6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8]*[.C58]/[.B58]/4)*4;4)" office:value-type="string" office:string-value="15B4">
            <text:p>15B4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58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formula="of:=AVERAGE([.K58:.M58];[.O58:.Q58])*[.R58]" office:value-type="float" office:value="44.94035">
            <text:p>44,9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59]*([.D59]+[.E59])" office:value-type="float" office:value="5632">
            <text:p>5632</text:p>
          </table:table-cell>
          <table:table-cell office:value-type="float" office:value="88">
            <text:p>8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9]*[.C59]/[.B59]/4)*4;4)" office:value-type="string" office:string-value="14CC">
            <text:p>14C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59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57]" office:value-type="float" office:value="34">
            <text:p>34</text:p>
          </table:table-cell>
          <table:table-cell table:style-name="ce35" table:formula="of:=[.L57]" office:value-type="float" office:value="47">
            <text:p>47</text:p>
          </table:table-cell>
          <table:table-cell table:style-name="ce35" table:formula="of:=[.M57]" office:value-type="float" office:value="60">
            <text:p>60</text:p>
          </table:table-cell>
          <table:table-cell table:formula="of:=AVERAGE([.K59:.M59];[.O59:.Q59])*[.R59]" office:value-type="float" office:value="67.65745">
            <text:p>67,7</text:p>
          </table:table-cell>
          <table:table-cell table:style-name="ce35" table:formula="of:=[.O57]" office:value-type="float" office:value="77">
            <text:p>77</text:p>
          </table:table-cell>
          <table:table-cell table:style-name="ce35" table:formula="of:=[.P57]" office:value-type="float" office:value="90">
            <text:p>90</text:p>
          </table:table-cell>
          <table:table-cell table:style-name="ce35" table:formula="of:=[.Q57]" office:value-type="float" office:value="103">
            <text:p>103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55];&quot;&quot;&quot;&quot;;&quot;, X&quot;;&quot;&quot;&quot;&quot;;[.F56];&quot;&quot;&quot;&quot;;&quot;,&quot;)" office:value-type="string" office:string-value="        X&quot;8000&quot;, X&quot;8000&quot;, X&quot;8000&quot;, X&quot;8000&quot;, X&quot;8000&quot;, X&quot;8000&quot;, X&quot;1AC4&quot;, X&quot;10F0&quot;,">
            <text:p><text:s text:c="8"/>X"8000", X"8000", X"8000", X"8000", X"8000", X"8000", X"1AC4", X"10F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0]*([.D60]+[.E60])" office:value-type="float" office:value="2784">
            <text:p>2784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0]*[.C60]/[.B60]/4)*4;4)" office:value-type="string" office:string-value="1A44">
            <text:p>1A4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6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57]" office:value-type="float" office:value="34">
            <text:p>34</text:p>
          </table:table-cell>
          <table:table-cell table:style-name="ce35" table:formula="of:=[.L57]" office:value-type="float" office:value="47">
            <text:p>47</text:p>
          </table:table-cell>
          <table:table-cell table:style-name="ce35" table:formula="of:=[.M57]" office:value-type="float" office:value="60">
            <text:p>60</text:p>
          </table:table-cell>
          <table:table-cell table:formula="of:=AVERAGE([.K60:.M60];[.O60:.Q60])*[.R60]" office:value-type="float" office:value="52.97105">
            <text:p>53,0</text:p>
          </table:table-cell>
          <table:table-cell table:style-name="ce35" table:formula="of:=[.O57]" office:value-type="float" office:value="77">
            <text:p>77</text:p>
          </table:table-cell>
          <table:table-cell table:style-name="ce35" table:formula="of:=[.P57]" office:value-type="float" office:value="90">
            <text:p>90</text:p>
          </table:table-cell>
          <table:table-cell table:style-name="ce35" table:formula="of:=[.Q57]" office:value-type="float" office:value="103">
            <text:p>103</text:p>
          </table:table-cell>
          <table:table-cell table:style-name="ce63" office:value-type="float" office:value="0.7733">
            <text:p>0,7733</text:p>
          </table:table-cell>
          <table:table-cell table:style-name="ce2"/>
          <table:table-cell table:formula="of:=CONCATENATE(&quot;        X&quot;;&quot;&quot;&quot;&quot;;[.F57];&quot;&quot;&quot;&quot;;&quot;, X&quot;;&quot;&quot;&quot;&quot;;[.F58];&quot;&quot;&quot;&quot;;&quot;, X&quot;;&quot;&quot;&quot;&quot;;&quot;8000&quot;;&quot;&quot;&quot;&quot;;&quot;, X&quot;;&quot;&quot;&quot;&quot;;&quot;8000&quot;;&quot;&quot;&quot;&quot;;&quot;, X&quot;;&quot;&quot;&quot;&quot;;[.F59];&quot;&quot;&quot;&quot;;&quot;, X&quot;;&quot;&quot;&quot;&quot;;[.F60];&quot;&quot;&quot;&quot;;&quot;, X&quot;;&quot;&quot;&quot;&quot;;[.F61];&quot;&quot;&quot;&quot;;&quot;, X&quot;;&quot;&quot;&quot;&quot;;&quot;8000&quot;;&quot;&quot;&quot;&quot;)" office:value-type="string" office:string-value="        X&quot;8000&quot;, X&quot;15B4&quot;, X&quot;8000&quot;, X&quot;8000&quot;, X&quot;14CC&quot;, X&quot;1A44&quot;, X&quot;182C&quot;, X&quot;8000&quot;">
            <text:p><text:s text:c="8"/>X"8000", X"15B4", X"8000", X"8000", X"14CC", X"1A44", X"182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1]*([.D61]+[.E61])" office:value-type="float" office:value="3168">
            <text:p>3168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1]*[.C61]/[.B61]/4)*4;4)" office:value-type="string" office:string-value="182C">
            <text:p>182C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61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formula="of:=AVERAGE([.K61:.M61];[.O61:.Q61])*[.R61]" office:value-type="float" office:value="65.5174333333333">
            <text:p>65,5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9]*[.C69]/[.B69]/4)*4+128;4)" office:value-type="string" office:string-value="18E4">
            <text:p>18E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5]*[.D65]" office:value-type="float" office:value="3424">
            <text:p>3424</text:p>
          </table:table-cell>
          <table:table-cell office:value-type="float" office:value="107">
            <text:p>107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C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6]*([.D66]+[.E66])" office:value-type="float" office:value="1392">
            <text:p>1392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IF([.$B$98]=&quot;(fast LMMV = yes)&quot;;&quot;8000&quot;;DEC2HEX(INT(4096/[.N66]*[.C66]/[.B66]/4)*4;4))" office:value-type="string" office:string-value="8000">
            <text:p>8000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6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formula="of:=AVERAGE([.K66:.M66];[.O66:.Q66])*[.R66]" office:value-type="float" office:value="75.3944333333333">
            <text:p>75,4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-- Sprite On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7]*([.D67]+[.E67])" office:value-type="float" office:value="1008">
            <text:p>1008</text:p>
          </table:table-cell>
          <table:table-cell office:value-type="float" office:value="63">
            <text:p>6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7]*[.C67]/[.B67]/4)*4;4)" office:value-type="string" office:string-value="1424">
            <text:p>1424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6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AVERAGE([.K67:.M67];[.O67:.Q67])*[.R67]" office:value-type="float" office:value="50.0434666666667">
            <text:p>50,0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68]*([.D68]+[.E68])" office:value-type="float" office:value="5760">
            <text:p>576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8]*[.C68]/[.B68]/4)*4;4)" office:value-type="string" office:string-value="1318">
            <text:p>1318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68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66]" office:value-type="float" office:value="38">
            <text:p>38</text:p>
          </table:table-cell>
          <table:table-cell table:style-name="ce35" table:formula="of:=[.L66]" office:value-type="float" office:value="52">
            <text:p>52</text:p>
          </table:table-cell>
          <table:table-cell table:style-name="ce35" table:formula="of:=[.M66]" office:value-type="float" office:value="67">
            <text:p>67</text:p>
          </table:table-cell>
          <table:table-cell table:formula="of:=AVERAGE([.K68:.M68];[.O68:.Q68])*[.R68]" office:value-type="float" office:value="75.3944333333333">
            <text:p>75,4</text:p>
          </table:table-cell>
          <table:table-cell table:style-name="ce35" table:formula="of:=[.O66]" office:value-type="float" office:value="86">
            <text:p>86</text:p>
          </table:table-cell>
          <table:table-cell table:style-name="ce35" table:formula="of:=[.P66]" office:value-type="float" office:value="100">
            <text:p>100</text:p>
          </table:table-cell>
          <table:table-cell table:style-name="ce35" table:formula="of:=[.Q66]" office:value-type="float" office:value="115">
            <text:p>115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64];&quot;&quot;&quot;&quot;;&quot;, X&quot;;&quot;&quot;&quot;&quot;;[.F65];&quot;&quot;&quot;&quot;;&quot;,&quot;)" office:value-type="string" office:string-value="        X&quot;8000&quot;, X&quot;8000&quot;, X&quot;8000&quot;, X&quot;8000&quot;, X&quot;8000&quot;, X&quot;8000&quot;, X&quot;18E4&quot;, X&quot;0FC0&quot;,">
            <text:p><text:s text:c="8"/>X"8000", X"8000", X"8000", X"8000", X"8000", X"8000", X"18E4", X"0FC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9]*([.D69]+[.E69])" office:value-type="float" office:value="2880">
            <text:p>288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9]*[.C69]/[.B69]/4)*4;4)" office:value-type="string" office:string-value="1864">
            <text:p>186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6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66]" office:value-type="float" office:value="38">
            <text:p>38</text:p>
          </table:table-cell>
          <table:table-cell table:style-name="ce35" table:formula="of:=[.L66]" office:value-type="float" office:value="52">
            <text:p>52</text:p>
          </table:table-cell>
          <table:table-cell table:style-name="ce35" table:formula="of:=[.M66]" office:value-type="float" office:value="67">
            <text:p>67</text:p>
          </table:table-cell>
          <table:table-cell table:formula="of:=AVERAGE([.K69:.M69];[.O69:.Q69])*[.R69]" office:value-type="float" office:value="59.0285666666667">
            <text:p>59,0</text:p>
          </table:table-cell>
          <table:table-cell table:style-name="ce35" table:formula="of:=[.O66]" office:value-type="float" office:value="86">
            <text:p>86</text:p>
          </table:table-cell>
          <table:table-cell table:style-name="ce35" table:formula="of:=[.P66]" office:value-type="float" office:value="100">
            <text:p>100</text:p>
          </table:table-cell>
          <table:table-cell table:style-name="ce35" table:formula="of:=[.Q66]" office:value-type="float" office:value="115">
            <text:p>115</text:p>
          </table:table-cell>
          <table:table-cell table:style-name="ce63" office:value-type="float" office:value="0.7733">
            <text:p>0,7733</text:p>
          </table:table-cell>
          <table:table-cell table:style-name="ce2"/>
          <table:table-cell table:formula="of:=CONCATENATE(&quot;        X&quot;;&quot;&quot;&quot;&quot;;[.F66];&quot;&quot;&quot;&quot;;&quot;, X&quot;;&quot;&quot;&quot;&quot;;[.F67];&quot;&quot;&quot;&quot;;&quot;, X&quot;;&quot;&quot;&quot;&quot;;&quot;8000&quot;;&quot;&quot;&quot;&quot;;&quot;, X&quot;;&quot;&quot;&quot;&quot;;&quot;8000&quot;;&quot;&quot;&quot;&quot;;&quot;, X&quot;;&quot;&quot;&quot;&quot;;[.F68];&quot;&quot;&quot;&quot;;&quot;, X&quot;;&quot;&quot;&quot;&quot;;[.F69];&quot;&quot;&quot;&quot;;&quot;, X&quot;;&quot;&quot;&quot;&quot;;[.F70];&quot;&quot;&quot;&quot;;&quot;, X&quot;;&quot;&quot;&quot;&quot;;&quot;8000&quot;;&quot;&quot;&quot;&quot;)" office:value-type="string" office:string-value="        X&quot;8000&quot;, X&quot;1424&quot;, X&quot;8000&quot;, X&quot;8000&quot;, X&quot;1318&quot;, X&quot;1864&quot;, X&quot;16FC&quot;, X&quot;8000&quot;">
            <text:p><text:s text:c="8"/>X"8000", X"1424", X"8000", X"8000", X"1318", X"1864", X"16F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0]*([.D70]+[.E70])" office:value-type="float" office:value="3360">
            <text:p>3360</text:p>
          </table:table-cell>
          <table:table-cell office:value-type="float" office:value="105">
            <text:p>10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0]*[.C70]/[.B70]/4)*4;4)" office:value-type="string" office:string-value="16FC">
            <text:p>16FC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7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table:formula="of:=AVERAGE([.K70:.M70];[.O70:.Q70])*[.R70]" office:value-type="float" office:value="73.0898">
            <text:p>73,1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78]*[.C78]/[.B78]/4)*4+128;4)" office:value-type="string" office:string-value="1674">
            <text:p>167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4]*[.D74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B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5]*([.D75]+[.E75])" office:value-type="float" office:value="1488">
            <text:p>1488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IF([.$B$98]=&quot;(fast LMMV = yes)&quot;;&quot;8000&quot;;DEC2HEX(INT(4096/[.N75]*[.C75]/[.B75]/4)*4;4))" office:value-type="string" office:string-value="8000">
            <text:p>8000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7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75:.M75];[.O75:.Q75])*[.R75]" office:value-type="float" office:value="105.19005">
            <text:p>105,2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-- Sprite Off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6]*([.D76]+[.E76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6]*[.C76]/[.B76]/4)*4;4)" office:value-type="string" office:string-value="12B4">
            <text:p>12B4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7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formula="of:=AVERAGE([.K76:.M76];[.O76:.Q76])*[.R76]" office:value-type="float" office:value="70.1267">
            <text:p>70,1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77]*([.D77]+[.E77])" office:value-type="float" office:value="5888">
            <text:p>5888</text:p>
          </table:table-cell>
          <table:table-cell office:value-type="float" office:value="92">
            <text:p>9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7]*[.C77]/[.B77]/4)*4;4)" office:value-type="string" office:string-value="0DFC">
            <text:p>0DF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77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75]" office:value-type="float" office:value="53">
            <text:p>53</text:p>
          </table:table-cell>
          <table:table-cell table:style-name="ce35" table:formula="of:=[.L75]" office:value-type="float" office:value="73">
            <text:p>73</text:p>
          </table:table-cell>
          <table:table-cell table:style-name="ce35" table:formula="of:=[.M75]" office:value-type="float" office:value="93">
            <text:p>93</text:p>
          </table:table-cell>
          <table:table-cell table:formula="of:=AVERAGE([.K77:.M77];[.O77:.Q77])*[.R77]" office:value-type="float" office:value="105.19005">
            <text:p>105,2</text:p>
          </table:table-cell>
          <table:table-cell table:style-name="ce35" table:formula="of:=[.O75]" office:value-type="float" office:value="120">
            <text:p>120</text:p>
          </table:table-cell>
          <table:table-cell table:style-name="ce35" table:formula="of:=[.P75]" office:value-type="float" office:value="140">
            <text:p>140</text:p>
          </table:table-cell>
          <table:table-cell table:style-name="ce35" table:formula="of:=[.Q75]" office:value-type="float" office:value="160">
            <text:p>160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73];&quot;&quot;&quot;&quot;;&quot;, X&quot;;&quot;&quot;&quot;&quot;;[.F74];&quot;&quot;&quot;&quot;;&quot;,&quot;)" office:value-type="string" office:string-value="        X&quot;8000&quot;, X&quot;8000&quot;, X&quot;8000&quot;, X&quot;8000&quot;, X&quot;8000&quot;, X&quot;8000&quot;, X&quot;1674&quot;, X&quot;0AB0&quot;,">
            <text:p><text:s text:c="8"/>X"8000", X"8000", X"8000", X"8000", X"8000", X"8000", X"1674", X"0AB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8]*([.D78]+[.E78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8]*[.C78]/[.B78]/4)*4;4)" office:value-type="string" office:string-value="15F4">
            <text:p>15F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7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75]" office:value-type="float" office:value="53">
            <text:p>53</text:p>
          </table:table-cell>
          <table:table-cell table:style-name="ce35" table:formula="of:=[.L75]" office:value-type="float" office:value="73">
            <text:p>73</text:p>
          </table:table-cell>
          <table:table-cell table:style-name="ce35" table:formula="of:=[.M75]" office:value-type="float" office:value="93">
            <text:p>93</text:p>
          </table:table-cell>
          <table:table-cell table:formula="of:=AVERAGE([.K78:.M78];[.O78:.Q78])*[.R78]" office:value-type="float" office:value="82.35645">
            <text:p>82,4</text:p>
          </table:table-cell>
          <table:table-cell table:style-name="ce35" table:formula="of:=[.O75]" office:value-type="float" office:value="120">
            <text:p>120</text:p>
          </table:table-cell>
          <table:table-cell table:style-name="ce35" table:formula="of:=[.P75]" office:value-type="float" office:value="140">
            <text:p>140</text:p>
          </table:table-cell>
          <table:table-cell table:style-name="ce35" table:formula="of:=[.Q75]" office:value-type="float" office:value="160">
            <text:p>160</text:p>
          </table:table-cell>
          <table:table-cell table:style-name="ce63" office:value-type="float" office:value="0.7733">
            <text:p>0,7733</text:p>
          </table:table-cell>
          <table:table-cell table:style-name="ce2"/>
          <table:table-cell table:formula="of:=CONCATENATE(&quot;        X&quot;;&quot;&quot;&quot;&quot;;[.F75];&quot;&quot;&quot;&quot;;&quot;, X&quot;;&quot;&quot;&quot;&quot;;[.F76];&quot;&quot;&quot;&quot;;&quot;, X&quot;;&quot;&quot;&quot;&quot;;&quot;8000&quot;;&quot;&quot;&quot;&quot;;&quot;, X&quot;;&quot;&quot;&quot;&quot;;&quot;8000&quot;;&quot;&quot;&quot;&quot;;&quot;, X&quot;;&quot;&quot;&quot;&quot;;[.F77];&quot;&quot;&quot;&quot;;&quot;, X&quot;;&quot;&quot;&quot;&quot;;[.F78];&quot;&quot;&quot;&quot;;&quot;, X&quot;;&quot;&quot;&quot;&quot;;[.F79];&quot;&quot;&quot;&quot;;&quot;, X&quot;;&quot;&quot;&quot;&quot;;&quot;8000&quot;;&quot;&quot;&quot;&quot;)" office:value-type="string" office:string-value="        X&quot;8000&quot;, X&quot;12B4&quot;, X&quot;8000&quot;, X&quot;8000&quot;, X&quot;0DFC&quot;, X&quot;15F4&quot;, X&quot;17B4&quot;, X&quot;8000&quot;">
            <text:p><text:s text:c="8"/>X"8000", X"12B4", X"8000", X"8000", X"0DFC", X"15F4", X"17B4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9]*([.D79]+[.E79])" office:value-type="float" office:value="4832">
            <text:p>4832</text:p>
          </table:table-cell>
          <table:table-cell office:value-type="float" office:value="151">
            <text:p>15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9]*[.C79]/[.B79]/4)*4;4)" office:value-type="string" office:string-value="17B4">
            <text:p>17B4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7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formula="of:=AVERAGE([.K79:.M79];[.O79:.Q79])*[.R79]" office:value-type="float" office:value="101.897716666667">
            <text:p>101,9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87]*[.C87]/[.B87]/4)*4+128;4)" office:value-type="string" office:string-value="1564">
            <text:p>156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3]*[.D83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4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4]*([.D84]+[.E84])" office:value-type="float" office:value="1504">
            <text:p>1504</text:p>
          </table:table-cell>
          <table:table-cell office:value-type="float" office:value="94">
            <text:p>94</text:p>
          </table:table-cell>
          <table:table-cell table:style-name="ce15" office:value-type="float" office:value="0">
            <text:p>-</text:p>
          </table:table-cell>
          <table:table-cell table:style-name="ce24" table:formula="of:=IF([.$B$98]=&quot;(fast LMMV = yes)&quot;;&quot;8000&quot;;DEC2HEX(INT(4096/[.N84]*[.C84]/[.B84]/4)*4;4))" office:value-type="string" office:string-value="8000">
            <text:p>8000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8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formula="of:=AVERAGE([.K84:.M84];[.O84:.Q84])*[.R84]" office:value-type="float" office:value="111.445483333333">
            <text:p>111,4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office:value-type="float" office:value="170">
            <text:p>170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-- Sprite Off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5]*([.D85]+[.E85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5]*[.C85]/[.B85]/4)*4;4)" office:value-type="string" office:string-value="11AC">
            <text:p>11AC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8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formula="of:=AVERAGE([.K85:.M85];[.O85:.Q85])*[.R85]" office:value-type="float" office:value="74.2421166666667">
            <text:p>74,2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86]*([.D86]+[.E86])" office:value-type="float" office:value="5952">
            <text:p>5952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6]*[.C86]/[.B86]/4)*4;4)" office:value-type="string" office:string-value="0D58">
            <text:p>0D58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86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84]" office:value-type="float" office:value="56">
            <text:p>56</text:p>
          </table:table-cell>
          <table:table-cell table:style-name="ce35" table:formula="of:=[.L84]" office:value-type="float" office:value="77">
            <text:p>77</text:p>
          </table:table-cell>
          <table:table-cell table:style-name="ce35" table:formula="of:=[.M84]" office:value-type="float" office:value="99">
            <text:p>99</text:p>
          </table:table-cell>
          <table:table-cell table:formula="of:=AVERAGE([.K86:.M86];[.O86:.Q86])*[.R86]" office:value-type="float" office:value="111.445483333333">
            <text:p>111,4</text:p>
          </table:table-cell>
          <table:table-cell table:style-name="ce35" table:formula="of:=[.O84]" office:value-type="float" office:value="127">
            <text:p>127</text:p>
          </table:table-cell>
          <table:table-cell table:style-name="ce35" table:formula="of:=[.P84]" office:value-type="float" office:value="148">
            <text:p>148</text:p>
          </table:table-cell>
          <table:table-cell table:style-name="ce35" table:formula="of:=[.Q84]" office:value-type="float" office:value="170">
            <text:p>170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82];&quot;&quot;&quot;&quot;;&quot;, X&quot;;&quot;&quot;&quot;&quot;;[.F83];&quot;&quot;&quot;&quot;;&quot;,&quot;)" office:value-type="string" office:string-value="        X&quot;8000&quot;, X&quot;8000&quot;, X&quot;8000&quot;, X&quot;8000&quot;, X&quot;8000&quot;, X&quot;8000&quot;, X&quot;1564&quot;, X&quot;0A40&quot;,">
            <text:p><text:s text:c="8"/>X"8000", X"8000", X"8000", X"8000", X"8000", X"8000", X"1564", X"0A4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7]*([.D87]+[.E87])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7]*[.C87]/[.B87]/4)*4;4)" office:value-type="string" office:string-value="14E4">
            <text:p>14E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8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84]" office:value-type="float" office:value="56">
            <text:p>56</text:p>
          </table:table-cell>
          <table:table-cell table:style-name="ce35" table:formula="of:=[.L84]" office:value-type="float" office:value="77">
            <text:p>77</text:p>
          </table:table-cell>
          <table:table-cell table:style-name="ce35" table:formula="of:=[.M84]" office:value-type="float" office:value="99">
            <text:p>99</text:p>
          </table:table-cell>
          <table:table-cell table:formula="of:=AVERAGE([.K87:.M87];[.O87:.Q87])*[.R87]" office:value-type="float" office:value="87.2540166666667">
            <text:p>87,3</text:p>
          </table:table-cell>
          <table:table-cell table:style-name="ce35" table:formula="of:=[.O84]" office:value-type="float" office:value="127">
            <text:p>127</text:p>
          </table:table-cell>
          <table:table-cell table:style-name="ce35" table:formula="of:=[.P84]" office:value-type="float" office:value="148">
            <text:p>148</text:p>
          </table:table-cell>
          <table:table-cell table:style-name="ce35" table:formula="of:=[.Q84]" office:value-type="float" office:value="170">
            <text:p>170</text:p>
          </table:table-cell>
          <table:table-cell table:style-name="ce63" office:value-type="float" office:value="0.7733">
            <text:p>0,7733</text:p>
          </table:table-cell>
          <table:table-cell table:style-name="ce2"/>
          <table:table-cell table:formula="of:=CONCATENATE(&quot;        X&quot;;&quot;&quot;&quot;&quot;;[.F84];&quot;&quot;&quot;&quot;;&quot;, X&quot;;&quot;&quot;&quot;&quot;;[.F85];&quot;&quot;&quot;&quot;;&quot;, X&quot;;&quot;&quot;&quot;&quot;;&quot;8000&quot;;&quot;&quot;&quot;&quot;;&quot;, X&quot;;&quot;&quot;&quot;&quot;;&quot;8000&quot;;&quot;&quot;&quot;&quot;;&quot;, X&quot;;&quot;&quot;&quot;&quot;;[.F86];&quot;&quot;&quot;&quot;;&quot;, X&quot;;&quot;&quot;&quot;&quot;;[.F87];&quot;&quot;&quot;&quot;;&quot;, X&quot;;&quot;&quot;&quot;&quot;;[.F88];&quot;&quot;&quot;&quot;;&quot;, X&quot;;&quot;&quot;&quot;&quot;;&quot;8000&quot;;&quot;&quot;&quot;&quot;)" office:value-type="string" office:string-value="        X&quot;8000&quot;, X&quot;11AC&quot;, X&quot;8000&quot;, X&quot;8000&quot;, X&quot;0D58&quot;, X&quot;14E4&quot;, X&quot;167C&quot;, X&quot;8000&quot;">
            <text:p><text:s text:c="8"/>X"8000", X"11AC", X"8000", X"8000", X"0D58", X"14E4", X"167C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8]*([.D88]+[.E88])" office:value-type="float" office:value="4864">
            <text:p>4864</text:p>
          </table:table-cell>
          <table:table-cell office:value-type="float" office:value="152">
            <text:p>15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8]*[.C88]/[.B88]/4)*4;4)" office:value-type="string" office:string-value="167C">
            <text:p>167C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8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88:.M88];[.O88:.Q88])*[.R88]" office:value-type="float" office:value="108.15315">
            <text:p>108,2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60Hz</text:p>
          </table:table-cell>
          <table:covered-table-cell table:style-name="Default"/>
          <table:covered-table-cell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38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96]*[.C96]/[.B96]/4)*4+128;4)" office:value-type="string" office:string-value="1278">
            <text:p>1278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6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2]*[.D92]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8F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3]*([.D93]+[.E93])" office:value-type="float" office:value="1776">
            <text:p>1776</text:p>
          </table:table-cell>
          <table:table-cell office:value-type="float" office:value="111">
            <text:p>111</text:p>
          </table:table-cell>
          <table:table-cell table:style-name="ce15" office:value-type="float" office:value="0">
            <text:p>-</text:p>
          </table:table-cell>
          <table:table-cell table:style-name="ce24" table:formula="of:=IF([.$B$98]=&quot;(fast LMMV = yes)&quot;;&quot;8000&quot;;DEC2HEX(INT(4096/[.N93]*[.C93]/[.B93]/4)*4;4))" office:value-type="string" office:string-value="8000">
            <text:p>8000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93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table:formula="of:=AVERAGE([.K93:.M93];[.O93:.Q93])*[.R93]" office:value-type="float" office:value="133.010266666667">
            <text:p>133,0</text:p>
          </table:table-cell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-- Blank, 6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4]*([.D94]+[.E94])" office:value-type="float" office:value="1328">
            <text:p>1328</text:p>
          </table:table-cell>
          <table:table-cell office:value-type="float" office:value="83">
            <text:p>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4]*[.C94]/[.B94]/4)*4;4)" office:value-type="string" office:string-value="0EFC">
            <text:p>0EFC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9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formula="of:=AVERAGE([.K94:.M94];[.O94:.Q94])*[.R94]" office:value-type="float" office:value="88.5637666666667">
            <text:p>88,6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CONSTANT C_WAIT_TABLE_6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5]*([.D95]+[.E95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5]*[.C95]/[.B95]/4)*4;4)" office:value-type="string" office:string-value="0D38">
            <text:p>0D38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95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93]" office:value-type="float" office:value="67">
            <text:p>67</text:p>
          </table:table-cell>
          <table:table-cell table:style-name="ce35" table:formula="of:=[.L93]" office:value-type="float" office:value="92">
            <text:p>92</text:p>
          </table:table-cell>
          <table:table-cell table:style-name="ce35" table:formula="of:=[.M93]" office:value-type="float" office:value="118">
            <text:p>118</text:p>
          </table:table-cell>
          <table:table-cell table:formula="of:=AVERAGE([.K95:.M95];[.O95:.Q95])*[.R95]" office:value-type="float" office:value="133.010266666667">
            <text:p>133,0</text:p>
          </table:table-cell>
          <table:table-cell table:style-name="ce35" table:formula="of:=[.O93]" office:value-type="float" office:value="152">
            <text:p>152</text:p>
          </table:table-cell>
          <table:table-cell table:style-name="ce35" table:formula="of:=[.P93]" office:value-type="float" office:value="177">
            <text:p>177</text:p>
          </table:table-cell>
          <table:table-cell table:style-name="ce35" table:formula="of:=[.Q93]" office:value-type="float" office:value="202">
            <text:p>202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91];&quot;&quot;&quot;&quot;;&quot;, X&quot;;&quot;&quot;&quot;&quot;;[.F92];&quot;&quot;&quot;&quot;;&quot;,&quot;)" office:value-type="string" office:string-value="        X&quot;8000&quot;, X&quot;8000&quot;, X&quot;8000&quot;, X&quot;8000&quot;, X&quot;8000&quot;, X&quot;8000&quot;, X&quot;1278&quot;, X&quot;08F0&quot;,">
            <text:p><text:s text:c="8"/>X"8000", X"8000", X"8000", X"8000", X"8000", X"8000", X"1278", X"08F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6]*([.D96]+[.E96])" office:value-type="float" office:value="3744">
            <text:p>3744</text:p>
          </table:table-cell>
          <table:table-cell office:value-type="float" office:value="117">
            <text:p>11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6]*[.C96]/[.B96]/4)*4;4)" office:value-type="string" office:string-value="11F8">
            <text:p>11F8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96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93]" office:value-type="float" office:value="67">
            <text:p>67</text:p>
          </table:table-cell>
          <table:table-cell table:style-name="ce35" table:formula="of:=[.L93]" office:value-type="float" office:value="92">
            <text:p>92</text:p>
          </table:table-cell>
          <table:table-cell table:style-name="ce35" table:formula="of:=[.M93]" office:value-type="float" office:value="118">
            <text:p>118</text:p>
          </table:table-cell>
          <table:table-cell table:formula="of:=AVERAGE([.K96:.M96];[.O96:.Q96])*[.R96]" office:value-type="float" office:value="104.137733333333">
            <text:p>104,1</text:p>
          </table:table-cell>
          <table:table-cell table:style-name="ce35" table:formula="of:=[.O93]" office:value-type="float" office:value="152">
            <text:p>152</text:p>
          </table:table-cell>
          <table:table-cell table:style-name="ce35" table:formula="of:=[.P93]" office:value-type="float" office:value="177">
            <text:p>177</text:p>
          </table:table-cell>
          <table:table-cell table:style-name="ce35" table:formula="of:=[.Q93]" office:value-type="float" office:value="202">
            <text:p>202</text:p>
          </table:table-cell>
          <table:table-cell table:style-name="ce63" office:value-type="float" office:value="0.7733">
            <text:p>0,7733</text:p>
          </table:table-cell>
          <table:table-cell table:style-name="ce2"/>
          <table:table-cell table:formula="of:=CONCATENATE(&quot;        X&quot;;&quot;&quot;&quot;&quot;;[.F93];&quot;&quot;&quot;&quot;;&quot;, X&quot;;&quot;&quot;&quot;&quot;;[.F94];&quot;&quot;&quot;&quot;;&quot;, X&quot;;&quot;&quot;&quot;&quot;;&quot;8000&quot;;&quot;&quot;&quot;&quot;;&quot;, X&quot;;&quot;&quot;&quot;&quot;;&quot;8000&quot;;&quot;&quot;&quot;&quot;;&quot;, X&quot;;&quot;&quot;&quot;&quot;;[.F95];&quot;&quot;&quot;&quot;;&quot;, X&quot;;&quot;&quot;&quot;&quot;;[.F96];&quot;&quot;&quot;&quot;;&quot;, X&quot;;&quot;&quot;&quot;&quot;;[.F97];&quot;&quot;&quot;&quot;;&quot;, X&quot;;&quot;&quot;&quot;&quot;;&quot;8000&quot;;&quot;&quot;&quot;&quot;)" office:value-type="string" office:string-value="        X&quot;8000&quot;, X&quot;0EFC&quot;, X&quot;8000&quot;, X&quot;8000&quot;, X&quot;0D38&quot;, X&quot;11F8&quot;, X&quot;13D4&quot;, X&quot;8000&quot;">
            <text:p><text:s text:c="8"/>X"8000", X"0EFC", X"8000", X"8000", X"0D38", X"11F8", X"13D4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7]*([.D97]+[.E97])" office:value-type="float" office:value="5120">
            <text:p>5120</text:p>
          </table:table-cell>
          <table:table-cell office:value-type="float" office:value="160">
            <text:p>16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7]*[.C97]/[.B97]/4)*4;4)" office:value-type="string" office:string-value="13D4">
            <text:p>13D4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9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table:formula="of:=AVERAGE([.K97:.M97];[.O97:.Q97])*[.R97]" office:value-type="float" office:value="129.059466666667">
            <text:p>129,1</text:p>
          </table:table-cell>
          <table:table-cell office:value-type="float" office:value="147">
            <text:p>147</text:p>
          </table:table-cell>
          <table:table-cell office:value-type="float" office:value="172">
            <text:p>172</text:p>
          </table:table-cell>
          <table:table-cell office:value-type="float" office:value="196">
            <text:p>196</text:p>
          </table:table-cell>
          <table:table-cell table:style-name="ce63" office:value-type="float" office:value="0.9877">
            <text:p>0,9877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2" table:formula="of:=IF([.B48]=0;&quot;&quot;;[.B48])" office:value-type="string" office:string-value="(fast LMMV = yes)" table:number-columns-spanned="9" table:number-rows-spanned="1">
            <text:p>(fast LMMV = yes)</text:p>
          </table:table-cell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9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Default"/>
          <table:covered-table-cell table:style-name="ce38"/>
          <table:covered-table-cell table:number-columns-repeated="3" table:style-name="Default"/>
          <table:covered-table-cell table:style-name="ce17"/>
          <table:table-cell table:style-name="ce4"/>
          <table:table-cell table:style-name="ce47"/>
          <table:table-cell table:style-name="ce48" table:number-columns-repeated="3"/>
          <table:table-cell table:style-name="ce51" table:number-columns-repeated="983"/>
          <table:table-cell table:style-name="ce52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1"/>
          <table:covered-table-cell table:number-columns-repeated="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DP Wait Calculator for DEBUG #1" table:style-name="ta1" table:print="false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6" table:default-cell-style-name="ce1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3" table:default-cell-style-name="ce33"/>
        <table:table-column table:style-name="co10" table:default-cell-style-name="ce18"/>
        <table:table-column table:style-name="co4" table:number-columns-repeated="3" table:default-cell-style-name="ce33"/>
        <table:table-column table:style-name="co3" table:default-cell-style-name="ce9"/>
        <table:table-column table:style-name="co1" table:default-cell-style-name="ce7"/>
        <table:table-column table:style-name="co13" table:default-cell-style-name="ce44"/>
        <table:table-column table:style-name="co12" table:number-columns-repeated="3" table:default-cell-style-name="ce44"/>
        <table:table-column table:style-name="co12" table:number-columns-repeated="983" table:default-cell-style-name="ce7"/>
        <table:table-column table:style-name="co12" table:number-columns-repeated="18" table:default-cell-style-name="Default"/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1"/>
          <table:covered-table-cell table:number-columns-repeated="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50Hz</text:p>
          </table:table-cell>
          <table:covered-table-cell table:number-columns-repeated="2" table:style-name="ce8"/>
          <table:covered-table-cell table:style-name="ce13"/>
          <table:covered-table-cell table:number-columns-repeated="5" table:style-name="ce20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13"/>
          <table:table-cell table:style-name="ce3"/>
          <table:table-cell table:style-name="ce45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style-name="ce45" table:number-columns-repeated="3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table:style-name="ce9" office:value-type="string">
            <text:p>accuracy</text:p>
          </table:table-cell>
          <table:table-cell table:style-name="ce9" office:value-type="string">
            <text:p>bytes/int</text:p>
          </table:table-cell>
          <table:table-cell table:style-name="ce9"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1" office:value-type="string">
            <text:p>result (hex)</text:p>
          </table:table-cell>
          <table:table-cell table:style-name="ce32" office:value-type="string">
            <text:p>cmd</text:p>
          </table:table-cell>
          <table:table-cell table:style-name="ce32" office:value-type="string">
            <text:p>&amp;h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0]*[.C10]/[.B10])+128;4)" office:value-type="string" office:string-value="12BD">
            <text:p>12BD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style-name="ce46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]*[.D6]"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3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]*([.D7]+[.E7])" office:value-type="float" office:value="1696">
            <text:p>1696</text:p>
          </table:table-cell>
          <table:table-cell office:value-type="float" office:value="106">
            <text:p>10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]*[.C7]/[.B7]);4)" office:value-type="string" office:string-value="1193">
            <text:p>1193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formula="of:=AVERAGE([.K7:.M7];[.O7:.Q7])*[.R7]" office:value-type="float" office:value="96.496">
            <text:p>96,5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Sprite On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]*([.D8]+[.E8])" office:value-type="float" office:value="1232">
            <text:p>1232</text:p>
          </table:table-cell>
          <table:table-cell office:value-type="float" office:value="77">
            <text:p>7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]*[.C8]/[.B8]);4)" office:value-type="string" office:string-value="132E">
            <text:p>132E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8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AVERAGE([.K8:.M8];[.O8:.Q8])*[.R8]" office:value-type="float" office:value="64.222">
            <text:p>64,2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]*([.D9]+[.E9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]*[.C9]/[.B9]);4)" office:value-type="string" office:string-value="123D">
            <text:p>123D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9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7]" office:value-type="float" office:value="49">
            <text:p>49</text:p>
          </table:table-cell>
          <table:table-cell table:style-name="ce35" table:formula="of:=[.L7]" office:value-type="float" office:value="68">
            <text:p>68</text:p>
          </table:table-cell>
          <table:table-cell table:style-name="ce35" table:formula="of:=[.M7]" office:value-type="float" office:value="86">
            <text:p>86</text:p>
          </table:table-cell>
          <table:table-cell table:formula="of:=AVERAGE([.K9:.M9];[.O9:.Q9])*[.R9]" office:value-type="float" office:value="96.496">
            <text:p>96,5</text:p>
          </table:table-cell>
          <table:table-cell table:style-name="ce35" table:formula="of:=[.O7]" office:value-type="float" office:value="111">
            <text:p>111</text:p>
          </table:table-cell>
          <table:table-cell table:style-name="ce35" table:formula="of:=[.P7]" office:value-type="float" office:value="130">
            <text:p>130</text:p>
          </table:table-cell>
          <table:table-cell table:style-name="ce35" table:formula="of:=[.Q7]" office:value-type="float" office:value="148">
            <text:p>148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5];&quot;&quot;&quot;&quot;;&quot;+FIX_07, X&quot;;&quot;&quot;&quot;&quot;;[.F6];&quot;&quot;&quot;&quot;;&quot;+FIX_08,&quot;)" office:value-type="string" office:string-value="        X&quot;8000&quot;+FIX_01, X&quot;8000&quot;+FIX_02, X&quot;8000&quot;+FIX_03, X&quot;8000&quot;+FIX_04, X&quot;8000&quot;+FIX_05, X&quot;8000&quot;+FIX_06, X&quot;12BD&quot;+FIX_07, X&quot;0F30&quot;+FIX_08,">
            <text:p><text:s text:c="8"/>X"8000"+FIX_01, X"8000"+FIX_02, X"8000"+FIX_03, X"8000"+FIX_04, X"8000"+FIX_05, X"8000"+FIX_06, X"12BD"+FIX_07, X"0F3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0]*([.D10]+[.E10])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0]*[.C10]/[.B10]);4)" office:value-type="string" office:string-value="123D">
            <text:p>123D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1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7]" office:value-type="float" office:value="49">
            <text:p>49</text:p>
          </table:table-cell>
          <table:table-cell table:style-name="ce35" table:formula="of:=[.L7]" office:value-type="float" office:value="68">
            <text:p>68</text:p>
          </table:table-cell>
          <table:table-cell table:style-name="ce35" table:formula="of:=[.M7]" office:value-type="float" office:value="86">
            <text:p>86</text:p>
          </table:table-cell>
          <table:table-cell table:formula="of:=AVERAGE([.K10:.M10];[.O10:.Q10])*[.R10]" office:value-type="float" office:value="96.496">
            <text:p>96,5</text:p>
          </table:table-cell>
          <table:table-cell table:style-name="ce35" table:formula="of:=[.O7]" office:value-type="float" office:value="111">
            <text:p>111</text:p>
          </table:table-cell>
          <table:table-cell table:style-name="ce35" table:formula="of:=[.P7]" office:value-type="float" office:value="130">
            <text:p>130</text:p>
          </table:table-cell>
          <table:table-cell table:style-name="ce35" table:formula="of:=[.Q7]" office:value-type="float" office:value="148">
            <text:p>148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7];&quot;&quot;&quot;&quot;;&quot;+FIX_09, X&quot;;&quot;&quot;&quot;&quot;;[.F8];&quot;&quot;&quot;&quot;;&quot;+FIX_10, X&quot;;&quot;&quot;&quot;&quot;;&quot;8000&quot;;&quot;&quot;&quot;&quot;;&quot;+FIX_11, X&quot;;&quot;&quot;&quot;&quot;;&quot;8000&quot;;&quot;&quot;&quot;&quot;;&quot;+FIX_12, X&quot;;&quot;&quot;&quot;&quot;;[.F9];&quot;&quot;&quot;&quot;;&quot;+FIX_13, X&quot;;&quot;&quot;&quot;&quot;;[.F10];&quot;&quot;&quot;&quot;;&quot;+FIX_14, X&quot;;&quot;&quot;&quot;&quot;;[.F11];&quot;&quot;&quot;&quot;;&quot;+FIX_15, X&quot;;&quot;&quot;&quot;&quot;;&quot;8000&quot;;&quot;&quot;&quot;&quot;;&quot;+FIX_16&quot;)" office:value-type="string" office:string-value="        X&quot;1193&quot;+FIX_09, X&quot;132E&quot;+FIX_10, X&quot;8000&quot;+FIX_11, X&quot;8000&quot;+FIX_12, X&quot;123D&quot;+FIX_13, X&quot;123D&quot;+FIX_14, X&quot;1653&quot;+FIX_15, X&quot;8000&quot;+FIX_16">
            <text:p><text:s text:c="8"/>X"1193"+FIX_09, X"132E"+FIX_10, X"8000"+FIX_11, X"8000"+FIX_12, X"123D"+FIX_13, X"123D"+FIX_14, X"1653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1]*([.D11]+[.E11])" office:value-type="float" office:value="4192">
            <text:p>4192</text:p>
          </table:table-cell>
          <table:table-cell office:value-type="float" office:value="131">
            <text:p>13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1]*[.C11]/[.B11]);4)" office:value-type="string" office:string-value="1653">
            <text:p>1653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11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formula="of:=AVERAGE([.K11:.M11];[.O11:.Q11])*[.R11]" office:value-type="float" office:value="93.888">
            <text:p>93,9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9]*[.C19]/[.B19])+128;4)" office:value-type="string" office:string-value="11F0">
            <text:p>11F0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5]*[.D15]" office:value-type="float" office:value="4128">
            <text:p>4128</text:p>
          </table:table-cell>
          <table:table-cell office:value-type="float" office:value="129">
            <text:p>129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E8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6]*([.D16]+[.E16])" office:value-type="float" office:value="1728">
            <text:p>1728</text:p>
          </table:table-cell>
          <table:table-cell office:value-type="float" office:value="108">
            <text:p>10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6]*[.C16]/[.B16]);4)" office:value-type="string" office:string-value="10AB">
            <text:p>10AB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1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16:.M16];[.O16:.Q16])*[.R16]" office:value-type="float" office:value="103.668">
            <text:p>103,7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Sprite On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7]*([.D17]+[.E17])" office:value-type="float" office:value="1264">
            <text:p>1264</text:p>
          </table:table-cell>
          <table:table-cell office:value-type="float" office:value="79">
            <text:p>7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7]*[.C17]/[.B17]);4)" office:value-type="string" office:string-value="1255">
            <text:p>1255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1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table:formula="of:=AVERAGE([.K17:.M17];[.O17:.Q17])*[.R17]" office:value-type="float" office:value="68.949">
            <text:p>68,9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18]*([.D18]+[.E18])" office:value-type="float" office:value="7168">
            <text:p>7168</text:p>
          </table:table-cell>
          <table:table-cell office:value-type="float" office:value="112">
            <text:p>11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8]*[.C18]/[.B18]);4)" office:value-type="string" office:string-value="1149">
            <text:p>1149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18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16]" office:value-type="float" office:value="53">
            <text:p>53</text:p>
          </table:table-cell>
          <table:table-cell table:style-name="ce35" table:formula="of:=[.L16]" office:value-type="float" office:value="73">
            <text:p>73</text:p>
          </table:table-cell>
          <table:table-cell table:style-name="ce35" table:formula="of:=[.M16]" office:value-type="float" office:value="93">
            <text:p>93</text:p>
          </table:table-cell>
          <table:table-cell table:formula="of:=AVERAGE([.K18:.M18];[.O18:.Q18])*[.R18]" office:value-type="float" office:value="103.668">
            <text:p>103,7</text:p>
          </table:table-cell>
          <table:table-cell table:style-name="ce35" table:formula="of:=[.O16]" office:value-type="float" office:value="119">
            <text:p>119</text:p>
          </table:table-cell>
          <table:table-cell table:style-name="ce35" table:formula="of:=[.P16]" office:value-type="float" office:value="139">
            <text:p>139</text:p>
          </table:table-cell>
          <table:table-cell table:style-name="ce35" table:formula="of:=[.Q16]" office:value-type="float" office:value="159">
            <text:p>159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14];&quot;&quot;&quot;&quot;;&quot;+FIX_07, X&quot;;&quot;&quot;&quot;&quot;;[.F15];&quot;&quot;&quot;&quot;;&quot;+FIX_08,&quot;)" office:value-type="string" office:string-value="        X&quot;8000&quot;+FIX_01, X&quot;8000&quot;+FIX_02, X&quot;8000&quot;+FIX_03, X&quot;8000&quot;+FIX_04, X&quot;8000&quot;+FIX_05, X&quot;8000&quot;+FIX_06, X&quot;11F0&quot;+FIX_07, X&quot;0E80&quot;+FIX_08,">
            <text:p><text:s text:c="8"/>X"8000"+FIX_01, X"8000"+FIX_02, X"8000"+FIX_03, X"8000"+FIX_04, X"8000"+FIX_05, X"8000"+FIX_06, X"11F0"+FIX_07, X"0E8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9]*([.D19]+[.E19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9]*[.C19]/[.B19]);4)" office:value-type="string" office:string-value="1170">
            <text:p>1170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1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16]" office:value-type="float" office:value="53">
            <text:p>53</text:p>
          </table:table-cell>
          <table:table-cell table:style-name="ce35" table:formula="of:=[.L16]" office:value-type="float" office:value="73">
            <text:p>73</text:p>
          </table:table-cell>
          <table:table-cell table:style-name="ce35" table:formula="of:=[.M16]" office:value-type="float" office:value="93">
            <text:p>93</text:p>
          </table:table-cell>
          <table:table-cell table:formula="of:=AVERAGE([.K19:.M19];[.O19:.Q19])*[.R19]" office:value-type="float" office:value="103.668">
            <text:p>103,7</text:p>
          </table:table-cell>
          <table:table-cell table:style-name="ce35" table:formula="of:=[.O16]" office:value-type="float" office:value="119">
            <text:p>119</text:p>
          </table:table-cell>
          <table:table-cell table:style-name="ce35" table:formula="of:=[.P16]" office:value-type="float" office:value="139">
            <text:p>139</text:p>
          </table:table-cell>
          <table:table-cell table:style-name="ce35" table:formula="of:=[.Q16]" office:value-type="float" office:value="159">
            <text:p>159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16];&quot;&quot;&quot;&quot;;&quot;+FIX_09, X&quot;;&quot;&quot;&quot;&quot;;[.F17];&quot;&quot;&quot;&quot;;&quot;+FIX_10, X&quot;;&quot;&quot;&quot;&quot;;&quot;8000&quot;;&quot;&quot;&quot;&quot;;&quot;+FIX_11, X&quot;;&quot;&quot;&quot;&quot;;&quot;8000&quot;;&quot;&quot;&quot;&quot;;&quot;+FIX_12, X&quot;;&quot;&quot;&quot;&quot;;[.F18];&quot;&quot;&quot;&quot;;&quot;+FIX_13, X&quot;;&quot;&quot;&quot;&quot;;[.F19];&quot;&quot;&quot;&quot;;&quot;+FIX_14, X&quot;;&quot;&quot;&quot;&quot;;[.F20];&quot;&quot;&quot;&quot;;&quot;+FIX_15, X&quot;;&quot;&quot;&quot;&quot;;&quot;8000&quot;;&quot;&quot;&quot;&quot;;&quot;+FIX_16&quot;)" office:value-type="string" office:string-value="        X&quot;10AB&quot;+FIX_09, X&quot;1255&quot;+FIX_10, X&quot;8000&quot;+FIX_11, X&quot;8000&quot;+FIX_12, X&quot;1149&quot;+FIX_13, X&quot;1170&quot;+FIX_14, X&quot;15D4&quot;+FIX_15, X&quot;8000&quot;+FIX_16">
            <text:p><text:s text:c="8"/>X"10AB"+FIX_09, X"1255"+FIX_10, X"8000"+FIX_11, X"8000"+FIX_12, X"1149"+FIX_13, X"1170"+FIX_14, X"15D4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0]*([.D20]+[.E20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0]*[.C20]/[.B20]);4)" office:value-type="string" office:string-value="15D4">
            <text:p>15D4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2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AVERAGE([.K20:.M20];[.O20:.Q20])*[.R20]" office:value-type="float" office:value="100.408">
            <text:p>100,4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5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28]*[.C28]/[.B28])+128;4)" office:value-type="string" office:string-value="1047">
            <text:p>1047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4]*[.D24]" office:value-type="float" office:value="4224">
            <text:p>4224</text:p>
          </table:table-cell>
          <table:table-cell office:value-type="float" office:value="132">
            <text:p>132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1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5]*([.D25]+[.E25])" office:value-type="float" office:value="1840">
            <text:p>184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5]*[.C25]/[.B25]);4)" office:value-type="string" office:string-value="0D57">
            <text:p>0D57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2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table:formula="of:=AVERAGE([.K25:.M25];[.O25:.Q25])*[.R25]" office:value-type="float" office:value="137.898">
            <text:p>137,9</text:p>
          </table:table-cell>
          <table:table-cell office:value-type="float" office:value="159">
            <text:p>159</text:p>
          </table:table-cell>
          <table:table-cell office:value-type="float" office:value="185">
            <text:p>185</text:p>
          </table:table-cell>
          <table:table-cell office:value-type="float" office:value="212">
            <text:p>212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Sprite Off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6]*([.D26]+[.E26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6]*[.C26]/[.B26]);4)" office:value-type="string" office:string-value="1142">
            <text:p>1142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2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formula="of:=AVERAGE([.K26:.M26];[.O26:.Q26])*[.R26]" office:value-type="float" office:value="91.769">
            <text:p>91,8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27]*([.D27]+[.E27])" office:value-type="float" office:value="7232">
            <text:p>7232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7]*[.C27]/[.B27]);4)" office:value-type="string" office:string-value="0D1C">
            <text:p>0D1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27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25]" office:value-type="float" office:value="70">
            <text:p>70</text:p>
          </table:table-cell>
          <table:table-cell table:style-name="ce35" table:formula="of:=[.L25]" office:value-type="float" office:value="97">
            <text:p>97</text:p>
          </table:table-cell>
          <table:table-cell table:style-name="ce35" table:formula="of:=[.M25]" office:value-type="float" office:value="123">
            <text:p>123</text:p>
          </table:table-cell>
          <table:table-cell table:formula="of:=AVERAGE([.K27:.M27];[.O27:.Q27])*[.R27]" office:value-type="float" office:value="137.898">
            <text:p>137,9</text:p>
          </table:table-cell>
          <table:table-cell table:style-name="ce35" table:formula="of:=[.O25]" office:value-type="float" office:value="159">
            <text:p>159</text:p>
          </table:table-cell>
          <table:table-cell table:style-name="ce35" table:formula="of:=[.P25]" office:value-type="float" office:value="185">
            <text:p>185</text:p>
          </table:table-cell>
          <table:table-cell table:style-name="ce35" table:formula="of:=[.Q25]" office:value-type="float" office:value="212">
            <text:p>212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23];&quot;&quot;&quot;&quot;;&quot;+FIX_07, X&quot;;&quot;&quot;&quot;&quot;;[.F24];&quot;&quot;&quot;&quot;;&quot;+FIX_08,&quot;)" office:value-type="string" office:string-value="        X&quot;8000&quot;+FIX_01, X&quot;8000&quot;+FIX_02, X&quot;8000&quot;+FIX_03, X&quot;8000&quot;+FIX_04, X&quot;8000&quot;+FIX_05, X&quot;8000&quot;+FIX_06, X&quot;1047&quot;+FIX_07, X&quot;0A10&quot;+FIX_08,">
            <text:p><text:s text:c="8"/>X"8000"+FIX_01, X"8000"+FIX_02, X"8000"+FIX_03, X"8000"+FIX_04, X"8000"+FIX_05, X"8000"+FIX_06, X"1047"+FIX_07, X"0A1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8]*([.D28]+[.E28])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8]*[.C28]/[.B28]);4)" office:value-type="string" office:string-value="0FC7">
            <text:p>0FC7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2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25]" office:value-type="float" office:value="70">
            <text:p>70</text:p>
          </table:table-cell>
          <table:table-cell table:style-name="ce35" table:formula="of:=[.L25]" office:value-type="float" office:value="97">
            <text:p>97</text:p>
          </table:table-cell>
          <table:table-cell table:style-name="ce35" table:formula="of:=[.M25]" office:value-type="float" office:value="123">
            <text:p>123</text:p>
          </table:table-cell>
          <table:table-cell table:formula="of:=AVERAGE([.K28:.M28];[.O28:.Q28])*[.R28]" office:value-type="float" office:value="137.898">
            <text:p>137,9</text:p>
          </table:table-cell>
          <table:table-cell table:style-name="ce35" table:formula="of:=[.O25]" office:value-type="float" office:value="159">
            <text:p>159</text:p>
          </table:table-cell>
          <table:table-cell table:style-name="ce35" table:formula="of:=[.P25]" office:value-type="float" office:value="185">
            <text:p>185</text:p>
          </table:table-cell>
          <table:table-cell table:style-name="ce35" table:formula="of:=[.Q25]" office:value-type="float" office:value="212">
            <text:p>212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25];&quot;&quot;&quot;&quot;;&quot;+FIX_09, X&quot;;&quot;&quot;&quot;&quot;;[.F26];&quot;&quot;&quot;&quot;;&quot;+FIX_10, X&quot;;&quot;&quot;&quot;&quot;;&quot;8000&quot;;&quot;&quot;&quot;&quot;;&quot;+FIX_11, X&quot;;&quot;&quot;&quot;&quot;;&quot;8000&quot;;&quot;&quot;&quot;&quot;;&quot;+FIX_12, X&quot;;&quot;&quot;&quot;&quot;;[.F27];&quot;&quot;&quot;&quot;;&quot;+FIX_13, X&quot;;&quot;&quot;&quot;&quot;;[.F28];&quot;&quot;&quot;&quot;;&quot;+FIX_14, X&quot;;&quot;&quot;&quot;&quot;;[.F29];&quot;&quot;&quot;&quot;;&quot;+FIX_15, X&quot;;&quot;&quot;&quot;&quot;;&quot;8000&quot;;&quot;&quot;&quot;&quot;;&quot;+FIX_16&quot;)" office:value-type="string" office:string-value="        X&quot;0D57&quot;+FIX_09, X&quot;1142&quot;+FIX_10, X&quot;8000&quot;+FIX_11, X&quot;8000&quot;+FIX_12, X&quot;0D1C&quot;+FIX_13, X&quot;0FC7&quot;+FIX_14, X&quot;15E1&quot;+FIX_15, X&quot;8000&quot;+FIX_16">
            <text:p><text:s text:c="8"/>X"0D57"+FIX_09, X"1142"+FIX_10, X"8000"+FIX_11, X"8000"+FIX_12, X"0D1C"+FIX_13, X"0FC7"+FIX_14, X"15E1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9]*([.D29]+[.E29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9]*[.C29]/[.B29]);4)" office:value-type="string" office:string-value="15E1">
            <text:p>15E1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2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table:formula="of:=AVERAGE([.K29:.M29];[.O29:.Q29])*[.R29]" office:value-type="float" office:value="133.823">
            <text:p>133,8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37]*[.C37]/[.B37])+128;4)" office:value-type="string" office:string-value="0FBF">
            <text:p>0FBF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3]*[.D33]" office:value-type="float" office:value="4256">
            <text:p>4256</text:p>
          </table:table-cell>
          <table:table-cell office:value-type="float" office:value="133">
            <text:p>133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0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4]*([.D34]+[.E34])" office:value-type="float" office:value="1856">
            <text:p>1856</text:p>
          </table:table-cell>
          <table:table-cell office:value-type="float" office:value="116">
            <text:p>11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4]*[.C34]/[.B34]);4)" office:value-type="string" office:string-value="0CE8">
            <text:p>0CE8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3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table:formula="of:=AVERAGE([.K34:.M34];[.O34:.Q34])*[.R34]" office:value-type="float" office:value="143.766">
            <text:p>143,8</text:p>
          </table:table-cell>
          <table:table-cell office:value-type="float" office:value="165">
            <text:p>165</text:p>
          </table:table-cell>
          <table:table-cell office:value-type="float" office:value="193">
            <text:p>193</text:p>
          </table:table-cell>
          <table:table-cell office:value-type="float" office:value="221">
            <text:p>221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Sprite Off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5]*([.D35]+[.E35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5]*[.C35]/[.B35]);4)" office:value-type="string" office:string-value="108E">
            <text:p>108E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3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formula="of:=AVERAGE([.K35:.M35];[.O35:.Q35])*[.R35]" office:value-type="float" office:value="95.681">
            <text:p>95,7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7">
            <text:p>147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36]*([.D36]+[.E36])" office:value-type="float" office:value="7360">
            <text:p>736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6]*[.C36]/[.B36]);4)" office:value-type="string" office:string-value="0CCC">
            <text:p>0CCC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36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34]" office:value-type="float" office:value="73">
            <text:p>73</text:p>
          </table:table-cell>
          <table:table-cell table:style-name="ce35" table:formula="of:=[.L34]" office:value-type="float" office:value="101">
            <text:p>101</text:p>
          </table:table-cell>
          <table:table-cell table:style-name="ce35" table:formula="of:=[.M34]" office:value-type="float" office:value="129">
            <text:p>129</text:p>
          </table:table-cell>
          <table:table-cell table:formula="of:=AVERAGE([.K36:.M36];[.O36:.Q36])*[.R36]" office:value-type="float" office:value="143.766">
            <text:p>143,8</text:p>
          </table:table-cell>
          <table:table-cell table:style-name="ce35" table:formula="of:=[.O34]" office:value-type="float" office:value="165">
            <text:p>165</text:p>
          </table:table-cell>
          <table:table-cell table:style-name="ce35" table:formula="of:=[.P34]" office:value-type="float" office:value="193">
            <text:p>193</text:p>
          </table:table-cell>
          <table:table-cell table:style-name="ce35" table:formula="of:=[.Q34]" office:value-type="float" office:value="221">
            <text:p>221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32];&quot;&quot;&quot;&quot;;&quot;+FIX_07, X&quot;;&quot;&quot;&quot;&quot;;[.F33];&quot;&quot;&quot;&quot;;&quot;+FIX_08,&quot;)" office:value-type="string" office:string-value="        X&quot;8000&quot;+FIX_01, X&quot;8000&quot;+FIX_02, X&quot;8000&quot;+FIX_03, X&quot;8000&quot;+FIX_04, X&quot;8000&quot;+FIX_05, X&quot;8000&quot;+FIX_06, X&quot;0FBF&quot;+FIX_07, X&quot;0A00&quot;+FIX_08,">
            <text:p><text:s text:c="8"/>X"8000"+FIX_01, X"8000"+FIX_02, X"8000"+FIX_03, X"8000"+FIX_04, X"8000"+FIX_05, X"8000"+FIX_06, X"0FBF"+FIX_07, X"0A0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7]*([.D37]+[.E37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7]*[.C37]/[.B37]);4)" office:value-type="string" office:string-value="0F3F">
            <text:p>0F3F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3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34]" office:value-type="float" office:value="73">
            <text:p>73</text:p>
          </table:table-cell>
          <table:table-cell table:style-name="ce35" table:formula="of:=[.L34]" office:value-type="float" office:value="101">
            <text:p>101</text:p>
          </table:table-cell>
          <table:table-cell table:style-name="ce35" table:formula="of:=[.M34]" office:value-type="float" office:value="129">
            <text:p>129</text:p>
          </table:table-cell>
          <table:table-cell table:formula="of:=AVERAGE([.K37:.M37];[.O37:.Q37])*[.R37]" office:value-type="float" office:value="143.766">
            <text:p>143,8</text:p>
          </table:table-cell>
          <table:table-cell table:style-name="ce35" table:formula="of:=[.O34]" office:value-type="float" office:value="165">
            <text:p>165</text:p>
          </table:table-cell>
          <table:table-cell table:style-name="ce35" table:formula="of:=[.P34]" office:value-type="float" office:value="193">
            <text:p>193</text:p>
          </table:table-cell>
          <table:table-cell table:style-name="ce35" table:formula="of:=[.Q34]" office:value-type="float" office:value="221">
            <text:p>221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34];&quot;&quot;&quot;&quot;;&quot;+FIX_09, X&quot;;&quot;&quot;&quot;&quot;;[.F35];&quot;&quot;&quot;&quot;;&quot;+FIX_10, X&quot;;&quot;&quot;&quot;&quot;;&quot;8000&quot;;&quot;&quot;&quot;&quot;;&quot;+FIX_11, X&quot;;&quot;&quot;&quot;&quot;;&quot;8000&quot;;&quot;&quot;&quot;&quot;;&quot;+FIX_12, X&quot;;&quot;&quot;&quot;&quot;;[.F36];&quot;&quot;&quot;&quot;;&quot;+FIX_13, X&quot;;&quot;&quot;&quot;&quot;;[.F37];&quot;&quot;&quot;&quot;;&quot;+FIX_14, X&quot;;&quot;&quot;&quot;&quot;;[.F38];&quot;&quot;&quot;&quot;;&quot;+FIX_15, X&quot;;&quot;&quot;&quot;&quot;;&quot;8000&quot;;&quot;&quot;&quot;&quot;;&quot;+FIX_16&quot;)" office:value-type="string" office:string-value="        X&quot;0CE8&quot;+FIX_09, X&quot;108E&quot;+FIX_10, X&quot;8000&quot;+FIX_11, X&quot;8000&quot;+FIX_12, X&quot;0CCC&quot;+FIX_13, X&quot;0F3F&quot;+FIX_14, X&quot;1502&quot;+FIX_15, X&quot;8000&quot;+FIX_16">
            <text:p><text:s text:c="8"/>X"0CE8"+FIX_09, X"108E"+FIX_10, X"8000"+FIX_11, X"8000"+FIX_12, X"0CCC"+FIX_13, X"0F3F"+FIX_14, X"1502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8]*([.D38]+[.E38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8]*[.C38]/[.B38]);4)" office:value-type="string" office:string-value="1502">
            <text:p>1502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3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125">
            <text:p>125</text:p>
          </table:table-cell>
          <table:table-cell table:formula="of:=AVERAGE([.K38:.M38];[.O38:.Q38])*[.R38]" office:value-type="float" office:value="139.365">
            <text:p>139,4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office:value-type="float" office:value="214">
            <text:p>214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50Hz</text:p>
          </table:table-cell>
          <table:covered-table-cell table:number-columns-repeated="2" table:style-name="Default"/>
          <table:covered-table-cell table:style-name="ce16"/>
          <table:covered-table-cell table:number-columns-repeated="8" table:style-name="Default"/>
          <table:covered-table-cell table:style-name="ce38"/>
          <table:covered-table-cell table:number-columns-repeated="3" table:style-name="Default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8" table:formula="of:=DEC2HEX(INT(4096/[.N46]*[.C46]/[.B46])+64;4)" office:value-type="string" office:string-value="0E45">
            <text:p>0E45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2]*[.D42]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8D4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3]*([.D43]+[.E43])" office:value-type="float" office:value="2128">
            <text:p>2128</text:p>
          </table:table-cell>
          <table:table-cell office:value-type="float" office:value="133">
            <text:p>13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3]*[.C43]/[.B43]);4)" office:value-type="string" office:string-value="0D3A">
            <text:p>0D3A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43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144">
            <text:p>144</text:p>
          </table:table-cell>
          <table:table-cell table:formula="of:=AVERAGE([.K43:.M43];[.O43:.Q43])*[.R43]" office:value-type="float" office:value="160.881">
            <text:p>160,9</text:p>
          </table:table-cell>
          <table:table-cell office:value-type="float" office:value="185">
            <text:p>185</text:p>
          </table:table-cell>
          <table:table-cell office:value-type="float" office:value="216">
            <text:p>216</text:p>
          </table:table-cell>
          <table:table-cell office:value-type="float" office:value="247">
            <text:p>247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-- Blank, 5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4]*([.D44]+[.E44]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4]*[.C44]/[.B44]);4)" office:value-type="string" office:string-value="0EEA">
            <text:p>0EEA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4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44:.M44];[.O44:.Q44])*[.R44]" office:value-type="float" office:value="107.254">
            <text:p>107,3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45]*([.D45]+[.E45])" office:value-type="float" office:value="8448">
            <text:p>8448</text:p>
          </table:table-cell>
          <table:table-cell office:value-type="float" office:value="132">
            <text:p>13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5]*[.C45]/[.B45]);4)" office:value-type="string" office:string-value="0D20">
            <text:p>0D20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45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43]" office:value-type="float" office:value="82">
            <text:p>82</text:p>
          </table:table-cell>
          <table:table-cell table:style-name="ce35" table:formula="of:=[.L43]" office:value-type="float" office:value="113">
            <text:p>113</text:p>
          </table:table-cell>
          <table:table-cell table:style-name="ce35" table:formula="of:=[.M43]" office:value-type="float" office:value="144">
            <text:p>144</text:p>
          </table:table-cell>
          <table:table-cell table:formula="of:=AVERAGE([.K45:.M45];[.O45:.Q45])*[.R45]" office:value-type="float" office:value="160.881">
            <text:p>160,9</text:p>
          </table:table-cell>
          <table:table-cell table:style-name="ce35" table:formula="of:=[.O43]" office:value-type="float" office:value="185">
            <text:p>185</text:p>
          </table:table-cell>
          <table:table-cell table:style-name="ce35" table:formula="of:=[.P43]" office:value-type="float" office:value="216">
            <text:p>216</text:p>
          </table:table-cell>
          <table:table-cell table:style-name="ce35" table:formula="of:=[.Q43]" office:value-type="float" office:value="247">
            <text:p>247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41];&quot;&quot;&quot;&quot;;&quot;+FIX_07, X&quot;;&quot;&quot;&quot;&quot;;[.F42];&quot;&quot;&quot;&quot;;&quot;+FIX_08,&quot;)" office:value-type="string" office:string-value="        X&quot;8000&quot;+FIX_01, X&quot;8000&quot;+FIX_02, X&quot;8000&quot;+FIX_03, X&quot;8000&quot;+FIX_04, X&quot;8000&quot;+FIX_05, X&quot;8000&quot;+FIX_06, X&quot;0E45&quot;+FIX_07, X&quot;08D4&quot;+FIX_08,">
            <text:p><text:s text:c="8"/>X"8000"+FIX_01, X"8000"+FIX_02, X"8000"+FIX_03, X"8000"+FIX_04, X"8000"+FIX_05, X"8000"+FIX_06, X"0E45"+FIX_07, X"08D4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6]*([.D46]+[.E46])" office:value-type="float" office:value="4512">
            <text:p>4512</text:p>
          </table:table-cell>
          <table:table-cell office:value-type="float" office:value="141">
            <text:p>14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6]*[.C46]/[.B46]);4)" office:value-type="string" office:string-value="0E05">
            <text:p>0E05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46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43]" office:value-type="float" office:value="82">
            <text:p>82</text:p>
          </table:table-cell>
          <table:table-cell table:style-name="ce35" table:formula="of:=[.L43]" office:value-type="float" office:value="113">
            <text:p>113</text:p>
          </table:table-cell>
          <table:table-cell table:style-name="ce35" table:formula="of:=[.M43]" office:value-type="float" office:value="144">
            <text:p>144</text:p>
          </table:table-cell>
          <table:table-cell table:formula="of:=AVERAGE([.K46:.M46];[.O46:.Q46])*[.R46]" office:value-type="float" office:value="160.881">
            <text:p>160,9</text:p>
          </table:table-cell>
          <table:table-cell table:style-name="ce35" table:formula="of:=[.O43]" office:value-type="float" office:value="185">
            <text:p>185</text:p>
          </table:table-cell>
          <table:table-cell table:style-name="ce35" table:formula="of:=[.P43]" office:value-type="float" office:value="216">
            <text:p>216</text:p>
          </table:table-cell>
          <table:table-cell table:style-name="ce35" table:formula="of:=[.Q43]" office:value-type="float" office:value="247">
            <text:p>247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table:formula="of:=CONCATENATE(&quot;        X&quot;;&quot;&quot;&quot;&quot;;[.F43];&quot;&quot;&quot;&quot;;&quot;+FIX_09, X&quot;;&quot;&quot;&quot;&quot;;[.F44];&quot;&quot;&quot;&quot;;&quot;+FIX_10, X&quot;;&quot;&quot;&quot;&quot;;&quot;8000&quot;;&quot;&quot;&quot;&quot;;&quot;+FIX_11, X&quot;;&quot;&quot;&quot;&quot;;&quot;8000&quot;;&quot;&quot;&quot;&quot;;&quot;+FIX_12, X&quot;;&quot;&quot;&quot;&quot;;[.F45];&quot;&quot;&quot;&quot;;&quot;+FIX_13, X&quot;;&quot;&quot;&quot;&quot;;[.F46];&quot;&quot;&quot;&quot;;&quot;+FIX_14, X&quot;;&quot;&quot;&quot;&quot;;[.F47];&quot;&quot;&quot;&quot;;&quot;+FIX_15, X&quot;;&quot;&quot;&quot;&quot;;&quot;8000&quot;;&quot;&quot;&quot;&quot;;&quot;+FIX_16&quot;)" office:value-type="string" office:string-value="        X&quot;0D3A&quot;+FIX_09, X&quot;0EEA&quot;+FIX_10, X&quot;8000&quot;+FIX_11, X&quot;8000&quot;+FIX_12, X&quot;0D20&quot;+FIX_13, X&quot;0E05&quot;+FIX_14, X&quot;1387&quot;+FIX_15, X&quot;8000&quot;+FIX_16">
            <text:p><text:s text:c="8"/>X"0D3A"+FIX_09, X"0EEA"+FIX_10, X"8000"+FIX_11, X"8000"+FIX_12, X"0D20"+FIX_13, X"0E05"+FIX_14, X"1387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7]*([.D47]+[.E47])" office:value-type="float" office:value="6112">
            <text:p>6112</text:p>
          </table:table-cell>
          <table:table-cell office:value-type="float" office:value="191">
            <text:p>19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7]*[.C47]/[.B47]);4)" office:value-type="string" office:string-value="1387">
            <text:p>1387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4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formula="of:=AVERAGE([.K47:.M47];[.O47:.Q47])*[.R47]" office:value-type="float" office:value="156.48">
            <text:p>156,5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table:style-name="ce53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number-columns-spanned="9" table:number-rows-spanned="1"/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9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ce12"/>
          <table:covered-table-cell table:style-name="ce17"/>
          <table:covered-table-cell table:number-columns-repeated="3" table:style-name="ce12"/>
          <table:covered-table-cell table:style-name="ce17"/>
          <table:table-cell table:style-name="ce4"/>
          <table:table-cell table:style-name="ce47" table:number-columns-repeated="4"/>
          <table:table-cell table:style-name="ce50" table:number-columns-repeated="983"/>
          <table:table-cell table:style-name="ce52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1"/>
          <table:covered-table-cell table:number-columns-repeated="7"/>
          <table:covered-table-cell table:style-name="ce1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1"/>
          <table:covered-table-cell table:number-columns-repeated="7"/>
          <table:covered-table-cell table:style-name="ce1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5" table:style-name="ce20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16"/>
          <table:table-cell table:style-name="ce3"/>
          <table:table-cell table:style-name="ce45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0]*[.C60]/[.B60])+128;4)" office:value-type="string" office:string-value="1557">
            <text:p>1557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style-name="ce46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56]*[.D56]" office:value-type="float" office:value="3392">
            <text:p>3392</text:p>
          </table:table-cell>
          <table:table-cell office:value-type="float" office:value="106">
            <text:p>106</text:p>
          </table:table-cell>
          <table:table-cell table:style-name="ce15" office:value-type="string">
            <text:p>-</text:p>
          </table:table-cell>
          <table:table-cell table:style-name="ce30" office:value-type="string">
            <text:p>10F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7]*([.D57]+[.E57])" office:value-type="float" office:value="1344">
            <text:p>1344</text:p>
          </table:table-cell>
          <table:table-cell office:value-type="float" office:value="84">
            <text:p>8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7]*[.C57]/[.B57]);4)" office:value-type="string" office:string-value="141F">
            <text:p>141F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5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formula="of:=AVERAGE([.K57:.M57];[.O57:.Q57])*[.R57]" office:value-type="float" office:value="66.7875">
            <text:p>66,8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Sprite On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8]*([.D58]+[.E58])" office:value-type="float" office:value="976">
            <text:p>976</text:p>
          </table:table-cell>
          <table:table-cell office:value-type="float" office:value="61">
            <text:p>6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8]*[.C58]/[.B58]);4)" office:value-type="string" office:string-value="1600">
            <text:p>1600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58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formula="of:=AVERAGE([.K58:.M58];[.O58:.Q58])*[.R58]" office:value-type="float" office:value="44.3625">
            <text:p>44,4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59]*([.D59]+[.E59])" office:value-type="float" office:value="5632">
            <text:p>5632</text:p>
          </table:table-cell>
          <table:table-cell office:value-type="float" office:value="88">
            <text:p>8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9]*[.C59]/[.B59]);4)" office:value-type="string" office:string-value="1514">
            <text:p>1514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59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57]" office:value-type="float" office:value="34">
            <text:p>34</text:p>
          </table:table-cell>
          <table:table-cell table:style-name="ce35" table:formula="of:=[.L57]" office:value-type="float" office:value="47">
            <text:p>47</text:p>
          </table:table-cell>
          <table:table-cell table:style-name="ce35" table:formula="of:=[.M57]" office:value-type="float" office:value="60">
            <text:p>60</text:p>
          </table:table-cell>
          <table:table-cell table:formula="of:=AVERAGE([.K59:.M59];[.O59:.Q59])*[.R59]" office:value-type="float" office:value="66.7875">
            <text:p>66,8</text:p>
          </table:table-cell>
          <table:table-cell table:style-name="ce35" table:formula="of:=[.O57]" office:value-type="float" office:value="77">
            <text:p>77</text:p>
          </table:table-cell>
          <table:table-cell table:style-name="ce35" table:formula="of:=[.P57]" office:value-type="float" office:value="90">
            <text:p>90</text:p>
          </table:table-cell>
          <table:table-cell table:style-name="ce35" table:formula="of:=[.Q57]" office:value-type="float" office:value="103">
            <text:p>103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55];&quot;&quot;&quot;&quot;;&quot;+FIX_07, X&quot;;&quot;&quot;&quot;&quot;;[.F56];&quot;&quot;&quot;&quot;;&quot;+FIX_08,&quot;)" office:value-type="string" office:string-value="        X&quot;8000&quot;+FIX_01, X&quot;8000&quot;+FIX_02, X&quot;8000&quot;+FIX_03, X&quot;8000&quot;+FIX_04, X&quot;8000&quot;+FIX_05, X&quot;8000&quot;+FIX_06, X&quot;1557&quot;+FIX_07, X&quot;10F0&quot;+FIX_08,">
            <text:p><text:s text:c="8"/>X"8000"+FIX_01, X"8000"+FIX_02, X"8000"+FIX_03, X"8000"+FIX_04, X"8000"+FIX_05, X"8000"+FIX_06, X"1557"+FIX_07, X"10F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0]*([.D60]+[.E60])" office:value-type="float" office:value="2784">
            <text:p>2784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0]*[.C60]/[.B60]);4)" office:value-type="string" office:string-value="14D7">
            <text:p>14D7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6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57]" office:value-type="float" office:value="34">
            <text:p>34</text:p>
          </table:table-cell>
          <table:table-cell table:style-name="ce35" table:formula="of:=[.L57]" office:value-type="float" office:value="47">
            <text:p>47</text:p>
          </table:table-cell>
          <table:table-cell table:style-name="ce35" table:formula="of:=[.M57]" office:value-type="float" office:value="60">
            <text:p>60</text:p>
          </table:table-cell>
          <table:table-cell table:formula="of:=AVERAGE([.K60:.M60];[.O60:.Q60])*[.R60]" office:value-type="float" office:value="66.7875">
            <text:p>66,8</text:p>
          </table:table-cell>
          <table:table-cell table:style-name="ce35" table:formula="of:=[.O57]" office:value-type="float" office:value="77">
            <text:p>77</text:p>
          </table:table-cell>
          <table:table-cell table:style-name="ce35" table:formula="of:=[.P57]" office:value-type="float" office:value="90">
            <text:p>90</text:p>
          </table:table-cell>
          <table:table-cell table:style-name="ce35" table:formula="of:=[.Q57]" office:value-type="float" office:value="103">
            <text:p>103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57];&quot;&quot;&quot;&quot;;&quot;+FIX_09, X&quot;;&quot;&quot;&quot;&quot;;[.F58];&quot;&quot;&quot;&quot;;&quot;+FIX_10, X&quot;;&quot;&quot;&quot;&quot;;&quot;8000&quot;;&quot;&quot;&quot;&quot;;&quot;+FIX_11, X&quot;;&quot;&quot;&quot;&quot;;&quot;8000&quot;;&quot;&quot;&quot;&quot;;&quot;+FIX_12, X&quot;;&quot;&quot;&quot;&quot;;[.F59];&quot;&quot;&quot;&quot;;&quot;+FIX_13, X&quot;;&quot;&quot;&quot;&quot;;[.F60];&quot;&quot;&quot;&quot;;&quot;+FIX_14, X&quot;;&quot;&quot;&quot;&quot;;[.F61];&quot;&quot;&quot;&quot;;&quot;+FIX_15, X&quot;;&quot;&quot;&quot;&quot;;&quot;8000&quot;;&quot;&quot;&quot;&quot;;&quot;+FIX_16&quot;)" office:value-type="string" office:string-value="        X&quot;141F&quot;+FIX_09, X&quot;1600&quot;+FIX_10, X&quot;8000&quot;+FIX_11, X&quot;8000&quot;+FIX_12, X&quot;1514&quot;+FIX_13, X&quot;14D7&quot;+FIX_14, X&quot;187D&quot;+FIX_15, X&quot;8000&quot;+FIX_16">
            <text:p><text:s text:c="8"/>X"141F"+FIX_09, X"1600"+FIX_10, X"8000"+FIX_11, X"8000"+FIX_12, X"1514"+FIX_13, X"14D7"+FIX_14, X"187D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1]*([.D61]+[.E61])" office:value-type="float" office:value="3168">
            <text:p>3168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1]*[.C61]/[.B61]);4)" office:value-type="string" office:string-value="187D">
            <text:p>187D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61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formula="of:=AVERAGE([.K61:.M61];[.O61:.Q61])*[.R61]" office:value-type="float" office:value="64.675">
            <text:p>64,7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9]*[.C69]/[.B69])+128;4)" office:value-type="string" office:string-value="13D9">
            <text:p>13D9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5]*[.D65]" office:value-type="float" office:value="3424">
            <text:p>3424</text:p>
          </table:table-cell>
          <table:table-cell office:value-type="float" office:value="107">
            <text:p>107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C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6]*([.D66]+[.E66])" office:value-type="float" office:value="1392">
            <text:p>1392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6]*[.C66]/[.B66]);4)" office:value-type="string" office:string-value="12B4">
            <text:p>12B4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6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formula="of:=AVERAGE([.K66:.M66];[.O66:.Q66])*[.R66]" office:value-type="float" office:value="74.425">
            <text:p>74,4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Sprite On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7]*([.D67]+[.E67])" office:value-type="float" office:value="1008">
            <text:p>1008</text:p>
          </table:table-cell>
          <table:table-cell office:value-type="float" office:value="63">
            <text:p>6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7]*[.C67]/[.B67]);4)" office:value-type="string" office:string-value="1467">
            <text:p>1467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6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AVERAGE([.K67:.M67];[.O67:.Q67])*[.R67]" office:value-type="float" office:value="49.4">
            <text:p>49,4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68]*([.D68]+[.E68])" office:value-type="float" office:value="5760">
            <text:p>576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8]*[.C68]/[.B68]);4)" office:value-type="string" office:string-value="1359">
            <text:p>1359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68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66]" office:value-type="float" office:value="38">
            <text:p>38</text:p>
          </table:table-cell>
          <table:table-cell table:style-name="ce35" table:formula="of:=[.L66]" office:value-type="float" office:value="52">
            <text:p>52</text:p>
          </table:table-cell>
          <table:table-cell table:style-name="ce35" table:formula="of:=[.M66]" office:value-type="float" office:value="67">
            <text:p>67</text:p>
          </table:table-cell>
          <table:table-cell table:formula="of:=AVERAGE([.K68:.M68];[.O68:.Q68])*[.R68]" office:value-type="float" office:value="74.425">
            <text:p>74,4</text:p>
          </table:table-cell>
          <table:table-cell table:style-name="ce35" table:formula="of:=[.O66]" office:value-type="float" office:value="86">
            <text:p>86</text:p>
          </table:table-cell>
          <table:table-cell table:style-name="ce35" table:formula="of:=[.P66]" office:value-type="float" office:value="100">
            <text:p>100</text:p>
          </table:table-cell>
          <table:table-cell table:style-name="ce35" table:formula="of:=[.Q66]" office:value-type="float" office:value="115">
            <text:p>11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64];&quot;&quot;&quot;&quot;;&quot;+FIX_07, X&quot;;&quot;&quot;&quot;&quot;;[.F65];&quot;&quot;&quot;&quot;;&quot;+FIX_08,&quot;)" office:value-type="string" office:string-value="        X&quot;8000&quot;+FIX_01, X&quot;8000&quot;+FIX_02, X&quot;8000&quot;+FIX_03, X&quot;8000&quot;+FIX_04, X&quot;8000&quot;+FIX_05, X&quot;8000&quot;+FIX_06, X&quot;13D9&quot;+FIX_07, X&quot;0FC0&quot;+FIX_08,">
            <text:p><text:s text:c="8"/>X"8000"+FIX_01, X"8000"+FIX_02, X"8000"+FIX_03, X"8000"+FIX_04, X"8000"+FIX_05, X"8000"+FIX_06, X"13D9"+FIX_07, X"0FC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9]*([.D69]+[.E69])" office:value-type="float" office:value="2880">
            <text:p>288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9]*[.C69]/[.B69]);4)" office:value-type="string" office:string-value="1359">
            <text:p>1359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6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66]" office:value-type="float" office:value="38">
            <text:p>38</text:p>
          </table:table-cell>
          <table:table-cell table:style-name="ce35" table:formula="of:=[.L66]" office:value-type="float" office:value="52">
            <text:p>52</text:p>
          </table:table-cell>
          <table:table-cell table:style-name="ce35" table:formula="of:=[.M66]" office:value-type="float" office:value="67">
            <text:p>67</text:p>
          </table:table-cell>
          <table:table-cell table:formula="of:=AVERAGE([.K69:.M69];[.O69:.Q69])*[.R69]" office:value-type="float" office:value="74.425">
            <text:p>74,4</text:p>
          </table:table-cell>
          <table:table-cell table:style-name="ce35" table:formula="of:=[.O66]" office:value-type="float" office:value="86">
            <text:p>86</text:p>
          </table:table-cell>
          <table:table-cell table:style-name="ce35" table:formula="of:=[.P66]" office:value-type="float" office:value="100">
            <text:p>100</text:p>
          </table:table-cell>
          <table:table-cell table:style-name="ce35" table:formula="of:=[.Q66]" office:value-type="float" office:value="115">
            <text:p>11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66];&quot;&quot;&quot;&quot;;&quot;+FIX_09, X&quot;;&quot;&quot;&quot;&quot;;[.F67];&quot;&quot;&quot;&quot;;&quot;+FIX_10, X&quot;;&quot;&quot;&quot;&quot;;&quot;8000&quot;;&quot;&quot;&quot;&quot;;&quot;+FIX_11, X&quot;;&quot;&quot;&quot;&quot;;&quot;8000&quot;;&quot;&quot;&quot;&quot;;&quot;+FIX_12, X&quot;;&quot;&quot;&quot;&quot;;[.F68];&quot;&quot;&quot;&quot;;&quot;+FIX_13, X&quot;;&quot;&quot;&quot;&quot;;[.F69];&quot;&quot;&quot;&quot;;&quot;+FIX_14, X&quot;;&quot;&quot;&quot;&quot;;[.F70];&quot;&quot;&quot;&quot;;&quot;+FIX_15, X&quot;;&quot;&quot;&quot;&quot;;&quot;8000&quot;;&quot;&quot;&quot;&quot;;&quot;+FIX_16&quot;)" office:value-type="string" office:string-value="        X&quot;12B4&quot;+FIX_09, X&quot;1467&quot;+FIX_10, X&quot;8000&quot;+FIX_11, X&quot;8000&quot;+FIX_12, X&quot;1359&quot;+FIX_13, X&quot;1359&quot;+FIX_14, X&quot;1748&quot;+FIX_15, X&quot;8000&quot;+FIX_16">
            <text:p><text:s text:c="8"/>X"12B4"+FIX_09, X"1467"+FIX_10, X"8000"+FIX_11, X"8000"+FIX_12, X"1359"+FIX_13, X"1359"+FIX_14, X"1748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0]*([.D70]+[.E70])" office:value-type="float" office:value="3360">
            <text:p>3360</text:p>
          </table:table-cell>
          <table:table-cell office:value-type="float" office:value="105">
            <text:p>10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0]*[.C70]/[.B70]);4)" office:value-type="string" office:string-value="1748">
            <text:p>1748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7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table:formula="of:=AVERAGE([.K70:.M70];[.O70:.Q70])*[.R70]" office:value-type="float" office:value="72.15">
            <text:p>72,2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78]*[.C78]/[.B78])+128;4)" office:value-type="string" office:string-value="11E9">
            <text:p>11E9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4]*[.D74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B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5]*([.D75]+[.E75])" office:value-type="float" office:value="1488">
            <text:p>1488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5]*[.C75]/[.B75]);4)" office:value-type="string" office:string-value="0E54">
            <text:p>0E54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7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75:.M75];[.O75:.Q75])*[.R75]" office:value-type="float" office:value="103.8375">
            <text:p>103,8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Sprite Off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6]*([.D76]+[.E76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6]*[.C76]/[.B76]);4)" office:value-type="string" office:string-value="12F3">
            <text:p>12F3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7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formula="of:=AVERAGE([.K76:.M76];[.O76:.Q76])*[.R76]" office:value-type="float" office:value="69.225">
            <text:p>69,2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77]*([.D77]+[.E77])" office:value-type="float" office:value="5888">
            <text:p>5888</text:p>
          </table:table-cell>
          <table:table-cell office:value-type="float" office:value="92">
            <text:p>9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7]*[.C77]/[.B77]);4)" office:value-type="string" office:string-value="0E2D">
            <text:p>0E2D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77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75]" office:value-type="float" office:value="53">
            <text:p>53</text:p>
          </table:table-cell>
          <table:table-cell table:style-name="ce35" table:formula="of:=[.L75]" office:value-type="float" office:value="73">
            <text:p>73</text:p>
          </table:table-cell>
          <table:table-cell table:style-name="ce35" table:formula="of:=[.M75]" office:value-type="float" office:value="93">
            <text:p>93</text:p>
          </table:table-cell>
          <table:table-cell table:formula="of:=AVERAGE([.K77:.M77];[.O77:.Q77])*[.R77]" office:value-type="float" office:value="103.8375">
            <text:p>103,8</text:p>
          </table:table-cell>
          <table:table-cell table:style-name="ce35" table:formula="of:=[.O75]" office:value-type="float" office:value="120">
            <text:p>120</text:p>
          </table:table-cell>
          <table:table-cell table:style-name="ce35" table:formula="of:=[.P75]" office:value-type="float" office:value="140">
            <text:p>140</text:p>
          </table:table-cell>
          <table:table-cell table:style-name="ce35" table:formula="of:=[.Q75]" office:value-type="float" office:value="160">
            <text:p>16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73];&quot;&quot;&quot;&quot;;&quot;+FIX_07, X&quot;;&quot;&quot;&quot;&quot;;[.F74];&quot;&quot;&quot;&quot;;&quot;+FIX_08,&quot;)" office:value-type="string" office:string-value="        X&quot;8000&quot;+FIX_01, X&quot;8000&quot;+FIX_02, X&quot;8000&quot;+FIX_03, X&quot;8000&quot;+FIX_04, X&quot;8000&quot;+FIX_05, X&quot;8000&quot;+FIX_06, X&quot;11E9&quot;+FIX_07, X&quot;0AB0&quot;+FIX_08,">
            <text:p><text:s text:c="8"/>X"8000"+FIX_01, X"8000"+FIX_02, X"8000"+FIX_03, X"8000"+FIX_04, X"8000"+FIX_05, X"8000"+FIX_06, X"11E9"+FIX_07, X"0AB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8]*([.D78]+[.E78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8]*[.C78]/[.B78]);4)" office:value-type="string" office:string-value="1169">
            <text:p>1169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7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75]" office:value-type="float" office:value="53">
            <text:p>53</text:p>
          </table:table-cell>
          <table:table-cell table:style-name="ce35" table:formula="of:=[.L75]" office:value-type="float" office:value="73">
            <text:p>73</text:p>
          </table:table-cell>
          <table:table-cell table:style-name="ce35" table:formula="of:=[.M75]" office:value-type="float" office:value="93">
            <text:p>93</text:p>
          </table:table-cell>
          <table:table-cell table:formula="of:=AVERAGE([.K78:.M78];[.O78:.Q78])*[.R78]" office:value-type="float" office:value="103.8375">
            <text:p>103,8</text:p>
          </table:table-cell>
          <table:table-cell table:style-name="ce35" table:formula="of:=[.O75]" office:value-type="float" office:value="120">
            <text:p>120</text:p>
          </table:table-cell>
          <table:table-cell table:style-name="ce35" table:formula="of:=[.P75]" office:value-type="float" office:value="140">
            <text:p>140</text:p>
          </table:table-cell>
          <table:table-cell table:style-name="ce35" table:formula="of:=[.Q75]" office:value-type="float" office:value="160">
            <text:p>16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75];&quot;&quot;&quot;&quot;;&quot;+FIX_09, X&quot;;&quot;&quot;&quot;&quot;;[.F76];&quot;&quot;&quot;&quot;;&quot;+FIX_10, X&quot;;&quot;&quot;&quot;&quot;;&quot;8000&quot;;&quot;&quot;&quot;&quot;;&quot;+FIX_11, X&quot;;&quot;&quot;&quot;&quot;;&quot;8000&quot;;&quot;&quot;&quot;&quot;;&quot;+FIX_12, X&quot;;&quot;&quot;&quot;&quot;;[.F77];&quot;&quot;&quot;&quot;;&quot;+FIX_13, X&quot;;&quot;&quot;&quot;&quot;;[.F78];&quot;&quot;&quot;&quot;;&quot;+FIX_14, X&quot;;&quot;&quot;&quot;&quot;;[.F79];&quot;&quot;&quot;&quot;;&quot;+FIX_15, X&quot;;&quot;&quot;&quot;&quot;;&quot;8000&quot;;&quot;&quot;&quot;&quot;;&quot;+FIX_16&quot;)" office:value-type="string" office:string-value="        X&quot;0E54&quot;+FIX_09, X&quot;12F3&quot;+FIX_10, X&quot;8000&quot;+FIX_11, X&quot;8000&quot;+FIX_12, X&quot;0E2D&quot;+FIX_13, X&quot;1169&quot;+FIX_14, X&quot;1804&quot;+FIX_15, X&quot;8000&quot;+FIX_16">
            <text:p><text:s text:c="8"/>X"0E54"+FIX_09, X"12F3"+FIX_10, X"8000"+FIX_11, X"8000"+FIX_12, X"0E2D"+FIX_13, X"1169"+FIX_14, X"1804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9]*([.D79]+[.E79])" office:value-type="float" office:value="4832">
            <text:p>4832</text:p>
          </table:table-cell>
          <table:table-cell office:value-type="float" office:value="151">
            <text:p>15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9]*[.C79]/[.B79]);4)" office:value-type="string" office:string-value="1804">
            <text:p>1804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7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formula="of:=AVERAGE([.K79:.M79];[.O79:.Q79])*[.R79]" office:value-type="float" office:value="100.5875">
            <text:p>100,6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87]*[.C87]/[.B87])+128;4)" office:value-type="string" office:string-value="1114">
            <text:p>1114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3]*[.D83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4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4]*([.D84]+[.E84])" office:value-type="float" office:value="1504">
            <text:p>1504</text:p>
          </table:table-cell>
          <table:table-cell office:value-type="float" office:value="94">
            <text:p>9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4]*[.C84]/[.B84]);4)" office:value-type="string" office:string-value="0DAB">
            <text:p>0DAB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8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formula="of:=AVERAGE([.K84:.M84];[.O84:.Q84])*[.R84]" office:value-type="float" office:value="110.0125">
            <text:p>110,0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office:value-type="float" office:value="170">
            <text:p>17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Sprite Off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5]*([.D85]+[.E85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5]*[.C85]/[.B85]);4)" office:value-type="string" office:string-value="11E6">
            <text:p>11E6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8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formula="of:=AVERAGE([.K85:.M85];[.O85:.Q85])*[.R85]" office:value-type="float" office:value="73.2875">
            <text:p>73,3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86]*([.D86]+[.E86])" office:value-type="float" office:value="5952">
            <text:p>5952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6]*[.C86]/[.B86]);4)" office:value-type="string" office:string-value="0D86">
            <text:p>0D86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86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84]" office:value-type="float" office:value="56">
            <text:p>56</text:p>
          </table:table-cell>
          <table:table-cell table:style-name="ce35" table:formula="of:=[.L84]" office:value-type="float" office:value="77">
            <text:p>77</text:p>
          </table:table-cell>
          <table:table-cell table:style-name="ce35" table:formula="of:=[.M84]" office:value-type="float" office:value="99">
            <text:p>99</text:p>
          </table:table-cell>
          <table:table-cell table:formula="of:=AVERAGE([.K86:.M86];[.O86:.Q86])*[.R86]" office:value-type="float" office:value="110.0125">
            <text:p>110,0</text:p>
          </table:table-cell>
          <table:table-cell table:style-name="ce35" table:formula="of:=[.O84]" office:value-type="float" office:value="127">
            <text:p>127</text:p>
          </table:table-cell>
          <table:table-cell table:style-name="ce35" table:formula="of:=[.P84]" office:value-type="float" office:value="148">
            <text:p>148</text:p>
          </table:table-cell>
          <table:table-cell table:style-name="ce35" table:formula="of:=[.Q84]" office:value-type="float" office:value="170">
            <text:p>17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82];&quot;&quot;&quot;&quot;;&quot;+FIX_07, X&quot;;&quot;&quot;&quot;&quot;;[.F83];&quot;&quot;&quot;&quot;;&quot;+FIX_08,&quot;)" office:value-type="string" office:string-value="        X&quot;8000&quot;+FIX_01, X&quot;8000&quot;+FIX_02, X&quot;8000&quot;+FIX_03, X&quot;8000&quot;+FIX_04, X&quot;8000&quot;+FIX_05, X&quot;8000&quot;+FIX_06, X&quot;1114&quot;+FIX_07, X&quot;0A40&quot;+FIX_08,">
            <text:p><text:s text:c="8"/>X"8000"+FIX_01, X"8000"+FIX_02, X"8000"+FIX_03, X"8000"+FIX_04, X"8000"+FIX_05, X"8000"+FIX_06, X"1114"+FIX_07, X"0A4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7]*([.D87]+[.E87])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7]*[.C87]/[.B87]);4)" office:value-type="string" office:string-value="1094">
            <text:p>1094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8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84]" office:value-type="float" office:value="56">
            <text:p>56</text:p>
          </table:table-cell>
          <table:table-cell table:style-name="ce35" table:formula="of:=[.L84]" office:value-type="float" office:value="77">
            <text:p>77</text:p>
          </table:table-cell>
          <table:table-cell table:style-name="ce35" table:formula="of:=[.M84]" office:value-type="float" office:value="99">
            <text:p>99</text:p>
          </table:table-cell>
          <table:table-cell table:formula="of:=AVERAGE([.K87:.M87];[.O87:.Q87])*[.R87]" office:value-type="float" office:value="110.0125">
            <text:p>110,0</text:p>
          </table:table-cell>
          <table:table-cell table:style-name="ce35" table:formula="of:=[.O84]" office:value-type="float" office:value="127">
            <text:p>127</text:p>
          </table:table-cell>
          <table:table-cell table:style-name="ce35" table:formula="of:=[.P84]" office:value-type="float" office:value="148">
            <text:p>148</text:p>
          </table:table-cell>
          <table:table-cell table:style-name="ce35" table:formula="of:=[.Q84]" office:value-type="float" office:value="170">
            <text:p>170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84];&quot;&quot;&quot;&quot;;&quot;+FIX_09, X&quot;;&quot;&quot;&quot;&quot;;[.F85];&quot;&quot;&quot;&quot;;&quot;+FIX_10, X&quot;;&quot;&quot;&quot;&quot;;&quot;8000&quot;;&quot;&quot;&quot;&quot;;&quot;+FIX_11, X&quot;;&quot;&quot;&quot;&quot;;&quot;8000&quot;;&quot;&quot;&quot;&quot;;&quot;+FIX_12, X&quot;;&quot;&quot;&quot;&quot;;[.F86];&quot;&quot;&quot;&quot;;&quot;+FIX_13, X&quot;;&quot;&quot;&quot;&quot;;[.F87];&quot;&quot;&quot;&quot;;&quot;+FIX_14, X&quot;;&quot;&quot;&quot;&quot;;[.F88];&quot;&quot;&quot;&quot;;&quot;+FIX_15, X&quot;;&quot;&quot;&quot;&quot;;&quot;8000&quot;;&quot;&quot;&quot;&quot;;&quot;+FIX_16&quot;)" office:value-type="string" office:string-value="        X&quot;0DAB&quot;+FIX_09, X&quot;11E6&quot;+FIX_10, X&quot;8000&quot;+FIX_11, X&quot;8000&quot;+FIX_12, X&quot;0D86&quot;+FIX_13, X&quot;1094&quot;+FIX_14, X&quot;16C7&quot;+FIX_15, X&quot;8000&quot;+FIX_16">
            <text:p><text:s text:c="8"/>X"0DAB"+FIX_09, X"11E6"+FIX_10, X"8000"+FIX_11, X"8000"+FIX_12, X"0D86"+FIX_13, X"1094"+FIX_14, X"16C7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8]*([.D88]+[.E88])" office:value-type="float" office:value="4864">
            <text:p>4864</text:p>
          </table:table-cell>
          <table:table-cell office:value-type="float" office:value="152">
            <text:p>15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8]*[.C88]/[.B88]);4)" office:value-type="string" office:string-value="16C7">
            <text:p>16C7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8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88:.M88];[.O88:.Q88])*[.R88]" office:value-type="float" office:value="106.7625">
            <text:p>106,8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60Hz</text:p>
          </table:table-cell>
          <table:covered-table-cell table:style-name="Default"/>
          <table:covered-table-cell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38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3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96]*[.C96]/[.B96])+128;4)" office:value-type="string" office:string-value="0EC1">
            <text:p>0EC1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3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2]*[.D92]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8F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3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3]*([.D93]+[.E93])" office:value-type="float" office:value="1776">
            <text:p>1776</text:p>
          </table:table-cell>
          <table:table-cell office:value-type="float" office:value="111">
            <text:p>11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3]*[.C93]/[.B93]);4)" office:value-type="string" office:string-value="0D86">
            <text:p>0D86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93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table:formula="of:=AVERAGE([.K93:.M93];[.O93:.Q93])*[.R93]" office:value-type="float" office:value="131.3">
            <text:p>131,3</text:p>
          </table:table-cell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-- Blank, 6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4]*([.D94]+[.E94])" office:value-type="float" office:value="1328">
            <text:p>1328</text:p>
          </table:table-cell>
          <table:table-cell office:value-type="float" office:value="83">
            <text:p>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4]*[.C94]/[.B94]);4)" office:value-type="string" office:string-value="0F30">
            <text:p>0F30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9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formula="of:=AVERAGE([.K94:.M94];[.O94:.Q94])*[.R94]" office:value-type="float" office:value="87.425">
            <text:p>87,4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5]*([.D95]+[.E95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5]*[.C95]/[.B95]);4)" office:value-type="string" office:string-value="0D67">
            <text:p>0D67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95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93]" office:value-type="float" office:value="67">
            <text:p>67</text:p>
          </table:table-cell>
          <table:table-cell table:style-name="ce35" table:formula="of:=[.L93]" office:value-type="float" office:value="92">
            <text:p>92</text:p>
          </table:table-cell>
          <table:table-cell table:style-name="ce35" table:formula="of:=[.M93]" office:value-type="float" office:value="118">
            <text:p>118</text:p>
          </table:table-cell>
          <table:table-cell table:formula="of:=AVERAGE([.K95:.M95];[.O95:.Q95])*[.R95]" office:value-type="float" office:value="131.3">
            <text:p>131,3</text:p>
          </table:table-cell>
          <table:table-cell table:style-name="ce35" table:formula="of:=[.O93]" office:value-type="float" office:value="152">
            <text:p>152</text:p>
          </table:table-cell>
          <table:table-cell table:style-name="ce35" table:formula="of:=[.P93]" office:value-type="float" office:value="177">
            <text:p>177</text:p>
          </table:table-cell>
          <table:table-cell table:style-name="ce35" table:formula="of:=[.Q93]" office:value-type="float" office:value="202">
            <text:p>202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91];&quot;&quot;&quot;&quot;;&quot;+FIX_07, X&quot;;&quot;&quot;&quot;&quot;;[.F92];&quot;&quot;&quot;&quot;;&quot;+FIX_08,&quot;)" office:value-type="string" office:string-value="        X&quot;8000&quot;+FIX_01, X&quot;8000&quot;+FIX_02, X&quot;8000&quot;+FIX_03, X&quot;8000&quot;+FIX_04, X&quot;8000&quot;+FIX_05, X&quot;8000&quot;+FIX_06, X&quot;0EC1&quot;+FIX_07, X&quot;08F0&quot;+FIX_08,">
            <text:p><text:s text:c="8"/>X"8000"+FIX_01, X"8000"+FIX_02, X"8000"+FIX_03, X"8000"+FIX_04, X"8000"+FIX_05, X"8000"+FIX_06, X"0EC1"+FIX_07, X"08F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6]*([.D96]+[.E96])" office:value-type="float" office:value="3744">
            <text:p>3744</text:p>
          </table:table-cell>
          <table:table-cell office:value-type="float" office:value="117">
            <text:p>11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6]*[.C96]/[.B96]);4)" office:value-type="string" office:string-value="0E41">
            <text:p>0E41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96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93]" office:value-type="float" office:value="67">
            <text:p>67</text:p>
          </table:table-cell>
          <table:table-cell table:style-name="ce35" table:formula="of:=[.L93]" office:value-type="float" office:value="92">
            <text:p>92</text:p>
          </table:table-cell>
          <table:table-cell table:style-name="ce35" table:formula="of:=[.M93]" office:value-type="float" office:value="118">
            <text:p>118</text:p>
          </table:table-cell>
          <table:table-cell table:formula="of:=AVERAGE([.K96:.M96];[.O96:.Q96])*[.R96]" office:value-type="float" office:value="131.3">
            <text:p>131,3</text:p>
          </table:table-cell>
          <table:table-cell table:style-name="ce35" table:formula="of:=[.O93]" office:value-type="float" office:value="152">
            <text:p>152</text:p>
          </table:table-cell>
          <table:table-cell table:style-name="ce35" table:formula="of:=[.P93]" office:value-type="float" office:value="177">
            <text:p>177</text:p>
          </table:table-cell>
          <table:table-cell table:style-name="ce35" table:formula="of:=[.Q93]" office:value-type="float" office:value="202">
            <text:p>202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table:formula="of:=CONCATENATE(&quot;        X&quot;;&quot;&quot;&quot;&quot;;[.F93];&quot;&quot;&quot;&quot;;&quot;+FIX_09, X&quot;;&quot;&quot;&quot;&quot;;[.F94];&quot;&quot;&quot;&quot;;&quot;+FIX_10, X&quot;;&quot;&quot;&quot;&quot;;&quot;8000&quot;;&quot;&quot;&quot;&quot;;&quot;+FIX_11, X&quot;;&quot;&quot;&quot;&quot;;&quot;8000&quot;;&quot;&quot;&quot;&quot;;&quot;+FIX_12, X&quot;;&quot;&quot;&quot;&quot;;[.F95];&quot;&quot;&quot;&quot;;&quot;+FIX_13, X&quot;;&quot;&quot;&quot;&quot;;[.F96];&quot;&quot;&quot;&quot;;&quot;+FIX_14, X&quot;;&quot;&quot;&quot;&quot;;[.F97];&quot;&quot;&quot;&quot;;&quot;+FIX_15, X&quot;;&quot;&quot;&quot;&quot;;&quot;8000&quot;;&quot;&quot;&quot;&quot;;&quot;+FIX_16&quot;)" office:value-type="string" office:string-value="        X&quot;0D86&quot;+FIX_09, X&quot;0F30&quot;+FIX_10, X&quot;8000&quot;+FIX_11, X&quot;8000&quot;+FIX_12, X&quot;0D67&quot;+FIX_13, X&quot;0E41&quot;+FIX_14, X&quot;1418&quot;+FIX_15, X&quot;8000&quot;+FIX_16">
            <text:p><text:s text:c="8"/>X"0D86"+FIX_09, X"0F30"+FIX_10, X"8000"+FIX_11, X"8000"+FIX_12, X"0D67"+FIX_13, X"0E41"+FIX_14, X"1418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7]*([.D97]+[.E97])" office:value-type="float" office:value="5120">
            <text:p>5120</text:p>
          </table:table-cell>
          <table:table-cell office:value-type="float" office:value="160">
            <text:p>16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7]*[.C97]/[.B97]);4)" office:value-type="string" office:string-value="1418">
            <text:p>1418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9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table:formula="of:=AVERAGE([.K97:.M97];[.O97:.Q97])*[.R97]" office:value-type="float" office:value="127.4">
            <text:p>127,4</text:p>
          </table:table-cell>
          <table:table-cell office:value-type="float" office:value="147">
            <text:p>147</text:p>
          </table:table-cell>
          <table:table-cell office:value-type="float" office:value="172">
            <text:p>172</text:p>
          </table:table-cell>
          <table:table-cell office:value-type="float" office:value="196">
            <text:p>196</text:p>
          </table:table-cell>
          <table:table-cell table:style-name="ce53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number-columns-spanned="9" table:number-rows-spanned="1"/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9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Default"/>
          <table:covered-table-cell table:style-name="ce38"/>
          <table:covered-table-cell table:number-columns-repeated="3" table:style-name="Default"/>
          <table:covered-table-cell table:style-name="ce17"/>
          <table:table-cell table:style-name="ce4"/>
          <table:table-cell table:style-name="ce47"/>
          <table:table-cell table:style-name="ce48" table:number-columns-repeated="3"/>
          <table:table-cell table:style-name="ce51" table:number-columns-repeated="983"/>
          <table:table-cell table:style-name="ce52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1"/>
          <table:covered-table-cell table:number-columns-repeated="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DP Wait Calculator for DEBUG #2" table:style-name="ta1" table:print="false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6" table:default-cell-style-name="ce1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3" table:default-cell-style-name="ce33"/>
        <table:table-column table:style-name="co10" table:default-cell-style-name="ce18"/>
        <table:table-column table:style-name="co4" table:number-columns-repeated="3" table:default-cell-style-name="ce33"/>
        <table:table-column table:style-name="co3" table:default-cell-style-name="ce9"/>
        <table:table-column table:style-name="co1" table:default-cell-style-name="ce7"/>
        <table:table-column table:style-name="co13" table:default-cell-style-name="ce44"/>
        <table:table-column table:style-name="co12" table:number-columns-repeated="3" table:default-cell-style-name="ce44"/>
        <table:table-column table:style-name="co12" table:number-columns-repeated="983" table:default-cell-style-name="ce7"/>
        <table:table-column table:style-name="co12" table:number-columns-repeated="18" table:default-cell-style-name="Default"/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1"/>
          <table:covered-table-cell table:number-columns-repeated="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50Hz</text:p>
          </table:table-cell>
          <table:covered-table-cell table:number-columns-repeated="2" table:style-name="ce8"/>
          <table:covered-table-cell table:style-name="ce13"/>
          <table:covered-table-cell table:number-columns-repeated="5" table:style-name="ce20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13"/>
          <table:table-cell table:style-name="ce3"/>
          <table:table-cell table:style-name="ce45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style-name="ce45" table:number-columns-repeated="3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table:style-name="ce9" office:value-type="string">
            <text:p>accuracy</text:p>
          </table:table-cell>
          <table:table-cell table:style-name="ce9" office:value-type="string">
            <text:p>bytes/int</text:p>
          </table:table-cell>
          <table:table-cell table:style-name="ce9"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1" office:value-type="string">
            <text:p>result (hex)</text:p>
          </table:table-cell>
          <table:table-cell table:style-name="ce32" office:value-type="string">
            <text:p>cmd</text:p>
          </table:table-cell>
          <table:table-cell table:style-name="ce32" office:value-type="string">
            <text:p>&amp;h</text:p>
          </table:table-cell>
          <table:table-cell table:style-name="ce32" office:value-type="string">
            <text:p>x</text:p>
          </table:table-cell>
          <table:table-cell table:style-name="ce32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0]*[.C10]/[.B10])+128;4)" office:value-type="string" office:string-value="1256">
            <text:p>1256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style-name="ce46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]*[.D6]"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3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]*([.D7]+[.E7])" office:value-type="float" office:value="1696">
            <text:p>1696</text:p>
          </table:table-cell>
          <table:table-cell office:value-type="float" office:value="106">
            <text:p>10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]*[.C7]/[.B7]);4)" office:value-type="string" office:string-value="1130">
            <text:p>1130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formula="of:=AVERAGE([.K7:.M7];[.O7:.Q7])+[.R7]" office:value-type="float" office:value="98.6666666666667">
            <text:p>98,7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Sprite On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]*([.D8]+[.E8])" office:value-type="float" office:value="1232">
            <text:p>1232</text:p>
          </table:table-cell>
          <table:table-cell office:value-type="float" office:value="77">
            <text:p>7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]*[.C8]/[.B8]);4)" office:value-type="string" office:string-value="12C2">
            <text:p>12C2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8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AVERAGE([.K8:.M8];[.O8:.Q8])+[.R8]" office:value-type="float" office:value="65.6666666666667">
            <text:p>65,7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5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]*([.D9]+[.E9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]*[.C9]/[.B9]);4)" office:value-type="string" office:string-value="11D6">
            <text:p>11D6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9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7]" office:value-type="float" office:value="49">
            <text:p>49</text:p>
          </table:table-cell>
          <table:table-cell table:style-name="ce35" table:formula="of:=[.L7]" office:value-type="float" office:value="68">
            <text:p>68</text:p>
          </table:table-cell>
          <table:table-cell table:style-name="ce35" table:formula="of:=[.M7]" office:value-type="float" office:value="86">
            <text:p>86</text:p>
          </table:table-cell>
          <table:table-cell table:formula="of:=AVERAGE([.K9:.M9];[.O9:.Q9])+[.R9]" office:value-type="float" office:value="98.6666666666667">
            <text:p>98,7</text:p>
          </table:table-cell>
          <table:table-cell table:style-name="ce35" table:formula="of:=[.O7]" office:value-type="float" office:value="111">
            <text:p>111</text:p>
          </table:table-cell>
          <table:table-cell table:style-name="ce35" table:formula="of:=[.P7]" office:value-type="float" office:value="130">
            <text:p>130</text:p>
          </table:table-cell>
          <table:table-cell table:style-name="ce35" table:formula="of:=[.Q7]" office:value-type="float" office:value="148">
            <text:p>148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5];&quot;&quot;&quot;&quot;;&quot;+FIX_07, X&quot;;&quot;&quot;&quot;&quot;;[.F6];&quot;&quot;&quot;&quot;;&quot;+FIX_08,&quot;)" office:value-type="string" office:string-value="        X&quot;8000&quot;+FIX_01, X&quot;8000&quot;+FIX_02, X&quot;8000&quot;+FIX_03, X&quot;8000&quot;+FIX_04, X&quot;8000&quot;+FIX_05, X&quot;8000&quot;+FIX_06, X&quot;1256&quot;+FIX_07, X&quot;0F30&quot;+FIX_08,">
            <text:p><text:s text:c="8"/>X"8000"+FIX_01, X"8000"+FIX_02, X"8000"+FIX_03, X"8000"+FIX_04, X"8000"+FIX_05, X"8000"+FIX_06, X"1256"+FIX_07, X"0F3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0]*([.D10]+[.E10])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0]*[.C10]/[.B10]);4)" office:value-type="string" office:string-value="11D6">
            <text:p>11D6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1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7]" office:value-type="float" office:value="49">
            <text:p>49</text:p>
          </table:table-cell>
          <table:table-cell table:style-name="ce35" table:formula="of:=[.L7]" office:value-type="float" office:value="68">
            <text:p>68</text:p>
          </table:table-cell>
          <table:table-cell table:style-name="ce35" table:formula="of:=[.M7]" office:value-type="float" office:value="86">
            <text:p>86</text:p>
          </table:table-cell>
          <table:table-cell table:formula="of:=AVERAGE([.K10:.M10];[.O10:.Q10])+[.R10]" office:value-type="float" office:value="98.6666666666667">
            <text:p>98,7</text:p>
          </table:table-cell>
          <table:table-cell table:style-name="ce35" table:formula="of:=[.O7]" office:value-type="float" office:value="111">
            <text:p>111</text:p>
          </table:table-cell>
          <table:table-cell table:style-name="ce35" table:formula="of:=[.P7]" office:value-type="float" office:value="130">
            <text:p>130</text:p>
          </table:table-cell>
          <table:table-cell table:style-name="ce35" table:formula="of:=[.Q7]" office:value-type="float" office:value="148">
            <text:p>148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7];&quot;&quot;&quot;&quot;;&quot;+FIX_09, X&quot;;&quot;&quot;&quot;&quot;;[.F8];&quot;&quot;&quot;&quot;;&quot;+FIX_10, X&quot;;&quot;&quot;&quot;&quot;;&quot;8000&quot;;&quot;&quot;&quot;&quot;;&quot;+FIX_11, X&quot;;&quot;&quot;&quot;&quot;;&quot;8000&quot;;&quot;&quot;&quot;&quot;;&quot;+FIX_12, X&quot;;&quot;&quot;&quot;&quot;;[.F9];&quot;&quot;&quot;&quot;;&quot;+FIX_13, X&quot;;&quot;&quot;&quot;&quot;;[.F10];&quot;&quot;&quot;&quot;;&quot;+FIX_14, X&quot;;&quot;&quot;&quot;&quot;;[.F11];&quot;&quot;&quot;&quot;;&quot;+FIX_15, X&quot;;&quot;&quot;&quot;&quot;;&quot;8000&quot;;&quot;&quot;&quot;&quot;;&quot;+FIX_16&quot;)" office:value-type="string" office:string-value="        X&quot;1130&quot;+FIX_09, X&quot;12C2&quot;+FIX_10, X&quot;8000&quot;+FIX_11, X&quot;8000&quot;+FIX_12, X&quot;11D6&quot;+FIX_13, X&quot;11D6&quot;+FIX_14, X&quot;15D5&quot;+FIX_15, X&quot;8000&quot;+FIX_16">
            <text:p><text:s text:c="8"/>X"1130"+FIX_09, X"12C2"+FIX_10, X"8000"+FIX_11, X"8000"+FIX_12, X"11D6"+FIX_13, X"11D6"+FIX_14, X"15D5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1]*([.D11]+[.E11])" office:value-type="float" office:value="4192">
            <text:p>4192</text:p>
          </table:table-cell>
          <table:table-cell office:value-type="float" office:value="131">
            <text:p>13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1]*[.C11]/[.B11]);4)" office:value-type="string" office:string-value="15D5">
            <text:p>15D5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11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formula="of:=AVERAGE([.K11:.M11];[.O11:.Q11])+[.R11]" office:value-type="float" office:value="96">
            <text:p>96,0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9]*[.C19]/[.B19])+128;4)" office:value-type="string" office:string-value="118E">
            <text:p>118E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5]*[.D15]" office:value-type="float" office:value="4128">
            <text:p>4128</text:p>
          </table:table-cell>
          <table:table-cell office:value-type="float" office:value="129">
            <text:p>129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E8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6]*([.D16]+[.E16])" office:value-type="float" office:value="1728">
            <text:p>1728</text:p>
          </table:table-cell>
          <table:table-cell office:value-type="float" office:value="108">
            <text:p>10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6]*[.C16]/[.B16]);4)" office:value-type="string" office:string-value="104D">
            <text:p>104D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1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16:.M16];[.O16:.Q16])+[.R16]" office:value-type="float" office:value="106">
            <text:p>106,0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Sprite On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7]*([.D17]+[.E17])" office:value-type="float" office:value="1264">
            <text:p>1264</text:p>
          </table:table-cell>
          <table:table-cell office:value-type="float" office:value="79">
            <text:p>7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7]*[.C17]/[.B17]);4)" office:value-type="string" office:string-value="11ED">
            <text:p>11ED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1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table:formula="of:=AVERAGE([.K17:.M17];[.O17:.Q17])+[.R17]" office:value-type="float" office:value="70.5">
            <text:p>70,5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5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18]*([.D18]+[.E18])" office:value-type="float" office:value="7168">
            <text:p>7168</text:p>
          </table:table-cell>
          <table:table-cell office:value-type="float" office:value="112">
            <text:p>11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8]*[.C18]/[.B18]);4)" office:value-type="string" office:string-value="10E7">
            <text:p>10E7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18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16]" office:value-type="float" office:value="53">
            <text:p>53</text:p>
          </table:table-cell>
          <table:table-cell table:style-name="ce35" table:formula="of:=[.L16]" office:value-type="float" office:value="73">
            <text:p>73</text:p>
          </table:table-cell>
          <table:table-cell table:style-name="ce35" table:formula="of:=[.M16]" office:value-type="float" office:value="93">
            <text:p>93</text:p>
          </table:table-cell>
          <table:table-cell table:formula="of:=AVERAGE([.K18:.M18];[.O18:.Q18])+[.R18]" office:value-type="float" office:value="106">
            <text:p>106,0</text:p>
          </table:table-cell>
          <table:table-cell table:style-name="ce35" table:formula="of:=[.O16]" office:value-type="float" office:value="119">
            <text:p>119</text:p>
          </table:table-cell>
          <table:table-cell table:style-name="ce35" table:formula="of:=[.P16]" office:value-type="float" office:value="139">
            <text:p>139</text:p>
          </table:table-cell>
          <table:table-cell table:style-name="ce35" table:formula="of:=[.Q16]" office:value-type="float" office:value="159">
            <text:p>159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14];&quot;&quot;&quot;&quot;;&quot;+FIX_07, X&quot;;&quot;&quot;&quot;&quot;;[.F15];&quot;&quot;&quot;&quot;;&quot;+FIX_08,&quot;)" office:value-type="string" office:string-value="        X&quot;8000&quot;+FIX_01, X&quot;8000&quot;+FIX_02, X&quot;8000&quot;+FIX_03, X&quot;8000&quot;+FIX_04, X&quot;8000&quot;+FIX_05, X&quot;8000&quot;+FIX_06, X&quot;118E&quot;+FIX_07, X&quot;0E80&quot;+FIX_08,">
            <text:p><text:s text:c="8"/>X"8000"+FIX_01, X"8000"+FIX_02, X"8000"+FIX_03, X"8000"+FIX_04, X"8000"+FIX_05, X"8000"+FIX_06, X"118E"+FIX_07, X"0E8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9]*([.D19]+[.E19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9]*[.C19]/[.B19]);4)" office:value-type="string" office:string-value="110E">
            <text:p>110E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1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16]" office:value-type="float" office:value="53">
            <text:p>53</text:p>
          </table:table-cell>
          <table:table-cell table:style-name="ce35" table:formula="of:=[.L16]" office:value-type="float" office:value="73">
            <text:p>73</text:p>
          </table:table-cell>
          <table:table-cell table:style-name="ce35" table:formula="of:=[.M16]" office:value-type="float" office:value="93">
            <text:p>93</text:p>
          </table:table-cell>
          <table:table-cell table:formula="of:=AVERAGE([.K19:.M19];[.O19:.Q19])+[.R19]" office:value-type="float" office:value="106">
            <text:p>106,0</text:p>
          </table:table-cell>
          <table:table-cell table:style-name="ce35" table:formula="of:=[.O16]" office:value-type="float" office:value="119">
            <text:p>119</text:p>
          </table:table-cell>
          <table:table-cell table:style-name="ce35" table:formula="of:=[.P16]" office:value-type="float" office:value="139">
            <text:p>139</text:p>
          </table:table-cell>
          <table:table-cell table:style-name="ce35" table:formula="of:=[.Q16]" office:value-type="float" office:value="159">
            <text:p>159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16];&quot;&quot;&quot;&quot;;&quot;+FIX_09, X&quot;;&quot;&quot;&quot;&quot;;[.F17];&quot;&quot;&quot;&quot;;&quot;+FIX_10, X&quot;;&quot;&quot;&quot;&quot;;&quot;8000&quot;;&quot;&quot;&quot;&quot;;&quot;+FIX_11, X&quot;;&quot;&quot;&quot;&quot;;&quot;8000&quot;;&quot;&quot;&quot;&quot;;&quot;+FIX_12, X&quot;;&quot;&quot;&quot;&quot;;[.F18];&quot;&quot;&quot;&quot;;&quot;+FIX_13, X&quot;;&quot;&quot;&quot;&quot;;[.F19];&quot;&quot;&quot;&quot;;&quot;+FIX_14, X&quot;;&quot;&quot;&quot;&quot;;[.F20];&quot;&quot;&quot;&quot;;&quot;+FIX_15, X&quot;;&quot;&quot;&quot;&quot;;&quot;8000&quot;;&quot;&quot;&quot;&quot;;&quot;+FIX_16&quot;)" office:value-type="string" office:string-value="        X&quot;104D&quot;+FIX_09, X&quot;11ED&quot;+FIX_10, X&quot;8000&quot;+FIX_11, X&quot;8000&quot;+FIX_12, X&quot;10E7&quot;+FIX_13, X&quot;110E&quot;+FIX_14, X&quot;1559&quot;+FIX_15, X&quot;8000&quot;+FIX_16">
            <text:p><text:s text:c="8"/>X"104D"+FIX_09, X"11ED"+FIX_10, X"8000"+FIX_11, X"8000"+FIX_12, X"10E7"+FIX_13, X"110E"+FIX_14, X"1559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0]*([.D20]+[.E20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0]*[.C20]/[.B20]);4)" office:value-type="string" office:string-value="1559">
            <text:p>1559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2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AVERAGE([.K20:.M20];[.O20:.Q20])+[.R20]" office:value-type="float" office:value="102.666666666667">
            <text:p>102,7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5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28]*[.C28]/[.B28])+128;4)" office:value-type="string" office:string-value="0FEE">
            <text:p>0FEE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4]*[.D24]" office:value-type="float" office:value="4224">
            <text:p>4224</text:p>
          </table:table-cell>
          <table:table-cell office:value-type="float" office:value="132">
            <text:p>132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1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5]*([.D25]+[.E25])" office:value-type="float" office:value="1840">
            <text:p>184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5]*[.C25]/[.B25]);4)" office:value-type="string" office:string-value="0CEE">
            <text:p>0CEE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2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table:formula="of:=AVERAGE([.K25:.M25];[.O25:.Q25])+[.R25]" office:value-type="float" office:value="142.3">
            <text:p>142,3</text:p>
          </table:table-cell>
          <table:table-cell office:value-type="float" office:value="159">
            <text:p>159</text:p>
          </table:table-cell>
          <table:table-cell office:value-type="float" office:value="185">
            <text:p>185</text:p>
          </table:table-cell>
          <table:table-cell office:value-type="float" office:value="212">
            <text:p>212</text:p>
          </table:table-cell>
          <table:table-cell table:style-name="ce55" office:value-type="float" office:value="1.3">
            <text:p>+1,30</text:p>
          </table:table-cell>
          <table:table-cell table:style-name="ce2"/>
          <table:table-cell office:value-type="string">
            <text:p><text:s text:c="4"/>-- Sprite Off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6]*([.D26]+[.E26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6]*[.C26]/[.B26]);4)" office:value-type="string" office:string-value="115C">
            <text:p>115C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2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formula="of:=AVERAGE([.K26:.M26];[.O26:.Q26])+[.R26]" office:value-type="float" office:value="91.2333333333333">
            <text:p>91,2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table:style-name="ce55" office:value-type="float" office:value="-2.6">
            <text:p>-2,60</text:p>
          </table:table-cell>
          <table:table-cell table:style-name="ce2"/>
          <table:table-cell office:value-type="string">
            <text:p><text:s text:c="4"/>CONSTANT C_WAIT_TABLE_5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27]*([.D27]+[.E27])" office:value-type="float" office:value="7232">
            <text:p>7232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7]*[.C27]/[.B27]);4)" office:value-type="string" office:string-value="0CB4">
            <text:p>0CB4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27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25]" office:value-type="float" office:value="70">
            <text:p>70</text:p>
          </table:table-cell>
          <table:table-cell table:style-name="ce35" table:formula="of:=[.L25]" office:value-type="float" office:value="97">
            <text:p>97</text:p>
          </table:table-cell>
          <table:table-cell table:style-name="ce35" table:formula="of:=[.M25]" office:value-type="float" office:value="123">
            <text:p>123</text:p>
          </table:table-cell>
          <table:table-cell table:formula="of:=AVERAGE([.K27:.M27];[.O27:.Q27])+[.R27]" office:value-type="float" office:value="142.3">
            <text:p>142,3</text:p>
          </table:table-cell>
          <table:table-cell table:style-name="ce35" table:formula="of:=[.O25]" office:value-type="float" office:value="159">
            <text:p>159</text:p>
          </table:table-cell>
          <table:table-cell table:style-name="ce35" table:formula="of:=[.P25]" office:value-type="float" office:value="185">
            <text:p>185</text:p>
          </table:table-cell>
          <table:table-cell table:style-name="ce35" table:formula="of:=[.Q25]" office:value-type="float" office:value="212">
            <text:p>212</text:p>
          </table:table-cell>
          <table:table-cell table:style-name="ce55" office:value-type="float" office:value="1.3">
            <text:p>+1,30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23];&quot;&quot;&quot;&quot;;&quot;+FIX_07, X&quot;;&quot;&quot;&quot;&quot;;[.F24];&quot;&quot;&quot;&quot;;&quot;+FIX_08,&quot;)" office:value-type="string" office:string-value="        X&quot;8000&quot;+FIX_01, X&quot;8000&quot;+FIX_02, X&quot;8000&quot;+FIX_03, X&quot;8000&quot;+FIX_04, X&quot;8000&quot;+FIX_05, X&quot;8000&quot;+FIX_06, X&quot;0FEE&quot;+FIX_07, X&quot;0A10&quot;+FIX_08,">
            <text:p><text:s text:c="8"/>X"8000"+FIX_01, X"8000"+FIX_02, X"8000"+FIX_03, X"8000"+FIX_04, X"8000"+FIX_05, X"8000"+FIX_06, X"0FEE"+FIX_07, X"0A1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8]*([.D28]+[.E28])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8]*[.C28]/[.B28]);4)" office:value-type="string" office:string-value="0F6E">
            <text:p>0F6E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2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25]" office:value-type="float" office:value="70">
            <text:p>70</text:p>
          </table:table-cell>
          <table:table-cell table:style-name="ce35" table:formula="of:=[.L25]" office:value-type="float" office:value="97">
            <text:p>97</text:p>
          </table:table-cell>
          <table:table-cell table:style-name="ce35" table:formula="of:=[.M25]" office:value-type="float" office:value="123">
            <text:p>123</text:p>
          </table:table-cell>
          <table:table-cell table:formula="of:=AVERAGE([.K28:.M28];[.O28:.Q28])+[.R28]" office:value-type="float" office:value="141">
            <text:p>141,0</text:p>
          </table:table-cell>
          <table:table-cell table:style-name="ce35" table:formula="of:=[.O25]" office:value-type="float" office:value="159">
            <text:p>159</text:p>
          </table:table-cell>
          <table:table-cell table:style-name="ce35" table:formula="of:=[.P25]" office:value-type="float" office:value="185">
            <text:p>185</text:p>
          </table:table-cell>
          <table:table-cell table:style-name="ce35" table:formula="of:=[.Q25]" office:value-type="float" office:value="212">
            <text:p>212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25];&quot;&quot;&quot;&quot;;&quot;+FIX_09, X&quot;;&quot;&quot;&quot;&quot;;[.F26];&quot;&quot;&quot;&quot;;&quot;+FIX_10, X&quot;;&quot;&quot;&quot;&quot;;&quot;8000&quot;;&quot;&quot;&quot;&quot;;&quot;+FIX_11, X&quot;;&quot;&quot;&quot;&quot;;&quot;8000&quot;;&quot;&quot;&quot;&quot;;&quot;+FIX_12, X&quot;;&quot;&quot;&quot;&quot;;[.F27];&quot;&quot;&quot;&quot;;&quot;+FIX_13, X&quot;;&quot;&quot;&quot;&quot;;[.F28];&quot;&quot;&quot;&quot;;&quot;+FIX_14, X&quot;;&quot;&quot;&quot;&quot;;[.F29];&quot;&quot;&quot;&quot;;&quot;+FIX_15, X&quot;;&quot;&quot;&quot;&quot;;&quot;8000&quot;;&quot;&quot;&quot;&quot;;&quot;+FIX_16&quot;)" office:value-type="string" office:string-value="        X&quot;0CEE&quot;+FIX_09, X&quot;115C&quot;+FIX_10, X&quot;8000&quot;+FIX_11, X&quot;8000&quot;+FIX_12, X&quot;0CB4&quot;+FIX_13, X&quot;0F6E&quot;+FIX_14, X&quot;1532&quot;+FIX_15, X&quot;8000&quot;+FIX_16">
            <text:p><text:s text:c="8"/>X"0CEE"+FIX_09, X"115C"+FIX_10, X"8000"+FIX_11, X"8000"+FIX_12, X"0CB4"+FIX_13, X"0F6E"+FIX_14, X"1532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9]*([.D29]+[.E29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9]*[.C29]/[.B29]);4)" office:value-type="string" office:string-value="1532">
            <text:p>1532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2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table:formula="of:=AVERAGE([.K29:.M29];[.O29:.Q29])+[.R29]" office:value-type="float" office:value="138.133333333333">
            <text:p>138,1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table:style-name="ce55" office:value-type="float" office:value="1.3">
            <text:p>+1,3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37]*[.C37]/[.B37])+128;4)" office:value-type="string" office:string-value="0F69">
            <text:p>0F69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3]*[.D33]" office:value-type="float" office:value="4256">
            <text:p>4256</text:p>
          </table:table-cell>
          <table:table-cell office:value-type="float" office:value="133">
            <text:p>133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0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4]*([.D34]+[.E34])" office:value-type="float" office:value="1856">
            <text:p>1856</text:p>
          </table:table-cell>
          <table:table-cell office:value-type="float" office:value="116">
            <text:p>11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4]*[.C34]/[.B34]);4)" office:value-type="string" office:string-value="0C86">
            <text:p>0C86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3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table:formula="of:=AVERAGE([.K34:.M34];[.O34:.Q34])+[.R34]" office:value-type="float" office:value="148.2">
            <text:p>148,2</text:p>
          </table:table-cell>
          <table:table-cell office:value-type="float" office:value="165">
            <text:p>165</text:p>
          </table:table-cell>
          <table:table-cell office:value-type="float" office:value="193">
            <text:p>193</text:p>
          </table:table-cell>
          <table:table-cell office:value-type="float" office:value="221">
            <text:p>221</text:p>
          </table:table-cell>
          <table:table-cell table:style-name="ce55" office:value-type="float" office:value="1.2">
            <text:p>+1,20</text:p>
          </table:table-cell>
          <table:table-cell table:style-name="ce2"/>
          <table:table-cell office:value-type="string">
            <text:p><text:s text:c="4"/>-- Sprite Off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5]*([.D35]+[.E35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5]*[.C35]/[.B35]);4)" office:value-type="string" office:string-value="1099">
            <text:p>1099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3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formula="of:=AVERAGE([.K35:.M35];[.O35:.Q35])+[.R35]" office:value-type="float" office:value="95.4333333333333">
            <text:p>95,4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7">
            <text:p>147</text:p>
          </table:table-cell>
          <table:table-cell table:style-name="ce55" office:value-type="float" office:value="-2.4">
            <text:p>-2,40</text:p>
          </table:table-cell>
          <table:table-cell table:style-name="ce2"/>
          <table:table-cell office:value-type="string">
            <text:p><text:s text:c="4"/>CONSTANT C_WAIT_TABLE_5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36]*([.D36]+[.E36])" office:value-type="float" office:value="7360">
            <text:p>736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6]*[.C36]/[.B36]);4)" office:value-type="string" office:string-value="0C6A">
            <text:p>0C6A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36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34]" office:value-type="float" office:value="73">
            <text:p>73</text:p>
          </table:table-cell>
          <table:table-cell table:style-name="ce35" table:formula="of:=[.L34]" office:value-type="float" office:value="101">
            <text:p>101</text:p>
          </table:table-cell>
          <table:table-cell table:style-name="ce35" table:formula="of:=[.M34]" office:value-type="float" office:value="129">
            <text:p>129</text:p>
          </table:table-cell>
          <table:table-cell table:formula="of:=AVERAGE([.K36:.M36];[.O36:.Q36])+[.R36]" office:value-type="float" office:value="148.2">
            <text:p>148,2</text:p>
          </table:table-cell>
          <table:table-cell table:style-name="ce35" table:formula="of:=[.O34]" office:value-type="float" office:value="165">
            <text:p>165</text:p>
          </table:table-cell>
          <table:table-cell table:style-name="ce35" table:formula="of:=[.P34]" office:value-type="float" office:value="193">
            <text:p>193</text:p>
          </table:table-cell>
          <table:table-cell table:style-name="ce35" table:formula="of:=[.Q34]" office:value-type="float" office:value="221">
            <text:p>221</text:p>
          </table:table-cell>
          <table:table-cell table:style-name="ce55" office:value-type="float" office:value="1.2">
            <text:p>+1,20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32];&quot;&quot;&quot;&quot;;&quot;+FIX_07, X&quot;;&quot;&quot;&quot;&quot;;[.F33];&quot;&quot;&quot;&quot;;&quot;+FIX_08,&quot;)" office:value-type="string" office:string-value="        X&quot;8000&quot;+FIX_01, X&quot;8000&quot;+FIX_02, X&quot;8000&quot;+FIX_03, X&quot;8000&quot;+FIX_04, X&quot;8000&quot;+FIX_05, X&quot;8000&quot;+FIX_06, X&quot;0F69&quot;+FIX_07, X&quot;0A00&quot;+FIX_08,">
            <text:p><text:s text:c="8"/>X"8000"+FIX_01, X"8000"+FIX_02, X"8000"+FIX_03, X"8000"+FIX_04, X"8000"+FIX_05, X"8000"+FIX_06, X"0F69"+FIX_07, X"0A0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7]*([.D37]+[.E37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7]*[.C37]/[.B37]);4)" office:value-type="string" office:string-value="0EE9">
            <text:p>0EE9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3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34]" office:value-type="float" office:value="73">
            <text:p>73</text:p>
          </table:table-cell>
          <table:table-cell table:style-name="ce35" table:formula="of:=[.L34]" office:value-type="float" office:value="101">
            <text:p>101</text:p>
          </table:table-cell>
          <table:table-cell table:style-name="ce35" table:formula="of:=[.M34]" office:value-type="float" office:value="129">
            <text:p>129</text:p>
          </table:table-cell>
          <table:table-cell table:formula="of:=AVERAGE([.K37:.M37];[.O37:.Q37])+[.R37]" office:value-type="float" office:value="147">
            <text:p>147,0</text:p>
          </table:table-cell>
          <table:table-cell table:style-name="ce35" table:formula="of:=[.O34]" office:value-type="float" office:value="165">
            <text:p>165</text:p>
          </table:table-cell>
          <table:table-cell table:style-name="ce35" table:formula="of:=[.P34]" office:value-type="float" office:value="193">
            <text:p>193</text:p>
          </table:table-cell>
          <table:table-cell table:style-name="ce35" table:formula="of:=[.Q34]" office:value-type="float" office:value="221">
            <text:p>221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34];&quot;&quot;&quot;&quot;;&quot;+FIX_09, X&quot;;&quot;&quot;&quot;&quot;;[.F35];&quot;&quot;&quot;&quot;;&quot;+FIX_10, X&quot;;&quot;&quot;&quot;&quot;;&quot;8000&quot;;&quot;&quot;&quot;&quot;;&quot;+FIX_11, X&quot;;&quot;&quot;&quot;&quot;;&quot;8000&quot;;&quot;&quot;&quot;&quot;;&quot;+FIX_12, X&quot;;&quot;&quot;&quot;&quot;;[.F36];&quot;&quot;&quot;&quot;;&quot;+FIX_13, X&quot;;&quot;&quot;&quot;&quot;;[.F37];&quot;&quot;&quot;&quot;;&quot;+FIX_14, X&quot;;&quot;&quot;&quot;&quot;;[.F38];&quot;&quot;&quot;&quot;;&quot;+FIX_15, X&quot;;&quot;&quot;&quot;&quot;;&quot;8000&quot;;&quot;&quot;&quot;&quot;;&quot;+FIX_16&quot;)" office:value-type="string" office:string-value="        X&quot;0C86&quot;+FIX_09, X&quot;1099&quot;+FIX_10, X&quot;8000&quot;+FIX_11, X&quot;8000&quot;+FIX_12, X&quot;0C6A&quot;+FIX_13, X&quot;0EE9&quot;+FIX_14, X&quot;1460&quot;+FIX_15, X&quot;8000&quot;+FIX_16">
            <text:p><text:s text:c="8"/>X"0C86"+FIX_09, X"1099"+FIX_10, X"8000"+FIX_11, X"8000"+FIX_12, X"0C6A"+FIX_13, X"0EE9"+FIX_14, X"1460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8]*([.D38]+[.E38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8]*[.C38]/[.B38]);4)" office:value-type="string" office:string-value="1460">
            <text:p>1460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3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125">
            <text:p>125</text:p>
          </table:table-cell>
          <table:table-cell table:formula="of:=AVERAGE([.K38:.M38];[.O38:.Q38])+[.R38]" office:value-type="float" office:value="143.7">
            <text:p>143,7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office:value-type="float" office:value="214">
            <text:p>214</text:p>
          </table:table-cell>
          <table:table-cell table:style-name="ce55" office:value-type="float" office:value="1.2">
            <text:p>+1,2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50Hz</text:p>
          </table:table-cell>
          <table:covered-table-cell table:number-columns-repeated="2" table:style-name="Default"/>
          <table:covered-table-cell table:style-name="ce16"/>
          <table:covered-table-cell table:number-columns-repeated="8" table:style-name="Default"/>
          <table:covered-table-cell table:style-name="ce38"/>
          <table:covered-table-cell table:number-columns-repeated="3" table:style-name="Default"/>
          <table:covered-table-cell table:style-name="ce42"/>
          <table:table-cell table:style-name="ce3"/>
          <table:table-cell table:style-name="ce45" table:number-columns-repeated="4"/>
          <table:table-cell table:style-name="ce49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8" table:formula="of:=DEC2HEX(INT(4096/[.N46]*[.C46]/[.B46])+64;4)" office:value-type="string" office:string-value="0DF6">
            <text:p>0DF6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2]*[.D42]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8D4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3]*([.D43]+[.E43])" office:value-type="float" office:value="2128">
            <text:p>2128</text:p>
          </table:table-cell>
          <table:table-cell office:value-type="float" office:value="133">
            <text:p>13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3]*[.C43]/[.B43]);4)" office:value-type="string" office:string-value="0CEF">
            <text:p>0CEF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43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144">
            <text:p>144</text:p>
          </table:table-cell>
          <table:table-cell table:formula="of:=AVERAGE([.K43:.M43];[.O43:.Q43])+[.R43]" office:value-type="float" office:value="164.5">
            <text:p>164,5</text:p>
          </table:table-cell>
          <table:table-cell office:value-type="float" office:value="185">
            <text:p>185</text:p>
          </table:table-cell>
          <table:table-cell office:value-type="float" office:value="216">
            <text:p>216</text:p>
          </table:table-cell>
          <table:table-cell office:value-type="float" office:value="247">
            <text:p>247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Blank, 5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4]*([.D44]+[.E44]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4]*[.C44]/[.B44]);4)" office:value-type="string" office:string-value="0E96">
            <text:p>0E96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4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44:.M44];[.O44:.Q44])+[.R44]" office:value-type="float" office:value="109.666666666667">
            <text:p>109,7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5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45]*([.D45]+[.E45])" office:value-type="float" office:value="8448">
            <text:p>8448</text:p>
          </table:table-cell>
          <table:table-cell office:value-type="float" office:value="132">
            <text:p>13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5]*[.C45]/[.B45]);4)" office:value-type="string" office:string-value="0CD6">
            <text:p>0CD6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45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43]" office:value-type="float" office:value="82">
            <text:p>82</text:p>
          </table:table-cell>
          <table:table-cell table:style-name="ce35" table:formula="of:=[.L43]" office:value-type="float" office:value="113">
            <text:p>113</text:p>
          </table:table-cell>
          <table:table-cell table:style-name="ce35" table:formula="of:=[.M43]" office:value-type="float" office:value="144">
            <text:p>144</text:p>
          </table:table-cell>
          <table:table-cell table:formula="of:=AVERAGE([.K45:.M45];[.O45:.Q45])+[.R45]" office:value-type="float" office:value="164.5">
            <text:p>164,5</text:p>
          </table:table-cell>
          <table:table-cell table:style-name="ce35" table:formula="of:=[.O43]" office:value-type="float" office:value="185">
            <text:p>185</text:p>
          </table:table-cell>
          <table:table-cell table:style-name="ce35" table:formula="of:=[.P43]" office:value-type="float" office:value="216">
            <text:p>216</text:p>
          </table:table-cell>
          <table:table-cell table:style-name="ce35" table:formula="of:=[.Q43]" office:value-type="float" office:value="247">
            <text:p>247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41];&quot;&quot;&quot;&quot;;&quot;+FIX_07, X&quot;;&quot;&quot;&quot;&quot;;[.F42];&quot;&quot;&quot;&quot;;&quot;+FIX_08,&quot;)" office:value-type="string" office:string-value="        X&quot;8000&quot;+FIX_01, X&quot;8000&quot;+FIX_02, X&quot;8000&quot;+FIX_03, X&quot;8000&quot;+FIX_04, X&quot;8000&quot;+FIX_05, X&quot;8000&quot;+FIX_06, X&quot;0DF6&quot;+FIX_07, X&quot;08D4&quot;+FIX_08,">
            <text:p><text:s text:c="8"/>X"8000"+FIX_01, X"8000"+FIX_02, X"8000"+FIX_03, X"8000"+FIX_04, X"8000"+FIX_05, X"8000"+FIX_06, X"0DF6"+FIX_07, X"08D4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6]*([.D46]+[.E46])" office:value-type="float" office:value="4512">
            <text:p>4512</text:p>
          </table:table-cell>
          <table:table-cell office:value-type="float" office:value="141">
            <text:p>14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6]*[.C46]/[.B46]);4)" office:value-type="string" office:string-value="0DB6">
            <text:p>0DB6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46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43]" office:value-type="float" office:value="82">
            <text:p>82</text:p>
          </table:table-cell>
          <table:table-cell table:style-name="ce35" table:formula="of:=[.L43]" office:value-type="float" office:value="113">
            <text:p>113</text:p>
          </table:table-cell>
          <table:table-cell table:style-name="ce35" table:formula="of:=[.M43]" office:value-type="float" office:value="144">
            <text:p>144</text:p>
          </table:table-cell>
          <table:table-cell table:formula="of:=AVERAGE([.K46:.M46];[.O46:.Q46])+[.R46]" office:value-type="float" office:value="164.5">
            <text:p>164,5</text:p>
          </table:table-cell>
          <table:table-cell table:style-name="ce35" table:formula="of:=[.O43]" office:value-type="float" office:value="185">
            <text:p>185</text:p>
          </table:table-cell>
          <table:table-cell table:style-name="ce35" table:formula="of:=[.P43]" office:value-type="float" office:value="216">
            <text:p>216</text:p>
          </table:table-cell>
          <table:table-cell table:style-name="ce35" table:formula="of:=[.Q43]" office:value-type="float" office:value="247">
            <text:p>247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43];&quot;&quot;&quot;&quot;;&quot;+FIX_09, X&quot;;&quot;&quot;&quot;&quot;;[.F44];&quot;&quot;&quot;&quot;;&quot;+FIX_10, X&quot;;&quot;&quot;&quot;&quot;;&quot;8000&quot;;&quot;&quot;&quot;&quot;;&quot;+FIX_11, X&quot;;&quot;&quot;&quot;&quot;;&quot;8000&quot;;&quot;&quot;&quot;&quot;;&quot;+FIX_12, X&quot;;&quot;&quot;&quot;&quot;;[.F45];&quot;&quot;&quot;&quot;;&quot;+FIX_13, X&quot;;&quot;&quot;&quot;&quot;;[.F46];&quot;&quot;&quot;&quot;;&quot;+FIX_14, X&quot;;&quot;&quot;&quot;&quot;;[.F47];&quot;&quot;&quot;&quot;;&quot;+FIX_15, X&quot;;&quot;&quot;&quot;&quot;;&quot;8000&quot;;&quot;&quot;&quot;&quot;;&quot;+FIX_16&quot;)" office:value-type="string" office:string-value="        X&quot;0CEF&quot;+FIX_09, X&quot;0E96&quot;+FIX_10, X&quot;8000&quot;+FIX_11, X&quot;8000&quot;+FIX_12, X&quot;0CD6&quot;+FIX_13, X&quot;0DB6&quot;+FIX_14, X&quot;1319&quot;+FIX_15, X&quot;8000&quot;+FIX_16">
            <text:p><text:s text:c="8"/>X"0CEF"+FIX_09, X"0E96"+FIX_10, X"8000"+FIX_11, X"8000"+FIX_12, X"0CD6"+FIX_13, X"0DB6"+FIX_14, X"1319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7]*([.D47]+[.E47])" office:value-type="float" office:value="6112">
            <text:p>6112</text:p>
          </table:table-cell>
          <table:table-cell office:value-type="float" office:value="191">
            <text:p>19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7]*[.C47]/[.B47]);4)" office:value-type="string" office:string-value="1319">
            <text:p>1319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4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formula="of:=AVERAGE([.K47:.M47];[.O47:.Q47])+[.R47]" office:value-type="float" office:value="160">
            <text:p>160,0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number-columns-spanned="9" table:number-rows-spanned="1"/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9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ce12"/>
          <table:covered-table-cell table:style-name="ce17"/>
          <table:covered-table-cell table:number-columns-repeated="3" table:style-name="ce12"/>
          <table:covered-table-cell table:style-name="ce17"/>
          <table:table-cell table:style-name="ce4"/>
          <table:table-cell table:style-name="ce47" table:number-columns-repeated="4"/>
          <table:table-cell table:style-name="ce50" table:number-columns-repeated="983"/>
          <table:table-cell table:style-name="ce52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1"/>
          <table:covered-table-cell table:number-columns-repeated="7"/>
          <table:covered-table-cell table:style-name="ce1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1"/>
          <table:covered-table-cell table:number-columns-repeated="7"/>
          <table:covered-table-cell table:style-name="ce1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5" table:style-name="ce20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16"/>
          <table:table-cell table:style-name="ce3"/>
          <table:table-cell table:style-name="ce45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0]*[.C60]/[.B60])+128;4)" office:value-type="string" office:string-value="14D2">
            <text:p>14D2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style-name="ce46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56]*[.D56]" office:value-type="float" office:value="3392">
            <text:p>3392</text:p>
          </table:table-cell>
          <table:table-cell office:value-type="float" office:value="106">
            <text:p>106</text:p>
          </table:table-cell>
          <table:table-cell table:style-name="ce15" office:value-type="string">
            <text:p>-</text:p>
          </table:table-cell>
          <table:table-cell table:style-name="ce30" office:value-type="string">
            <text:p>10F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7]*([.D57]+[.E57])" office:value-type="float" office:value="1344">
            <text:p>1344</text:p>
          </table:table-cell>
          <table:table-cell office:value-type="float" office:value="84">
            <text:p>8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7]*[.C57]/[.B57]);4)" office:value-type="string" office:string-value="139E">
            <text:p>139E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5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formula="of:=AVERAGE([.K57:.M57];[.O57:.Q57])+[.R57]" office:value-type="float" office:value="68.5">
            <text:p>68,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Sprite On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8]*([.D58]+[.E58])" office:value-type="float" office:value="976">
            <text:p>976</text:p>
          </table:table-cell>
          <table:table-cell office:value-type="float" office:value="61">
            <text:p>6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8]*[.C58]/[.B58]);4)" office:value-type="string" office:string-value="1573">
            <text:p>1573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58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formula="of:=AVERAGE([.K58:.M58];[.O58:.Q58])+[.R58]" office:value-type="float" office:value="45.5">
            <text:p>45,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6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59]*([.D59]+[.E59])" office:value-type="float" office:value="5632">
            <text:p>5632</text:p>
          </table:table-cell>
          <table:table-cell office:value-type="float" office:value="88">
            <text:p>8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9]*[.C59]/[.B59]);4)" office:value-type="string" office:string-value="148E">
            <text:p>148E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59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57]" office:value-type="float" office:value="34">
            <text:p>34</text:p>
          </table:table-cell>
          <table:table-cell table:style-name="ce35" table:formula="of:=[.L57]" office:value-type="float" office:value="47">
            <text:p>47</text:p>
          </table:table-cell>
          <table:table-cell table:style-name="ce35" table:formula="of:=[.M57]" office:value-type="float" office:value="60">
            <text:p>60</text:p>
          </table:table-cell>
          <table:table-cell table:formula="of:=AVERAGE([.K59:.M59];[.O59:.Q59])+[.R59]" office:value-type="float" office:value="68.5">
            <text:p>68,5</text:p>
          </table:table-cell>
          <table:table-cell table:style-name="ce35" table:formula="of:=[.O57]" office:value-type="float" office:value="77">
            <text:p>77</text:p>
          </table:table-cell>
          <table:table-cell table:style-name="ce35" table:formula="of:=[.P57]" office:value-type="float" office:value="90">
            <text:p>90</text:p>
          </table:table-cell>
          <table:table-cell table:style-name="ce35" table:formula="of:=[.Q57]" office:value-type="float" office:value="103">
            <text:p>103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55];&quot;&quot;&quot;&quot;;&quot;+FIX_07, X&quot;;&quot;&quot;&quot;&quot;;[.F56];&quot;&quot;&quot;&quot;;&quot;+FIX_08,&quot;)" office:value-type="string" office:string-value="        X&quot;8000&quot;+FIX_01, X&quot;8000&quot;+FIX_02, X&quot;8000&quot;+FIX_03, X&quot;8000&quot;+FIX_04, X&quot;8000&quot;+FIX_05, X&quot;8000&quot;+FIX_06, X&quot;14D2&quot;+FIX_07, X&quot;10F0&quot;+FIX_08,">
            <text:p><text:s text:c="8"/>X"8000"+FIX_01, X"8000"+FIX_02, X"8000"+FIX_03, X"8000"+FIX_04, X"8000"+FIX_05, X"8000"+FIX_06, X"14D2"+FIX_07, X"10F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0]*([.D60]+[.E60])" office:value-type="float" office:value="2784">
            <text:p>2784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0]*[.C60]/[.B60]);4)" office:value-type="string" office:string-value="1452">
            <text:p>1452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6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57]" office:value-type="float" office:value="34">
            <text:p>34</text:p>
          </table:table-cell>
          <table:table-cell table:style-name="ce35" table:formula="of:=[.L57]" office:value-type="float" office:value="47">
            <text:p>47</text:p>
          </table:table-cell>
          <table:table-cell table:style-name="ce35" table:formula="of:=[.M57]" office:value-type="float" office:value="60">
            <text:p>60</text:p>
          </table:table-cell>
          <table:table-cell table:formula="of:=AVERAGE([.K60:.M60];[.O60:.Q60])+[.R60]" office:value-type="float" office:value="68.5">
            <text:p>68,5</text:p>
          </table:table-cell>
          <table:table-cell table:style-name="ce35" table:formula="of:=[.O57]" office:value-type="float" office:value="77">
            <text:p>77</text:p>
          </table:table-cell>
          <table:table-cell table:style-name="ce35" table:formula="of:=[.P57]" office:value-type="float" office:value="90">
            <text:p>90</text:p>
          </table:table-cell>
          <table:table-cell table:style-name="ce35" table:formula="of:=[.Q57]" office:value-type="float" office:value="103">
            <text:p>103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57];&quot;&quot;&quot;&quot;;&quot;+FIX_09, X&quot;;&quot;&quot;&quot;&quot;;[.F58];&quot;&quot;&quot;&quot;;&quot;+FIX_10, X&quot;;&quot;&quot;&quot;&quot;;&quot;8000&quot;;&quot;&quot;&quot;&quot;;&quot;+FIX_11, X&quot;;&quot;&quot;&quot;&quot;;&quot;8000&quot;;&quot;&quot;&quot;&quot;;&quot;+FIX_12, X&quot;;&quot;&quot;&quot;&quot;;[.F59];&quot;&quot;&quot;&quot;;&quot;+FIX_13, X&quot;;&quot;&quot;&quot;&quot;;[.F60];&quot;&quot;&quot;&quot;;&quot;+FIX_14, X&quot;;&quot;&quot;&quot;&quot;;[.F61];&quot;&quot;&quot;&quot;;&quot;+FIX_15, X&quot;;&quot;&quot;&quot;&quot;;&quot;8000&quot;;&quot;&quot;&quot;&quot;;&quot;+FIX_16&quot;)" office:value-type="string" office:string-value="        X&quot;139E&quot;+FIX_09, X&quot;1573&quot;+FIX_10, X&quot;8000&quot;+FIX_11, X&quot;8000&quot;+FIX_12, X&quot;148E&quot;+FIX_13, X&quot;1452&quot;+FIX_14, X&quot;17E1&quot;+FIX_15, X&quot;8000&quot;+FIX_16">
            <text:p><text:s text:c="8"/>X"139E"+FIX_09, X"1573"+FIX_10, X"8000"+FIX_11, X"8000"+FIX_12, X"148E"+FIX_13, X"1452"+FIX_14, X"17E1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1]*([.D61]+[.E61])" office:value-type="float" office:value="3168">
            <text:p>3168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1]*[.C61]/[.B61]);4)" office:value-type="string" office:string-value="17E1">
            <text:p>17E1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61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formula="of:=AVERAGE([.K61:.M61];[.O61:.Q61])+[.R61]" office:value-type="float" office:value="66.3333333333333">
            <text:p>66,3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9]*[.C69]/[.B69])+128;4)" office:value-type="string" office:string-value="135D">
            <text:p>135D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5]*[.D65]" office:value-type="float" office:value="3424">
            <text:p>3424</text:p>
          </table:table-cell>
          <table:table-cell office:value-type="float" office:value="107">
            <text:p>107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C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6]*([.D66]+[.E66])" office:value-type="float" office:value="1392">
            <text:p>1392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6]*[.C66]/[.B66]);4)" office:value-type="string" office:string-value="123C">
            <text:p>123C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6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formula="of:=AVERAGE([.K66:.M66];[.O66:.Q66])+[.R66]" office:value-type="float" office:value="76.3333333333333">
            <text:p>76,3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Sprite On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7]*([.D67]+[.E67])" office:value-type="float" office:value="1008">
            <text:p>1008</text:p>
          </table:table-cell>
          <table:table-cell office:value-type="float" office:value="63">
            <text:p>6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7]*[.C67]/[.B67]);4)" office:value-type="string" office:string-value="13E5">
            <text:p>13E5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67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AVERAGE([.K67:.M67];[.O67:.Q67])+[.R67]" office:value-type="float" office:value="50.6666666666667">
            <text:p>50,7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6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68]*([.D68]+[.E68])" office:value-type="float" office:value="5760">
            <text:p>576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8]*[.C68]/[.B68]);4)" office:value-type="string" office:string-value="12DD">
            <text:p>12DD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68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66]" office:value-type="float" office:value="38">
            <text:p>38</text:p>
          </table:table-cell>
          <table:table-cell table:style-name="ce35" table:formula="of:=[.L66]" office:value-type="float" office:value="52">
            <text:p>52</text:p>
          </table:table-cell>
          <table:table-cell table:style-name="ce35" table:formula="of:=[.M66]" office:value-type="float" office:value="67">
            <text:p>67</text:p>
          </table:table-cell>
          <table:table-cell table:formula="of:=AVERAGE([.K68:.M68];[.O68:.Q68])+[.R68]" office:value-type="float" office:value="76.3333333333333">
            <text:p>76,3</text:p>
          </table:table-cell>
          <table:table-cell table:style-name="ce35" table:formula="of:=[.O66]" office:value-type="float" office:value="86">
            <text:p>86</text:p>
          </table:table-cell>
          <table:table-cell table:style-name="ce35" table:formula="of:=[.P66]" office:value-type="float" office:value="100">
            <text:p>100</text:p>
          </table:table-cell>
          <table:table-cell table:style-name="ce35" table:formula="of:=[.Q66]" office:value-type="float" office:value="115">
            <text:p>115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64];&quot;&quot;&quot;&quot;;&quot;+FIX_07, X&quot;;&quot;&quot;&quot;&quot;;[.F65];&quot;&quot;&quot;&quot;;&quot;+FIX_08,&quot;)" office:value-type="string" office:string-value="        X&quot;8000&quot;+FIX_01, X&quot;8000&quot;+FIX_02, X&quot;8000&quot;+FIX_03, X&quot;8000&quot;+FIX_04, X&quot;8000&quot;+FIX_05, X&quot;8000&quot;+FIX_06, X&quot;135D&quot;+FIX_07, X&quot;0FC0&quot;+FIX_08,">
            <text:p><text:s text:c="8"/>X"8000"+FIX_01, X"8000"+FIX_02, X"8000"+FIX_03, X"8000"+FIX_04, X"8000"+FIX_05, X"8000"+FIX_06, X"135D"+FIX_07, X"0FC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9]*([.D69]+[.E69])" office:value-type="float" office:value="2880">
            <text:p>288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9]*[.C69]/[.B69]);4)" office:value-type="string" office:string-value="12DD">
            <text:p>12DD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6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66]" office:value-type="float" office:value="38">
            <text:p>38</text:p>
          </table:table-cell>
          <table:table-cell table:style-name="ce35" table:formula="of:=[.L66]" office:value-type="float" office:value="52">
            <text:p>52</text:p>
          </table:table-cell>
          <table:table-cell table:style-name="ce35" table:formula="of:=[.M66]" office:value-type="float" office:value="67">
            <text:p>67</text:p>
          </table:table-cell>
          <table:table-cell table:formula="of:=AVERAGE([.K69:.M69];[.O69:.Q69])+[.R69]" office:value-type="float" office:value="76.3333333333333">
            <text:p>76,3</text:p>
          </table:table-cell>
          <table:table-cell table:style-name="ce35" table:formula="of:=[.O66]" office:value-type="float" office:value="86">
            <text:p>86</text:p>
          </table:table-cell>
          <table:table-cell table:style-name="ce35" table:formula="of:=[.P66]" office:value-type="float" office:value="100">
            <text:p>100</text:p>
          </table:table-cell>
          <table:table-cell table:style-name="ce35" table:formula="of:=[.Q66]" office:value-type="float" office:value="115">
            <text:p>115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66];&quot;&quot;&quot;&quot;;&quot;+FIX_09, X&quot;;&quot;&quot;&quot;&quot;;[.F67];&quot;&quot;&quot;&quot;;&quot;+FIX_10, X&quot;;&quot;&quot;&quot;&quot;;&quot;8000&quot;;&quot;&quot;&quot;&quot;;&quot;+FIX_11, X&quot;;&quot;&quot;&quot;&quot;;&quot;8000&quot;;&quot;&quot;&quot;&quot;;&quot;+FIX_12, X&quot;;&quot;&quot;&quot;&quot;;[.F68];&quot;&quot;&quot;&quot;;&quot;+FIX_13, X&quot;;&quot;&quot;&quot;&quot;;[.F69];&quot;&quot;&quot;&quot;;&quot;+FIX_14, X&quot;;&quot;&quot;&quot;&quot;;[.F70];&quot;&quot;&quot;&quot;;&quot;+FIX_15, X&quot;;&quot;&quot;&quot;&quot;;&quot;8000&quot;;&quot;&quot;&quot;&quot;;&quot;+FIX_16&quot;)" office:value-type="string" office:string-value="        X&quot;123C&quot;+FIX_09, X&quot;13E5&quot;+FIX_10, X&quot;8000&quot;+FIX_11, X&quot;8000&quot;+FIX_12, X&quot;12DD&quot;+FIX_13, X&quot;12DD&quot;+FIX_14, X&quot;16B3&quot;+FIX_15, X&quot;8000&quot;+FIX_16">
            <text:p><text:s text:c="8"/>X"123C"+FIX_09, X"13E5"+FIX_10, X"8000"+FIX_11, X"8000"+FIX_12, X"12DD"+FIX_13, X"12DD"+FIX_14, X"16B3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0]*([.D70]+[.E70])" office:value-type="float" office:value="3360">
            <text:p>3360</text:p>
          </table:table-cell>
          <table:table-cell office:value-type="float" office:value="105">
            <text:p>10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0]*[.C70]/[.B70]);4)" office:value-type="string" office:string-value="16B3">
            <text:p>16B3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70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table:formula="of:=AVERAGE([.K70:.M70];[.O70:.Q70])+[.R70]" office:value-type="float" office:value="74">
            <text:p>74,0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4"/>
          <table:covered-table-cell table:style-name="ce37"/>
          <table:covered-table-cell table:number-columns-repeated="3" table:style-name="ce34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78]*[.C78]/[.B78])+128;4)" office:value-type="string" office:string-value="1179">
            <text:p>1179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4]*[.D74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B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5]*([.D75]+[.E75])" office:value-type="float" office:value="1488">
            <text:p>1488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5]*[.C75]/[.B75]);4)" office:value-type="string" office:string-value="0DD4">
            <text:p>0DD4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7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75:.M75];[.O75:.Q75])+[.R75]" office:value-type="float" office:value="107.6">
            <text:p>107,6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style-name="ce55" office:value-type="float" office:value="1.1">
            <text:p>+1,10</text:p>
          </table:table-cell>
          <table:table-cell table:style-name="ce2"/>
          <table:table-cell office:value-type="string">
            <text:p><text:s text:c="4"/>-- Sprite Off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6]*([.D76]+[.E76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6]*[.C76]/[.B76]);4)" office:value-type="string" office:string-value="1311">
            <text:p>1311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76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formula="of:=AVERAGE([.K76:.M76];[.O76:.Q76])+[.R76]" office:value-type="float" office:value="68.8">
            <text:p>68,8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table:style-name="ce55" office:value-type="float" office:value="-2.2">
            <text:p>-2,20</text:p>
          </table:table-cell>
          <table:table-cell table:style-name="ce2"/>
          <table:table-cell office:value-type="string">
            <text:p><text:s text:c="4"/>CONSTANT C_WAIT_TABLE_6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77]*([.D77]+[.E77])" office:value-type="float" office:value="5888">
            <text:p>5888</text:p>
          </table:table-cell>
          <table:table-cell office:value-type="float" office:value="92">
            <text:p>9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7]*[.C77]/[.B77]);4)" office:value-type="string" office:string-value="0DAE">
            <text:p>0DAE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77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75]" office:value-type="float" office:value="53">
            <text:p>53</text:p>
          </table:table-cell>
          <table:table-cell table:style-name="ce35" table:formula="of:=[.L75]" office:value-type="float" office:value="73">
            <text:p>73</text:p>
          </table:table-cell>
          <table:table-cell table:style-name="ce35" table:formula="of:=[.M75]" office:value-type="float" office:value="93">
            <text:p>93</text:p>
          </table:table-cell>
          <table:table-cell table:formula="of:=AVERAGE([.K77:.M77];[.O77:.Q77])+[.R77]" office:value-type="float" office:value="107.6">
            <text:p>107,6</text:p>
          </table:table-cell>
          <table:table-cell table:style-name="ce35" table:formula="of:=[.O75]" office:value-type="float" office:value="120">
            <text:p>120</text:p>
          </table:table-cell>
          <table:table-cell table:style-name="ce35" table:formula="of:=[.P75]" office:value-type="float" office:value="140">
            <text:p>140</text:p>
          </table:table-cell>
          <table:table-cell table:style-name="ce35" table:formula="of:=[.Q75]" office:value-type="float" office:value="160">
            <text:p>160</text:p>
          </table:table-cell>
          <table:table-cell table:style-name="ce55" office:value-type="float" office:value="1.1">
            <text:p>+1,10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73];&quot;&quot;&quot;&quot;;&quot;+FIX_07, X&quot;;&quot;&quot;&quot;&quot;;[.F74];&quot;&quot;&quot;&quot;;&quot;+FIX_08,&quot;)" office:value-type="string" office:string-value="        X&quot;8000&quot;+FIX_01, X&quot;8000&quot;+FIX_02, X&quot;8000&quot;+FIX_03, X&quot;8000&quot;+FIX_04, X&quot;8000&quot;+FIX_05, X&quot;8000&quot;+FIX_06, X&quot;1179&quot;+FIX_07, X&quot;0AB0&quot;+FIX_08,">
            <text:p><text:s text:c="8"/>X"8000"+FIX_01, X"8000"+FIX_02, X"8000"+FIX_03, X"8000"+FIX_04, X"8000"+FIX_05, X"8000"+FIX_06, X"1179"+FIX_07, X"0AB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8]*([.D78]+[.E78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8]*[.C78]/[.B78]);4)" office:value-type="string" office:string-value="10F9">
            <text:p>10F9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7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75]" office:value-type="float" office:value="53">
            <text:p>53</text:p>
          </table:table-cell>
          <table:table-cell table:style-name="ce35" table:formula="of:=[.L75]" office:value-type="float" office:value="73">
            <text:p>73</text:p>
          </table:table-cell>
          <table:table-cell table:style-name="ce35" table:formula="of:=[.M75]" office:value-type="float" office:value="93">
            <text:p>93</text:p>
          </table:table-cell>
          <table:table-cell table:formula="of:=AVERAGE([.K78:.M78];[.O78:.Q78])+[.R78]" office:value-type="float" office:value="106.5">
            <text:p>106,5</text:p>
          </table:table-cell>
          <table:table-cell table:style-name="ce35" table:formula="of:=[.O75]" office:value-type="float" office:value="120">
            <text:p>120</text:p>
          </table:table-cell>
          <table:table-cell table:style-name="ce35" table:formula="of:=[.P75]" office:value-type="float" office:value="140">
            <text:p>140</text:p>
          </table:table-cell>
          <table:table-cell table:style-name="ce35" table:formula="of:=[.Q75]" office:value-type="float" office:value="160">
            <text:p>160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75];&quot;&quot;&quot;&quot;;&quot;+FIX_09, X&quot;;&quot;&quot;&quot;&quot;;[.F76];&quot;&quot;&quot;&quot;;&quot;+FIX_10, X&quot;;&quot;&quot;&quot;&quot;;&quot;8000&quot;;&quot;&quot;&quot;&quot;;&quot;+FIX_11, X&quot;;&quot;&quot;&quot;&quot;;&quot;8000&quot;;&quot;&quot;&quot;&quot;;&quot;+FIX_12, X&quot;;&quot;&quot;&quot;&quot;;[.F77];&quot;&quot;&quot;&quot;;&quot;+FIX_13, X&quot;;&quot;&quot;&quot;&quot;;[.F78];&quot;&quot;&quot;&quot;;&quot;+FIX_14, X&quot;;&quot;&quot;&quot;&quot;;[.F79];&quot;&quot;&quot;&quot;;&quot;+FIX_15, X&quot;;&quot;&quot;&quot;&quot;;&quot;8000&quot;;&quot;&quot;&quot;&quot;;&quot;+FIX_16&quot;)" office:value-type="string" office:string-value="        X&quot;0DD4&quot;+FIX_09, X&quot;1311&quot;+FIX_10, X&quot;8000&quot;+FIX_11, X&quot;8000&quot;+FIX_12, X&quot;0DAE&quot;+FIX_13, X&quot;10F9&quot;+FIX_14, X&quot;172B&quot;+FIX_15, X&quot;8000&quot;+FIX_16">
            <text:p><text:s text:c="8"/>X"0DD4"+FIX_09, X"1311"+FIX_10, X"8000"+FIX_11, X"8000"+FIX_12, X"0DAE"+FIX_13, X"10F9"+FIX_14, X"172B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9]*([.D79]+[.E79])" office:value-type="float" office:value="4832">
            <text:p>4832</text:p>
          </table:table-cell>
          <table:table-cell office:value-type="float" office:value="151">
            <text:p>15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9]*[.C79]/[.B79]);4)" office:value-type="string" office:string-value="172B">
            <text:p>172B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79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formula="of:=AVERAGE([.K79:.M79];[.O79:.Q79])+[.R79]" office:value-type="float" office:value="104.266666666667">
            <text:p>104,3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table:style-name="ce55" office:value-type="float" office:value="1.1">
            <text:p>+1,1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17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87]*[.C87]/[.B87])+128;4)" office:value-type="string" office:string-value="10AA">
            <text:p>10AA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3]*[.D83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4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4]*([.D84]+[.E84])" office:value-type="float" office:value="1504">
            <text:p>1504</text:p>
          </table:table-cell>
          <table:table-cell office:value-type="float" office:value="94">
            <text:p>9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4]*[.C84]/[.B84]);4)" office:value-type="string" office:string-value="0D36">
            <text:p>0D36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8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formula="of:=AVERAGE([.K84:.M84];[.O84:.Q84])+[.R84]" office:value-type="float" office:value="113.833333333333">
            <text:p>113,8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office:value-type="float" office:value="170">
            <text:p>170</text:p>
          </table:table-cell>
          <table:table-cell table:style-name="ce55" office:value-type="float" office:value="1">
            <text:p>+1,00</text:p>
          </table:table-cell>
          <table:table-cell table:style-name="ce2"/>
          <table:table-cell office:value-type="string">
            <text:p><text:s text:c="4"/>-- Sprite Off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5]*([.D85]+[.E85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5]*[.C85]/[.B85]);4)" office:value-type="string" office:string-value="11EE">
            <text:p>11EE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85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formula="of:=AVERAGE([.K85:.M85];[.O85:.Q85])+[.R85]" office:value-type="float" office:value="73.1666666666667">
            <text:p>73,2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table:style-name="ce55" office:value-type="float" office:value="-2">
            <text:p>-2,00</text:p>
          </table:table-cell>
          <table:table-cell table:style-name="ce2"/>
          <table:table-cell office:value-type="string">
            <text:p><text:s text:c="4"/>CONSTANT C_WAIT_TABLE_6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86]*([.D86]+[.E86])" office:value-type="float" office:value="5952">
            <text:p>5952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6]*[.C86]/[.B86]);4)" office:value-type="string" office:string-value="0D12">
            <text:p>0D12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86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84]" office:value-type="float" office:value="56">
            <text:p>56</text:p>
          </table:table-cell>
          <table:table-cell table:style-name="ce35" table:formula="of:=[.L84]" office:value-type="float" office:value="77">
            <text:p>77</text:p>
          </table:table-cell>
          <table:table-cell table:style-name="ce35" table:formula="of:=[.M84]" office:value-type="float" office:value="99">
            <text:p>99</text:p>
          </table:table-cell>
          <table:table-cell table:formula="of:=AVERAGE([.K86:.M86];[.O86:.Q86])+[.R86]" office:value-type="float" office:value="113.833333333333">
            <text:p>113,8</text:p>
          </table:table-cell>
          <table:table-cell table:style-name="ce35" table:formula="of:=[.O84]" office:value-type="float" office:value="127">
            <text:p>127</text:p>
          </table:table-cell>
          <table:table-cell table:style-name="ce35" table:formula="of:=[.P84]" office:value-type="float" office:value="148">
            <text:p>148</text:p>
          </table:table-cell>
          <table:table-cell table:style-name="ce35" table:formula="of:=[.Q84]" office:value-type="float" office:value="170">
            <text:p>170</text:p>
          </table:table-cell>
          <table:table-cell table:style-name="ce55" office:value-type="float" office:value="1">
            <text:p>+1,00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82];&quot;&quot;&quot;&quot;;&quot;+FIX_07, X&quot;;&quot;&quot;&quot;&quot;;[.F83];&quot;&quot;&quot;&quot;;&quot;+FIX_08,&quot;)" office:value-type="string" office:string-value="        X&quot;8000&quot;+FIX_01, X&quot;8000&quot;+FIX_02, X&quot;8000&quot;+FIX_03, X&quot;8000&quot;+FIX_04, X&quot;8000&quot;+FIX_05, X&quot;8000&quot;+FIX_06, X&quot;10AA&quot;+FIX_07, X&quot;0A40&quot;+FIX_08,">
            <text:p><text:s text:c="8"/>X"8000"+FIX_01, X"8000"+FIX_02, X"8000"+FIX_03, X"8000"+FIX_04, X"8000"+FIX_05, X"8000"+FIX_06, X"10AA"+FIX_07, X"0A4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7]*([.D87]+[.E87])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7]*[.C87]/[.B87]);4)" office:value-type="string" office:string-value="102A">
            <text:p>102A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8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84]" office:value-type="float" office:value="56">
            <text:p>56</text:p>
          </table:table-cell>
          <table:table-cell table:style-name="ce35" table:formula="of:=[.L84]" office:value-type="float" office:value="77">
            <text:p>77</text:p>
          </table:table-cell>
          <table:table-cell table:style-name="ce35" table:formula="of:=[.M84]" office:value-type="float" office:value="99">
            <text:p>99</text:p>
          </table:table-cell>
          <table:table-cell table:formula="of:=AVERAGE([.K87:.M87];[.O87:.Q87])+[.R87]" office:value-type="float" office:value="112.833333333333">
            <text:p>112,8</text:p>
          </table:table-cell>
          <table:table-cell table:style-name="ce35" table:formula="of:=[.O84]" office:value-type="float" office:value="127">
            <text:p>127</text:p>
          </table:table-cell>
          <table:table-cell table:style-name="ce35" table:formula="of:=[.P84]" office:value-type="float" office:value="148">
            <text:p>148</text:p>
          </table:table-cell>
          <table:table-cell table:style-name="ce35" table:formula="of:=[.Q84]" office:value-type="float" office:value="170">
            <text:p>170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84];&quot;&quot;&quot;&quot;;&quot;+FIX_09, X&quot;;&quot;&quot;&quot;&quot;;[.F85];&quot;&quot;&quot;&quot;;&quot;+FIX_10, X&quot;;&quot;&quot;&quot;&quot;;&quot;8000&quot;;&quot;&quot;&quot;&quot;;&quot;+FIX_11, X&quot;;&quot;&quot;&quot;&quot;;&quot;8000&quot;;&quot;&quot;&quot;&quot;;&quot;+FIX_12, X&quot;;&quot;&quot;&quot;&quot;;[.F86];&quot;&quot;&quot;&quot;;&quot;+FIX_13, X&quot;;&quot;&quot;&quot;&quot;;[.F87];&quot;&quot;&quot;&quot;;&quot;+FIX_14, X&quot;;&quot;&quot;&quot;&quot;;[.F88];&quot;&quot;&quot;&quot;;&quot;+FIX_15, X&quot;;&quot;&quot;&quot;&quot;;&quot;8000&quot;;&quot;&quot;&quot;&quot;;&quot;+FIX_16&quot;)" office:value-type="string" office:string-value="        X&quot;0D36&quot;+FIX_09, X&quot;11EE&quot;+FIX_10, X&quot;8000&quot;+FIX_11, X&quot;8000&quot;+FIX_12, X&quot;0D12&quot;+FIX_13, X&quot;102A&quot;+FIX_14, X&quot;1602&quot;+FIX_15, X&quot;8000&quot;+FIX_16">
            <text:p><text:s text:c="8"/>X"0D36"+FIX_09, X"11EE"+FIX_10, X"8000"+FIX_11, X"8000"+FIX_12, X"0D12"+FIX_13, X"102A"+FIX_14, X"1602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8]*([.D88]+[.E88])" office:value-type="float" office:value="4864">
            <text:p>4864</text:p>
          </table:table-cell>
          <table:table-cell office:value-type="float" office:value="152">
            <text:p>15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8]*[.C88]/[.B88]);4)" office:value-type="string" office:string-value="1602">
            <text:p>1602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88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88:.M88];[.O88:.Q88])+[.R88]" office:value-type="float" office:value="110.5">
            <text:p>110,5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55" office:value-type="float" office:value="1">
            <text:p>+1,0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60Hz</text:p>
          </table:table-cell>
          <table:covered-table-cell table:style-name="Default"/>
          <table:covered-table-cell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6"/>
          <table:covered-table-cell table:style-name="ce38"/>
          <table:covered-table-cell table:number-columns-repeated="3" table:style-name="ce36"/>
          <table:covered-table-cell table:style-name="ce42"/>
          <table:table-cell table:style-name="ce3"/>
          <table:table-cell table:style-name="ce45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4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96]*[.C96]/[.B96])+128;4)" office:value-type="string" office:string-value="0E66">
            <text:p>0E66</text:p>
          </table:table-cell>
          <table:table-cell table:style-name="ce32" office:value-type="string">
            <text:p>SRCH</text:p>
          </table:table-cell>
          <table:table-cell table:style-name="ce32" office:value-type="float" office:value="60">
            <text:p>60</text:p>
          </table:table-cell>
          <table:table-cell table:number-columns-repeated="2" table:style-name="ce32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4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2]*[.D92]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8F0</text:p>
          </table:table-cell>
          <table:table-cell table:style-name="ce31" office:value-type="string">
            <text:p>LINE</text:p>
          </table:table-cell>
          <table:table-cell table:style-name="ce31" office:value-type="float" office:value="70">
            <text:p>70</text:p>
          </table:table-cell>
          <table:table-cell table:number-columns-repeated="2" table:style-name="ce31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3]*([.D93]+[.E93])" office:value-type="float" office:value="1776">
            <text:p>1776</text:p>
          </table:table-cell>
          <table:table-cell office:value-type="float" office:value="111">
            <text:p>11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3]*[.C93]/[.B93]);4)" office:value-type="string" office:string-value="0D30">
            <text:p>0D30</text:p>
          </table:table-cell>
          <table:table-cell table:style-name="ce31" office:value-type="string">
            <text:p>LMMV</text:p>
          </table:table-cell>
          <table:table-cell table:style-name="ce31" office:value-type="float" office:value="80">
            <text:p>80</text:p>
          </table:table-cell>
          <table:table-cell table:style-name="ce31" table:formula="of:=[.B93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table:formula="of:=AVERAGE([.K93:.M93];[.O93:.Q93])+[.R93]" office:value-type="float" office:value="134.666666666667">
            <text:p>134,7</text:p>
          </table:table-cell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-- Blank, 6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4]*([.D94]+[.E94])" office:value-type="float" office:value="1328">
            <text:p>1328</text:p>
          </table:table-cell>
          <table:table-cell office:value-type="float" office:value="83">
            <text:p>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4]*[.C94]/[.B94]);4)" office:value-type="string" office:string-value="0ECF">
            <text:p>0ECF</text:p>
          </table:table-cell>
          <table:table-cell table:style-name="ce31" office:value-type="string">
            <text:p>LMMM</text:p>
          </table:table-cell>
          <table:table-cell table:style-name="ce31" office:value-type="float" office:value="90">
            <text:p>90</text:p>
          </table:table-cell>
          <table:table-cell table:style-name="ce31" table:formula="of:=[.B94]*2" office:value-type="float" office:value="32">
            <text:p>32</text:p>
          </table:table-cell>
          <table:table-cell table:style-name="ce31"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formula="of:=AVERAGE([.K94:.M94];[.O94:.Q94])+[.R94]" office:value-type="float" office:value="89.6666666666667">
            <text:p>89,7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CONSTANT C_WAIT_TABLE_6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5]*([.D95]+[.E95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5]*[.C95]/[.B95]);4)" office:value-type="string" office:string-value="0D11">
            <text:p>0D11</text:p>
          </table:table-cell>
          <table:table-cell table:style-name="ce31" office:value-type="string">
            <text:p>HMMV</text:p>
          </table:table-cell>
          <table:table-cell table:style-name="ce31" office:value-type="string">
            <text:p>C0</text:p>
          </table:table-cell>
          <table:table-cell table:style-name="ce31" table:formula="of:=[.B95]*2" office:value-type="float" office:value="128">
            <text:p>128</text:p>
          </table:table-cell>
          <table:table-cell table:style-name="ce31" office:value-type="string">
            <text:p>-</text:p>
          </table:table-cell>
          <table:table-cell table:style-name="ce35" table:formula="of:=[.K93]" office:value-type="float" office:value="67">
            <text:p>67</text:p>
          </table:table-cell>
          <table:table-cell table:style-name="ce35" table:formula="of:=[.L93]" office:value-type="float" office:value="92">
            <text:p>92</text:p>
          </table:table-cell>
          <table:table-cell table:style-name="ce35" table:formula="of:=[.M93]" office:value-type="float" office:value="118">
            <text:p>118</text:p>
          </table:table-cell>
          <table:table-cell table:formula="of:=AVERAGE([.K95:.M95];[.O95:.Q95])+[.R95]" office:value-type="float" office:value="134.666666666667">
            <text:p>134,7</text:p>
          </table:table-cell>
          <table:table-cell table:style-name="ce35" table:formula="of:=[.O93]" office:value-type="float" office:value="152">
            <text:p>152</text:p>
          </table:table-cell>
          <table:table-cell table:style-name="ce35" table:formula="of:=[.P93]" office:value-type="float" office:value="177">
            <text:p>177</text:p>
          </table:table-cell>
          <table:table-cell table:style-name="ce35" table:formula="of:=[.Q93]" office:value-type="float" office:value="202">
            <text:p>202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+FIX_01, X&quot;;&quot;&quot;&quot;&quot;;&quot;8000&quot;;&quot;&quot;&quot;&quot;;&quot;+FIX_02, X&quot;;&quot;&quot;&quot;&quot;;&quot;8000&quot;;&quot;&quot;&quot;&quot;;&quot;+FIX_03, X&quot;;&quot;&quot;&quot;&quot;;&quot;8000&quot;;&quot;&quot;&quot;&quot;;&quot;+FIX_04, X&quot;;&quot;&quot;&quot;&quot;;&quot;8000&quot;;&quot;&quot;&quot;&quot;;&quot;+FIX_05, X&quot;;&quot;&quot;&quot;&quot;;&quot;8000&quot;;&quot;&quot;&quot;&quot;;&quot;+FIX_06, X&quot;;&quot;&quot;&quot;&quot;;[.F91];&quot;&quot;&quot;&quot;;&quot;+FIX_07, X&quot;;&quot;&quot;&quot;&quot;;[.F92];&quot;&quot;&quot;&quot;;&quot;+FIX_08,&quot;)" office:value-type="string" office:string-value="        X&quot;8000&quot;+FIX_01, X&quot;8000&quot;+FIX_02, X&quot;8000&quot;+FIX_03, X&quot;8000&quot;+FIX_04, X&quot;8000&quot;+FIX_05, X&quot;8000&quot;+FIX_06, X&quot;0E66&quot;+FIX_07, X&quot;08F0&quot;+FIX_08,">
            <text:p><text:s text:c="8"/>X"8000"+FIX_01, X"8000"+FIX_02, X"8000"+FIX_03, X"8000"+FIX_04, X"8000"+FIX_05, X"8000"+FIX_06, X"0E66"+FIX_07, X"08F0"+FIX_08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6]*([.D96]+[.E96])" office:value-type="float" office:value="3744">
            <text:p>3744</text:p>
          </table:table-cell>
          <table:table-cell office:value-type="float" office:value="117">
            <text:p>11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6]*[.C96]/[.B96]);4)" office:value-type="string" office:string-value="0DE6">
            <text:p>0DE6</text:p>
          </table:table-cell>
          <table:table-cell table:style-name="ce31" office:value-type="string">
            <text:p>HMMM</text:p>
          </table:table-cell>
          <table:table-cell table:style-name="ce31" office:value-type="string">
            <text:p>D0</text:p>
          </table:table-cell>
          <table:table-cell table:style-name="ce31" table:formula="of:=[.B96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table:style-name="ce35" table:formula="of:=[.K93]" office:value-type="float" office:value="67">
            <text:p>67</text:p>
          </table:table-cell>
          <table:table-cell table:style-name="ce35" table:formula="of:=[.L93]" office:value-type="float" office:value="92">
            <text:p>92</text:p>
          </table:table-cell>
          <table:table-cell table:style-name="ce35" table:formula="of:=[.M93]" office:value-type="float" office:value="118">
            <text:p>118</text:p>
          </table:table-cell>
          <table:table-cell table:formula="of:=AVERAGE([.K96:.M96];[.O96:.Q96])+[.R96]" office:value-type="float" office:value="134.666666666667">
            <text:p>134,7</text:p>
          </table:table-cell>
          <table:table-cell table:style-name="ce35" table:formula="of:=[.O93]" office:value-type="float" office:value="152">
            <text:p>152</text:p>
          </table:table-cell>
          <table:table-cell table:style-name="ce35" table:formula="of:=[.P93]" office:value-type="float" office:value="177">
            <text:p>177</text:p>
          </table:table-cell>
          <table:table-cell table:style-name="ce35" table:formula="of:=[.Q93]" office:value-type="float" office:value="202">
            <text:p>202</text:p>
          </table:table-cell>
          <table:table-cell table:style-name="ce55" office:value-type="float" office:value="0">
            <text:p>-</text:p>
          </table:table-cell>
          <table:table-cell table:style-name="ce2"/>
          <table:table-cell table:formula="of:=CONCATENATE(&quot;        X&quot;;&quot;&quot;&quot;&quot;;[.F93];&quot;&quot;&quot;&quot;;&quot;+FIX_09, X&quot;;&quot;&quot;&quot;&quot;;[.F94];&quot;&quot;&quot;&quot;;&quot;+FIX_10, X&quot;;&quot;&quot;&quot;&quot;;&quot;8000&quot;;&quot;&quot;&quot;&quot;;&quot;+FIX_11, X&quot;;&quot;&quot;&quot;&quot;;&quot;8000&quot;;&quot;&quot;&quot;&quot;;&quot;+FIX_12, X&quot;;&quot;&quot;&quot;&quot;;[.F95];&quot;&quot;&quot;&quot;;&quot;+FIX_13, X&quot;;&quot;&quot;&quot;&quot;;[.F96];&quot;&quot;&quot;&quot;;&quot;+FIX_14, X&quot;;&quot;&quot;&quot;&quot;;[.F97];&quot;&quot;&quot;&quot;;&quot;+FIX_15, X&quot;;&quot;&quot;&quot;&quot;;&quot;8000&quot;;&quot;&quot;&quot;&quot;;&quot;+FIX_16&quot;)" office:value-type="string" office:string-value="        X&quot;0D30&quot;+FIX_09, X&quot;0ECF&quot;+FIX_10, X&quot;8000&quot;+FIX_11, X&quot;8000&quot;+FIX_12, X&quot;0D11&quot;+FIX_13, X&quot;0DE6&quot;+FIX_14, X&quot;1397&quot;+FIX_15, X&quot;8000&quot;+FIX_16">
            <text:p><text:s text:c="8"/>X"0D30"+FIX_09, X"0ECF"+FIX_10, X"8000"+FIX_11, X"8000"+FIX_12, X"0D11"+FIX_13, X"0DE6"+FIX_14, X"1397"+FIX_15, X"8000"+FIX_16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7]*([.D97]+[.E97])" office:value-type="float" office:value="5120">
            <text:p>5120</text:p>
          </table:table-cell>
          <table:table-cell office:value-type="float" office:value="160">
            <text:p>16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7]*[.C97]/[.B97]);4)" office:value-type="string" office:string-value="1397">
            <text:p>1397</text:p>
          </table:table-cell>
          <table:table-cell table:style-name="ce31" office:value-type="string">
            <text:p>YMMM</text:p>
          </table:table-cell>
          <table:table-cell table:style-name="ce31" office:value-type="string">
            <text:p>E0</text:p>
          </table:table-cell>
          <table:table-cell table:style-name="ce31" table:formula="of:=[.B97]*2" office:value-type="float" office:value="64">
            <text:p>64</text:p>
          </table:table-cell>
          <table:table-cell table:style-name="ce31" office:value-type="string">
            <text:p>-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table:formula="of:=AVERAGE([.K97:.M97];[.O97:.Q97])+[.R97]" office:value-type="float" office:value="130.666666666667">
            <text:p>130,7</text:p>
          </table:table-cell>
          <table:table-cell office:value-type="float" office:value="147">
            <text:p>147</text:p>
          </table:table-cell>
          <table:table-cell office:value-type="float" office:value="172">
            <text:p>172</text:p>
          </table:table-cell>
          <table:table-cell office:value-type="float" office:value="196">
            <text:p>196</text:p>
          </table:table-cell>
          <table:table-cell table:style-name="ce55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number-columns-spanned="9" table:number-rows-spanned="1"/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9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Default"/>
          <table:covered-table-cell table:style-name="ce38"/>
          <table:covered-table-cell table:number-columns-repeated="3" table:style-name="Default"/>
          <table:covered-table-cell table:style-name="ce17"/>
          <table:table-cell table:style-name="ce4"/>
          <table:table-cell table:style-name="ce47"/>
          <table:table-cell table:style-name="ce48" table:number-columns-repeated="3"/>
          <table:table-cell table:style-name="ce51" table:number-columns-repeated="983"/>
          <table:table-cell table:style-name="ce52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1"/>
          <table:covered-table-cell table:number-columns-repeated="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3" table:number-columns-repeated="4"/>
          <table:table-cell table:style-name="ce1" table:number-columns-repeated="983"/>
          <table:table-cell table:number-columns-repeated="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4"/>
    </number:number-style>
    <number:text-style style:name="N106">
      <number:text-content/>
      <number:text>####0000</number:text>
    </number:text-style>
    <number:text-style style:name="N107">
      <number:text>0</number:text>
      <number:text-content/>
    </number:text-style>
    <number:text-style style:name="N108">
      <number:text>#0</number:text>
      <number:text-content/>
    </number:text-style>
    <number:percentage-style style:name="N109">
      <number:number number:decimal-places="4" number:min-integer-digits="1"/>
      <number:text>%</number:text>
    </number:percentage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1" number:min-integer-digits="1"/>
    </number:number-style>
    <number:percentage-style style:name="N114">
      <number:number number:decimal-places="1" number:min-integer-digits="1"/>
      <number:text>%</number:text>
    </number:percentage-style>
    <number:percentage-style style:name="N115">
      <number:text>+</number:text>
      <number:number number:decimal-places="2" number:min-integer-digits="1"/>
      <number:text>%</number:text>
    </number:percentage-style>
    <number:percentage-style style:name="N116P0" style:volatile="true">
      <number:text>+</number:text>
      <number:number number:decimal-places="2" number:min-integer-digits="1"/>
      <number:text>%</number:text>
    </number:percentage-style>
    <number:percentage-style style:name="N116">
      <number:text>-</number:text>
      <number:number number:decimal-places="2" number:min-integer-digits="1"/>
      <number:text>%</number:text>
      <style:map style:condition="value()&gt;=0" style:apply-style-name="N116P0"/>
    </number:percentage-style>
    <number:number-style style:name="N118P0" style:volatile="true">
      <number:text>+</number:text>
      <number:number number:decimal-places="0" number:min-integer-digits="1"/>
    </number:number-style>
    <number:number-style style:name="N118">
      <number:text>-</number:text>
      <number:number number:decimal-places="0" number:min-integer-digits="1"/>
      <style:map style:condition="value()&gt;=0" style:apply-style-name="N118P0"/>
    </number:number-style>
    <number:number-style style:name="N120P0" style:volatile="true">
      <number:text>+</number:text>
      <number:number number:decimal-places="0" number:min-integer-digits="1"/>
    </number:number-style>
    <number:number-style style:name="N120P1" style:volatile="true">
      <number:text>-</number:text>
      <number:number number:decimal-places="0" number:min-integer-digits="1"/>
    </number:number-style>
    <number:number-style style:name="N120">
      <number:number number:decimal-places="0" number:min-integer-digits="1"/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+</number:text>
      <number:number number:decimal-places="1" number:min-integer-digits="1"/>
    </number:number-style>
    <number:number-style style:name="N123P1" style:volatile="true">
      <number:text>-</number:text>
      <number:number number:decimal-places="1" number:min-integer-digits="1"/>
    </number:number-style>
    <number:number-style style:name="N123">
      <number:number number:decimal-places="1" number:min-integer-digits="1"/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+</number:text>
      <number:number number:decimal-places="2" number:min-integer-digits="1"/>
    </number:number-style>
    <number:number-style style:name="N126P1" style:volatile="true">
      <number:text>-</number:text>
      <number:number number:decimal-places="2" number:min-integer-digits="1"/>
    </number:number-style>
    <number:number-style style:name="N126">
      <number:number number:decimal-places="2" number:min-integer-digits="1"/>
      <style:map style:condition="value()&gt;0" style:apply-style-name="N126P0"/>
      <style:map style:condition="value()&lt;0" style:apply-style-name="N126P1"/>
    </number:number-style>
    <number:number-style style:name="N129P0" style:volatile="true">
      <style:text-properties fo:color="#ff0000"/>
      <number:text>+</number:text>
      <number:number number:decimal-places="2" number:min-integer-digits="1"/>
    </number:number-style>
    <number:number-style style:name="N129P1" style:volatile="true">
      <style:text-properties fo:color="#ff0000"/>
      <number:text>-</number:text>
      <number:number number:decimal-places="2" number:min-integer-digits="1"/>
    </number:number-style>
    <number:number-style style:name="N129">
      <number:number number:decimal-places="2" number:min-integer-digits="1"/>
      <style:map style:condition="value()&gt;0" style:apply-style-name="N129P0"/>
      <style:map style:condition="value()&lt;0" style:apply-style-name="N129P1"/>
    </number:number-style>
    <number:number-style style:name="N130P0" style:volatile="true">
      <style:text-properties fo:color="#ff0000"/>
      <number:text>+</number:text>
      <number:number number:decimal-places="2" number:min-integer-digits="1"/>
    </number:number-style>
    <number:number-style style:name="N130P1" style:volatile="true">
      <style:text-properties fo:color="#ff0000"/>
      <number:text>-</number:text>
      <number:number number:decimal-places="2" number:min-integer-digits="1"/>
    </number:number-style>
    <number:number-style style:name="N130">
      <number:text>'-'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style:text-properties fo:color="#ff0000"/>
      <number:text>+</number:text>
      <number:number number:decimal-places="2" number:min-integer-digits="1"/>
    </number:number-style>
    <number:number-style style:name="N131P1" style:volatile="true">
      <style:text-properties fo:color="#ff0000"/>
      <number:text>-</number:text>
      <number:number number:decimal-places="2" number:min-integer-digits="1"/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style:text-properties fo:color="#ff0000"/>
      <number:text>+</number:text>
      <number:number number:decimal-places="0" number:min-integer-digits="1"/>
    </number:number-style>
    <number:number-style style:name="N134P1" style:volatile="true">
      <style:text-properties fo:color="#ff0000"/>
      <number:text>-</number:text>
      <number:number number:decimal-places="0" number:min-integer-digits="1"/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style:text-properties fo:color="#ff0000"/>
      <number:text>+</number:text>
      <number:number number:decimal-places="1" number:min-integer-digits="1"/>
    </number:number-style>
    <number:number-style style:name="N137P1" style:volatile="true">
      <style:text-properties fo:color="#ff0000"/>
      <number:text>-</number:text>
      <number:number number:decimal-places="1" number:min-integer-digits="1"/>
    </number:number-style>
    <number:number-style style:name="N137">
      <number:text>-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style:text-properties fo:color="#ff0000"/>
      <number:text>+</number:text>
      <number:number number:decimal-places="3" number:min-integer-digits="1"/>
    </number:number-style>
    <number:number-style style:name="N140P1" style:volatile="true">
      <style:text-properties fo:color="#ff0000"/>
      <number:text>-</number:text>
      <number:number number:decimal-places="3" number:min-integer-digits="1"/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style:text-properties fo:color="#ff0000"/>
      <number:text>*</number:text>
      <number:number number:decimal-places="3" number:min-integer-digits="1"/>
    </number:number-style>
    <number:number-style style:name="N142P1" style:volatile="true">
      <style:text-properties fo:color="#ff0000"/>
      <number:text>-</number:text>
      <number:number number:decimal-places="3" number:min-integer-digits="1"/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style:text-properties fo:color="#ff0000"/>
      <number:text>avg * </number:text>
      <number:number number:decimal-places="3" number:min-integer-digits="1"/>
    </number:number-style>
    <number:number-style style:name="N144P1" style:volatile="true">
      <style:text-properties fo:color="#ff0000"/>
      <number:text>-</number:text>
      <number:number number:decimal-places="3" number:min-integer-digits="1"/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style:text-properties fo:color="#ff0000"/>
      <number:number number:decimal-places="3" number:min-integer-digits="1"/>
    </number:number-style>
    <number:number-style style:name="N146P1" style:volatile="true">
      <style:text-properties fo:color="#ff0000"/>
      <number:text>-</number:text>
      <number:number number:decimal-places="3" number:min-integer-digits="1"/>
    </number:number-style>
    <number:number-style style:name="N146">
      <number:text>-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style:text-properties fo:color="#ff0000"/>
      <number:number number:decimal-places="4" number:min-integer-digits="1"/>
    </number:number-style>
    <number:number-style style:name="N149P1" style:volatile="true">
      <style:text-properties fo:color="#ff0000"/>
      <number:text>-</number:text>
      <number:number number:decimal-places="4" number:min-integer-digits="1"/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12cm" fo:margin-bottom="0.519cm" fo:margin-left="0.298cm" fo:margin-right="0.026cm" style:shadow="none" fo:background-color="transparent" style:scale-to="81%" style:table-centering="horizontal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1.42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Consolas1" fo:font-size="10pt"/>
    </style:style>
  </office:automatic-styles>
  <office:master-styles>
    <style:master-page style:name="Default" style:page-layout-name="Mpm1">
      <style:header>
        <text:p><text:span text:style-name="MT1">VDP Wait Calculator for OCM (T80 @ 3.58MHz) - KdL 2020.01.09</text:span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8">08/01/2020</text:date>, <text:time>20.43.4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7:37:26.46</meta:creation-date>
    <dc:date>2020-01-08T20:43:40.98</dc:date>
    <meta:editing-duration>P2DT22H56M46S</meta:editing-duration>
    <meta:editing-cycles>529</meta:editing-cycles>
    <meta:generator>OpenOffice/4.1.7$Win32 OpenOffice.org_project/417m1$Build-9800</meta:generator>
    <meta:document-statistic meta:table-count="3" meta:cell-count="4298" meta:object-count="0"/>
  </office:meta>
</office:document-meta>
</file>